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DejaVu Sans" style:font-name-complex="Lohit Hindi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"/>
  </office:automatic-styles>
  <office:body>
    <office:spreadsheet>
      <table:table table:name="U1a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sing price</text:p>
          </table:table-cell>
          <table:table-cell table:number-columns-repeated="22"/>
        </table:table-row>
        <table:table-row table:style-name="ro1">
          <table:table-cell table:style-name="ce2" office:value-type="string">
            <text:p>2012-12-04</text:p>
          </table:table-cell>
          <table:table-cell table:style-name="ce3" office:value-type="float" office:value="192.6">
            <text:p>192.6</text:p>
          </table:table-cell>
          <table:table-cell table:formula="of:=LN([.B2]/[.B3])" office:value-type="float" office:value="0">
            <text:p>0</text:p>
          </table:table-cell>
          <table:table-cell table:formula="of:=VAR([.C2];[.C3])" office:value-type="float" office:value="0.0000195313771575277">
            <text:p>1.95313771575277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2-03</text:p>
          </table:table-cell>
          <table:table-cell table:style-name="ce3" office:value-type="float" office:value="192.6">
            <text:p>192.6</text:p>
          </table:table-cell>
          <table:table-cell table:formula="of:=LN([.B3]/[.B4])" office:value-type="float" office:value="0.00625002034517133">
            <text:p>0.0062500203</text:p>
          </table:table-cell>
          <table:table-cell table:formula="of:=VAR([.C3];[.C4])" office:value-type="float" office:value="0.000000159730708182052">
            <text:p>1.59730708182052E-007</text:p>
          </table:table-cell>
          <table:table-cell/>
          <table:table-cell office:value-type="string">
            <text:p>Day convention</text:p>
          </table:table-cell>
          <table:table-cell office:value-type="float" office:value="252">
            <text:p>252</text:p>
          </table:table-cell>
          <table:table-cell table:number-columns-repeated="2"/>
          <table:table-cell table:style-name="ce5"/>
          <table:table-cell table:number-columns-repeated="14"/>
        </table:table-row>
        <table:table-row table:style-name="ro1">
          <table:table-cell table:style-name="ce2" office:value-type="string">
            <text:p>2012-11-30</text:p>
          </table:table-cell>
          <table:table-cell table:style-name="ce3" office:value-type="float" office:value="191.4">
            <text:p>191.4</text:p>
          </table:table-cell>
          <table:table-cell table:formula="of:=LN([.B4]/[.B5])" office:value-type="float" office:value="0.00681522952447055">
            <text:p>0.0068152295</text:p>
          </table:table-cell>
          <table:table-cell table:formula="of:=VAR([.C4];[.C5])" office:value-type="float" office:value="0.0000321875581851803">
            <text:p>3.21875581851803E-005</text:p>
          </table:table-cell>
          <table:table-cell/>
          <table:table-cell office:value-type="string">
            <text:p>T</text:p>
          </table:table-cell>
          <table:table-cell table:formula="of:=[.G3]/4" office:value-type="float" office:value="63">
            <text:p>63</text:p>
          </table:table-cell>
          <table:table-cell table:number-columns-repeated="2"/>
          <table:table-cell table:style-name="ce5"/>
          <table:table-cell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P5</text:p>
          </table:table-cell>
          <table:table-cell office:value-type="string">
            <text:p>P6</text:p>
          </table:table-cell>
          <table:table-cell office:value-type="string">
            <text:p>P7</text:p>
          </table:table-cell>
          <table:table-cell office:value-type="string">
            <text:p>P8</text:p>
          </table:table-cell>
          <table:table-cell office:value-type="string">
            <text:p>P9</text:p>
          </table:table-cell>
          <table:table-cell office:value-type="string">
            <text:p>P10</text:p>
          </table:table-cell>
          <table:table-cell/>
          <table:table-cell office:value-type="string">
            <text:p>Value</text:p>
          </table:table-cell>
        </table:table-row>
        <table:table-row table:style-name="ro2">
          <table:table-cell table:style-name="ce2" office:value-type="string">
            <text:p>2012-11-29</text:p>
          </table:table-cell>
          <table:table-cell table:style-name="ce3" office:value-type="float" office:value="190.1">
            <text:p>190.1</text:p>
          </table:table-cell>
          <table:table-cell table:formula="of:=LN([.B5]/[.B6])" office:value-type="float" office:value="0.0148386400443406">
            <text:p>0.01483864</text:p>
          </table:table-cell>
          <table:table-cell table:formula="of:=VAR([.C5];[.C6])" office:value-type="float" office:value="0.0000028653335200691">
            <text:p>2.8653335200691E-006</text:p>
          </table:table-cell>
          <table:table-cell/>
          <table:table-cell office:value-type="string">
            <text:p>Periods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SVX3</text:p>
          </table:table-cell>
          <table:table-cell table:style-name="ce6" table:formula="of:=0.0107" office:value-type="float" office:value="0.0107">
            <text:p>0.0107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2012-11-28</text:p>
          </table:table-cell>
          <table:table-cell table:style-name="ce3" office:value-type="float" office:value="187.3">
            <text:p>187.3</text:p>
          </table:table-cell>
          <table:table-cell table:formula="of:=LN([.B6]/[.B7])" office:value-type="float" office:value="0.0172325212110107">
            <text:p>0.0172325212</text:p>
          </table:table-cell>
          <table:table-cell table:formula="of:=VAR([.C6];[.C7])" office:value-type="float" office:value="0.000378127933848137">
            <text:p>0.0003781279</text:p>
          </table:table-cell>
          <table:table-cell/>
          <table:table-cell office:value-type="string">
            <text:p>K</text:p>
          </table:table-cell>
          <table:table-cell office:value-type="float" office:value="190">
            <text:p>190</text:p>
          </table:table-cell>
          <table:table-cell/>
          <table:table-cell table:style-name="ce4" office:value-type="string">
            <text:p>σ</text:p>
          </table:table-cell>
          <table:table-cell table:style-name="ce5" table:formula="of:=SQRT([.D45])*SQRT([.G3])" office:value-type="float" office:value="0.120356036759603">
            <text:p>0.1203560368</text:p>
          </table:table-cell>
          <table:table-cell/>
          <table:table-cell table:formula="of:=[.G7]" office:value-type="float" office:value="192.6">
            <text:p>192.6</text:p>
          </table:table-cell>
          <table:table-cell table:formula="of:=[.L6]*[.$J$8]" office:value-type="float" office:value="196.300266653547">
            <text:p>196.3002666535</text:p>
          </table:table-cell>
          <table:table-cell table:formula="of:=[.M6]*[.$J$8]" office:value-type="float" office:value="200.071623511181">
            <text:p>200.0716235112</text:p>
          </table:table-cell>
          <table:table-cell table:formula="of:=[.N6]*[.$J$8]" office:value-type="float" office:value="203.915436370991">
            <text:p>203.915436371</text:p>
          </table:table-cell>
          <table:table-cell table:formula="of:=[.O6]*[.$J$8]" office:value-type="float" office:value="207.833097271027">
            <text:p>207.833097271</text:p>
          </table:table-cell>
          <table:table-cell table:formula="of:=[.P6]*[.$J$8]" office:value-type="float" office:value="211.826024993432">
            <text:p>211.8260249934</text:p>
          </table:table-cell>
          <table:table-cell table:formula="of:=[.Q6]*[.$J$8]" office:value-type="float" office:value="215.895665578253">
            <text:p>215.8956655783</text:p>
          </table:table-cell>
          <table:table-cell table:formula="of:=[.R6]*[.$J$8]" office:value-type="float" office:value="220.043492847123">
            <text:p>220.0434928471</text:p>
          </table:table-cell>
          <table:table-cell table:formula="of:=[.S6]*[.$J$8]" office:value-type="float" office:value="224.27100893701">
            <text:p>224.271008937</text:p>
          </table:table-cell>
          <table:table-cell table:formula="of:=[.T6]*[.$J$8]" office:value-type="float" office:value="228.579744844211">
            <text:p>228.5797448442</text:p>
          </table:table-cell>
          <table:table-cell table:formula="of:=[.U6]*[.$J$8]" office:value-type="float" office:value="232.971260978807">
            <text:p>232.9712609788</text:p>
          </table:table-cell>
          <table:table-cell/>
          <table:table-cell table:formula="of:=MAX([.V6]-[.$G$6]; 0)" office:value-type="float" office:value="42.9712609788066">
            <text:p>42.9712609788</text:p>
          </table:table-cell>
        </table:table-row>
        <table:table-row table:style-name="ro1">
          <table:table-cell table:style-name="ce2" office:value-type="string">
            <text:p>2012-11-27</text:p>
          </table:table-cell>
          <table:table-cell table:style-name="ce3" office:value-type="float" office:value="184.1">
            <text:p>184.1</text:p>
          </table:table-cell>
          <table:table-cell table:formula="of:=LN([.B7]/[.B8])" office:value-type="float" office:value="-0.0102675854741691">
            <text:p>-0.0102675855</text:p>
          </table:table-cell>
          <table:table-cell table:formula="of:=VAR([.C7];[.C8])" office:value-type="float" office:value="0.0000422546532136848">
            <text:p>4.22546532136848E-005</text:p>
          </table:table-cell>
          <table:table-cell/>
          <table:table-cell office:value-type="string">
            <text:p>S</text:p>
          </table:table-cell>
          <table:table-cell table:formula="of:=[.B2]" office:value-type="float" office:value="192.6">
            <text:p>192.6</text:p>
          </table:table-cell>
          <table:table-cell/>
          <table:table-cell office:value-type="string">
            <text:p>t</text:p>
          </table:table-cell>
          <table:table-cell table:style-name="ce5" table:formula="of:=[.G4]/[.G5]/[.G3]" office:value-type="float" office:value="0.025">
            <text:p>0.025</text:p>
          </table:table-cell>
          <table:table-cell table:number-columns-repeated="2"/>
          <table:table-cell table:formula="of:=[.L6]*[.$J$9]" office:value-type="float" office:value="188.969483497794">
            <text:p>188.9694834978</text:p>
          </table:table-cell>
          <table:table-cell table:formula="of:=[.M7]*[.$J$8]" office:value-type="float" office:value="192.6">
            <text:p>192.6</text:p>
          </table:table-cell>
          <table:table-cell table:formula="of:=[.N7]*[.$J$8]" office:value-type="float" office:value="196.300266653547">
            <text:p>196.3002666535</text:p>
          </table:table-cell>
          <table:table-cell table:formula="of:=[.O7]*[.$J$8]" office:value-type="float" office:value="200.071623511181">
            <text:p>200.0716235112</text:p>
          </table:table-cell>
          <table:table-cell table:formula="of:=[.P7]*[.$J$8]" office:value-type="float" office:value="203.915436370991">
            <text:p>203.915436371</text:p>
          </table:table-cell>
          <table:table-cell table:formula="of:=[.Q7]*[.$J$8]" office:value-type="float" office:value="207.833097271027">
            <text:p>207.833097271</text:p>
          </table:table-cell>
          <table:table-cell table:formula="of:=[.R7]*[.$J$8]" office:value-type="float" office:value="211.826024993432">
            <text:p>211.8260249934</text:p>
          </table:table-cell>
          <table:table-cell table:formula="of:=[.S7]*[.$J$8]" office:value-type="float" office:value="215.895665578253">
            <text:p>215.8956655783</text:p>
          </table:table-cell>
          <table:table-cell table:formula="of:=[.T7]*[.$J$8]" office:value-type="float" office:value="220.043492847123">
            <text:p>220.0434928471</text:p>
          </table:table-cell>
          <table:table-cell table:formula="of:=[.U7]*[.$J$8]" office:value-type="float" office:value="224.27100893701">
            <text:p>224.271008937</text:p>
          </table:table-cell>
          <table:table-cell/>
          <table:table-cell table:formula="of:=MAX([.V7]-[.$G$6]; 0)" office:value-type="float" office:value="34.2710089370098">
            <text:p>34.271008937</text:p>
          </table:table-cell>
        </table:table-row>
        <table:table-row table:style-name="ro1">
          <table:table-cell table:style-name="ce2" office:value-type="string">
            <text:p>2012-11-26</text:p>
          </table:table-cell>
          <table:table-cell table:style-name="ce3" office:value-type="float" office:value="186">
            <text:p>186</text:p>
          </table:table-cell>
          <table:table-cell table:formula="of:=LN([.B8]/[.B9])" office:value-type="float" office:value="-0.00107469112976541">
            <text:p>-0.0010746911</text:p>
          </table:table-cell>
          <table:table-cell table:formula="of:=VAR([.C8];[.C9])" office:value-type="float" office:value="0.0000371685519144356">
            <text:p>3.71685519144356E-005</text:p>
          </table:table-cell>
          <table:table-cell table:number-columns-repeated="4"/>
          <table:table-cell office:value-type="string">
            <text:p>u</text:p>
          </table:table-cell>
          <table:table-cell table:style-name="ce5" table:formula="of:=EXP([.J6]*SQRT([.J7]))" office:value-type="float" office:value="1.01921218407864">
            <text:p>1.0192121841</text:p>
          </table:table-cell>
          <table:table-cell table:number-columns-repeated="3"/>
          <table:table-cell table:formula="of:=[.M7]*[.$J$9]" office:value-type="float" office:value="185.407402354222">
            <text:p>185.4074023542</text:p>
          </table:table-cell>
          <table:table-cell table:formula="of:=[.N8]*[.$J$8]" office:value-type="float" office:value="188.969483497794">
            <text:p>188.9694834978</text:p>
          </table:table-cell>
          <table:table-cell table:formula="of:=[.O8]*[.$J$8]" office:value-type="float" office:value="192.6">
            <text:p>192.6</text:p>
          </table:table-cell>
          <table:table-cell table:formula="of:=[.P8]*[.$J$8]" office:value-type="float" office:value="196.300266653547">
            <text:p>196.3002666535</text:p>
          </table:table-cell>
          <table:table-cell table:formula="of:=[.Q8]*[.$J$8]" office:value-type="float" office:value="200.071623511181">
            <text:p>200.0716235112</text:p>
          </table:table-cell>
          <table:table-cell table:formula="of:=[.R8]*[.$J$8]" office:value-type="float" office:value="203.915436370991">
            <text:p>203.915436371</text:p>
          </table:table-cell>
          <table:table-cell table:formula="of:=[.S8]*[.$J$8]" office:value-type="float" office:value="207.833097271027">
            <text:p>207.833097271</text:p>
          </table:table-cell>
          <table:table-cell table:formula="of:=[.T8]*[.$J$8]" office:value-type="float" office:value="211.826024993432">
            <text:p>211.8260249934</text:p>
          </table:table-cell>
          <table:table-cell table:formula="of:=[.U8]*[.$J$8]" office:value-type="float" office:value="215.895665578253">
            <text:p>215.8956655783</text:p>
          </table:table-cell>
          <table:table-cell/>
          <table:table-cell table:formula="of:=MAX([.V8]-[.$G$6]; 0)" office:value-type="float" office:value="25.8956655782531">
            <text:p>25.8956655783</text:p>
          </table:table-cell>
        </table:table-row>
        <table:table-row table:style-name="ro1">
          <table:table-cell table:style-name="ce2" office:value-type="string">
            <text:p>2012-11-23</text:p>
          </table:table-cell>
          <table:table-cell table:style-name="ce3" office:value-type="float" office:value="186.2">
            <text:p>186.2</text:p>
          </table:table-cell>
          <table:table-cell table:formula="of:=LN([.B9]/[.B10])" office:value-type="float" office:value="0.00754720563538268">
            <text:p>0.0075472056</text:p>
          </table:table-cell>
          <table:table-cell table:formula="of:=VAR([.C9];[.C10])" office:value-type="float" office:value="0.0000372287117345968">
            <text:p>3.72287117345968E-005</text:p>
          </table:table-cell>
          <table:table-cell table:number-columns-repeated="4"/>
          <table:table-cell office:value-type="string">
            <text:p>d</text:p>
          </table:table-cell>
          <table:table-cell table:formula="of:=1/[.J8]" office:value-type="float" office:value="0.981149966239846">
            <text:p>0.9811499662</text:p>
          </table:table-cell>
          <table:table-cell table:number-columns-repeated="4"/>
          <table:table-cell table:formula="of:=[.N8]*[.$J$9]" office:value-type="float" office:value="181.912466560463">
            <text:p>181.9124665605</text:p>
          </table:table-cell>
          <table:table-cell table:style-name="ce7" table:formula="of:=[.O9]*[.$J$8]" office:value-type="float" office:value="185.407402354222">
            <text:p>185.4074023542</text:p>
          </table:table-cell>
          <table:table-cell table:style-name="ce7" table:formula="of:=[.P9]*[.$J$8]" office:value-type="float" office:value="188.969483497794">
            <text:p>188.9694834978</text:p>
          </table:table-cell>
          <table:table-cell table:style-name="ce7" table:formula="of:=[.Q9]*[.$J$8]" office:value-type="float" office:value="192.6">
            <text:p>192.6</text:p>
          </table:table-cell>
          <table:table-cell table:style-name="ce7" table:formula="of:=[.R9]*[.$J$8]" office:value-type="float" office:value="196.300266653547">
            <text:p>196.3002666535</text:p>
          </table:table-cell>
          <table:table-cell table:style-name="ce7" table:formula="of:=[.S9]*[.$J$8]" office:value-type="float" office:value="200.071623511181">
            <text:p>200.0716235112</text:p>
          </table:table-cell>
          <table:table-cell table:style-name="ce7" table:formula="of:=[.T9]*[.$J$8]" office:value-type="float" office:value="203.915436370991">
            <text:p>203.915436371</text:p>
          </table:table-cell>
          <table:table-cell table:style-name="ce7" table:formula="of:=[.U9]*[.$J$8]" office:value-type="float" office:value="207.833097271027">
            <text:p>207.833097271</text:p>
          </table:table-cell>
          <table:table-cell/>
          <table:table-cell table:formula="of:=MAX([.V9]-[.$G$6]; 0)" office:value-type="float" office:value="17.8330972710268">
            <text:p>17.833097271</text:p>
          </table:table-cell>
        </table:table-row>
        <table:table-row table:style-name="ro1">
          <table:table-cell table:style-name="ce2" office:value-type="string">
            <text:p>2012-11-22</text:p>
          </table:table-cell>
          <table:table-cell table:style-name="ce3" office:value-type="float" office:value="184.8">
            <text:p>184.8</text:p>
          </table:table-cell>
          <table:table-cell table:formula="of:=LN([.B10]/[.B11])" office:value-type="float" office:value="-0.00108166587074102">
            <text:p>-0.0010816659</text:p>
          </table:table-cell>
          <table:table-cell table:formula="of:=VAR([.C10];[.C11])" office:value-type="float" office:value="0.000000585000527962968">
            <text:p>0.000000585</text:p>
          </table:table-cell>
          <table:table-cell table:number-columns-repeated="4"/>
          <table:table-cell office:value-type="string">
            <text:p>p</text:p>
          </table:table-cell>
          <table:table-cell table:formula="of:=(EXP([.J5]*[.J7]/[.G5])-[.J9])/([.J8]-[.J9])" office:value-type="float" office:value="0.495945459560093">
            <text:p>0.4959454596</text:p>
          </table:table-cell>
          <table:table-cell table:number-columns-repeated="5"/>
          <table:table-cell table:formula="of:=[.O9]*[.$J$9]" office:value-type="float" office:value="178.483410424405">
            <text:p>178.4834104244</text:p>
          </table:table-cell>
          <table:table-cell table:formula="of:=[.P10]*[.$J$8]" office:value-type="float" office:value="181.912466560463">
            <text:p>181.9124665605</text:p>
          </table:table-cell>
          <table:table-cell table:formula="of:=[.Q10]*[.$J$8]" office:value-type="float" office:value="185.407402354222">
            <text:p>185.4074023542</text:p>
          </table:table-cell>
          <table:table-cell table:formula="of:=[.R10]*[.$J$8]" office:value-type="float" office:value="188.969483497794">
            <text:p>188.9694834978</text:p>
          </table:table-cell>
          <table:table-cell table:formula="of:=[.S10]*[.$J$8]" office:value-type="float" office:value="192.6">
            <text:p>192.6</text:p>
          </table:table-cell>
          <table:table-cell table:formula="of:=[.T10]*[.$J$8]" office:value-type="float" office:value="196.300266653547">
            <text:p>196.3002666535</text:p>
          </table:table-cell>
          <table:table-cell table:formula="of:=[.U10]*[.$J$8]" office:value-type="float" office:value="200.071623511181">
            <text:p>200.0716235112</text:p>
          </table:table-cell>
          <table:table-cell/>
          <table:table-cell table:formula="of:=MAX([.V10]-[.$G$6]; 0)" office:value-type="float" office:value="10.071623511181">
            <text:p>10.0716235112</text:p>
          </table:table-cell>
        </table:table-row>
        <table:table-row table:style-name="ro1">
          <table:table-cell table:style-name="ce2" office:value-type="string">
            <text:p>2012-11-21</text:p>
          </table:table-cell>
          <table:table-cell table:style-name="ce3" office:value-type="float" office:value="185">
            <text:p>185</text:p>
          </table:table-cell>
          <table:table-cell table:formula="of:=LN([.B11]/[.B12])" office:value-type="float" office:value="0">
            <text:p>0</text:p>
          </table:table-cell>
          <table:table-cell table:formula="of:=VAR([.C11];[.C12])" office:value-type="float" office:value="0.0000146885656860941">
            <text:p>1.46885656860941E-005</text:p>
          </table:table-cell>
          <table:table-cell table:number-columns-repeated="4"/>
          <table:table-cell office:value-type="string">
            <text:p>1-p</text:p>
          </table:table-cell>
          <table:table-cell table:formula="of:=1-[.J10]" office:value-type="float" office:value="0.504054540439907">
            <text:p>0.5040545404</text:p>
          </table:table-cell>
          <table:table-cell table:number-columns-repeated="6"/>
          <table:table-cell table:formula="of:=[.P10]*[.$J$9]" office:value-type="float" office:value="175.118992112278">
            <text:p>175.1189921123</text:p>
          </table:table-cell>
          <table:table-cell table:formula="of:=[.Q11]*[.$J$8]" office:value-type="float" office:value="178.483410424405">
            <text:p>178.4834104244</text:p>
          </table:table-cell>
          <table:table-cell table:formula="of:=[.R11]*[.$J$8]" office:value-type="float" office:value="181.912466560463">
            <text:p>181.9124665605</text:p>
          </table:table-cell>
          <table:table-cell table:formula="of:=[.S11]*[.$J$8]" office:value-type="float" office:value="185.407402354222">
            <text:p>185.4074023542</text:p>
          </table:table-cell>
          <table:table-cell table:formula="of:=[.T11]*[.$J$8]" office:value-type="float" office:value="188.969483497794">
            <text:p>188.9694834978</text:p>
          </table:table-cell>
          <table:table-cell table:formula="of:=[.U11]*[.$J$8]" office:value-type="float" office:value="192.6">
            <text:p>192.6</text:p>
          </table:table-cell>
          <table:table-cell/>
          <table:table-cell table:formula="of:=MAX([.V11]-[.$G$6]; 0)" office:value-type="float" office:value="2.59999999999999">
            <text:p>2.6</text:p>
          </table:table-cell>
        </table:table-row>
        <table:table-row table:style-name="ro1">
          <table:table-cell table:style-name="ce2" office:value-type="string">
            <text:p>2012-11-20</text:p>
          </table:table-cell>
          <table:table-cell table:style-name="ce3" office:value-type="float" office:value="185">
            <text:p>185</text:p>
          </table:table-cell>
          <table:table-cell table:formula="of:=LN([.B12]/[.B13])" office:value-type="float" office:value="0.00542006746933911">
            <text:p>0.0054200675</text:p>
          </table:table-cell>
          <table:table-cell table:formula="of:=VAR([.C12];[.C13])" office:value-type="float" office:value="0.0000122993289381624">
            <text:p>1.22993289381624E-005</text:p>
          </table:table-cell>
          <table:table-cell table:number-columns-repeated="13"/>
          <table:table-cell table:formula="of:=[.Q11]*[.$J$9]" office:value-type="float" office:value="171.817993198917">
            <text:p>171.8179931989</text:p>
          </table:table-cell>
          <table:table-cell table:formula="of:=[.R12]*[.$J$8]" office:value-type="float" office:value="175.118992112278">
            <text:p>175.1189921123</text:p>
          </table:table-cell>
          <table:table-cell table:formula="of:=[.S12]*[.$J$8]" office:value-type="float" office:value="178.483410424405">
            <text:p>178.4834104244</text:p>
          </table:table-cell>
          <table:table-cell table:formula="of:=[.T12]*[.$J$8]" office:value-type="float" office:value="181.912466560463">
            <text:p>181.9124665605</text:p>
          </table:table-cell>
          <table:table-cell table:formula="of:=[.U12]*[.$J$8]" office:value-type="float" office:value="185.407402354222">
            <text:p>185.4074023542</text:p>
          </table:table-cell>
          <table:table-cell/>
          <table:table-cell table:formula="of:=MAX([.V12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9</text:p>
          </table:table-cell>
          <table:table-cell table:style-name="ce3" office:value-type="float" office:value="184">
            <text:p>184</text:p>
          </table:table-cell>
          <table:table-cell table:formula="of:=LN([.B13]/[.B14])" office:value-type="float" office:value="0.0103797708754235">
            <text:p>0.0103797709</text:p>
          </table:table-cell>
          <table:table-cell table:formula="of:=VAR([.C13];[.C14])" office:value-type="float" office:value="0.000342685969460826">
            <text:p>0.000342686</text:p>
          </table:table-cell>
          <table:table-cell table:number-columns-repeated="4"/>
          <table:table-cell office:value-type="string">
            <text:p>e^(-rt)</text:p>
          </table:table-cell>
          <table:table-cell table:formula="of:=EXP(-[.J5]*[.J7])" office:value-type="float" office:value="0.999732535774935">
            <text:p>0.9997325358</text:p>
          </table:table-cell>
          <table:table-cell table:number-columns-repeated="8"/>
          <table:table-cell table:formula="of:=[.R12]*[.$J$9]" office:value-type="float" office:value="168.579218226516">
            <text:p>168.5792182265</text:p>
          </table:table-cell>
          <table:table-cell table:formula="of:=[.S13]*[.$J$8]" office:value-type="float" office:value="171.817993198917">
            <text:p>171.8179931989</text:p>
          </table:table-cell>
          <table:table-cell table:formula="of:=[.T13]*[.$J$8]" office:value-type="float" office:value="175.118992112278">
            <text:p>175.1189921123</text:p>
          </table:table-cell>
          <table:table-cell table:formula="of:=[.U13]*[.$J$8]" office:value-type="float" office:value="178.483410424405">
            <text:p>178.4834104244</text:p>
          </table:table-cell>
          <table:table-cell/>
          <table:table-cell table:formula="of:=MAX([.V13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6</text:p>
          </table:table-cell>
          <table:table-cell table:style-name="ce3" office:value-type="float" office:value="182.1">
            <text:p>182.1</text:p>
          </table:table-cell>
          <table:table-cell table:formula="of:=LN([.B14]/[.B15])" office:value-type="float" office:value="-0.0157998383447626">
            <text:p>-0.0157998383</text:p>
          </table:table-cell>
          <table:table-cell table:formula="of:=VAR([.C14];[.C15])" office:value-type="float" office:value="0.0000649182958680866">
            <text:p>6.49182958680866E-005</text:p>
          </table:table-cell>
          <table:table-cell table:number-columns-repeated="15"/>
          <table:table-cell table:formula="of:=[.S13]*[.$J$9]" office:value-type="float" office:value="165.401494271686">
            <text:p>165.4014942717</text:p>
          </table:table-cell>
          <table:table-cell table:formula="of:=[.T14]*[.$J$8]" office:value-type="float" office:value="168.579218226516">
            <text:p>168.5792182265</text:p>
          </table:table-cell>
          <table:table-cell table:formula="of:=[.U14]*[.$J$8]" office:value-type="float" office:value="171.817993198917">
            <text:p>171.8179931989</text:p>
          </table:table-cell>
          <table:table-cell/>
          <table:table-cell table:formula="of:=MAX([.V14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5</text:p>
          </table:table-cell>
          <table:table-cell table:style-name="ce3" office:value-type="float" office:value="185">
            <text:p>185</text:p>
          </table:table-cell>
          <table:table-cell table:formula="of:=LN([.B15]/[.B16])" office:value-type="float" office:value="-0.0271944244160586">
            <text:p>-0.0271944244</text:p>
          </table:table-cell>
          <table:table-cell table:formula="of:=VAR([.C15];[.C16])" office:value-type="float" office:value="0.000139923098168345">
            <text:p>0.0001399231</text:p>
          </table:table-cell>
          <table:table-cell table:number-columns-repeated="16"/>
          <table:table-cell table:formula="of:=[.T14]*[.$J$9]" office:value-type="float" office:value="162.283670520685">
            <text:p>162.2836705207</text:p>
          </table:table-cell>
          <table:table-cell table:formula="of:=[.U15]*[.$J$8]" office:value-type="float" office:value="165.401494271686">
            <text:p>165.4014942717</text:p>
          </table:table-cell>
          <table:table-cell/>
          <table:table-cell table:formula="of:=MAX([.V15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4</text:p>
          </table:table-cell>
          <table:table-cell table:style-name="ce3" office:value-type="float" office:value="190.1">
            <text:p>190.1</text:p>
          </table:table-cell>
          <table:table-cell table:formula="of:=LN([.B16]/[.B17])" office:value-type="float" office:value="-0.0104658202801275">
            <text:p>-0.0104658203</text:p>
          </table:table-cell>
          <table:table-cell table:formula="of:=VAR([.C16];[.C17])" office:value-type="float" office:value="0.0000139059591155896">
            <text:p>0.000013906</text:p>
          </table:table-cell>
          <table:table-cell table:number-columns-repeated="17"/>
          <table:table-cell table:formula="of:=[.U15]*[.$J$9]" office:value-type="float" office:value="159.224617852648">
            <text:p>159.2246178526</text:p>
          </table:table-cell>
          <table:table-cell/>
          <table:table-cell table:formula="of:=MAX([.V16]-[.$G$6]; 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2012-11-13</text:p>
          </table:table-cell>
          <table:table-cell table:style-name="ce3" office:value-type="float" office:value="192.1">
            <text:p>192.1</text:p>
          </table:table-cell>
          <table:table-cell table:formula="of:=LN([.B17]/[.B18])" office:value-type="float" office:value="-0.00519211965995776">
            <text:p>-0.0051921197</text:p>
          </table:table-cell>
          <table:table-cell table:formula="of:=VAR([.C17];[.C18])" office:value-type="float" office:value="0.0000193964159058553">
            <text:p>1.93964159058553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12</text:p>
          </table:table-cell>
          <table:table-cell table:style-name="ce3" office:value-type="float" office:value="193.1">
            <text:p>193.1</text:p>
          </table:table-cell>
          <table:table-cell table:formula="of:=LN([.B18]/[.B19])" office:value-type="float" office:value="0.00103626952278528">
            <text:p>0.0010362695</text:p>
          </table:table-cell>
          <table:table-cell table:formula="of:=VAR([.C18];[.C19])" office:value-type="float" office:value="0.000010850925042294">
            <text:p>1.0850925042294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9</text:p>
          </table:table-cell>
          <table:table-cell table:style-name="ce3" office:value-type="float" office:value="192.9">
            <text:p>192.9</text:p>
          </table:table-cell>
          <table:table-cell table:formula="of:=LN([.B19]/[.B20])" office:value-type="float" office:value="-0.00362225493079314">
            <text:p>-0.0036222549</text:p>
          </table:table-cell>
          <table:table-cell table:formula="of:=VAR([.C19];[.C20])" office:value-type="float" office:value="0.0000108384544987192">
            <text:p>1.08384544987192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8</text:p>
          </table:table-cell>
          <table:table-cell table:style-name="ce3" office:value-type="float" office:value="193.6">
            <text:p>193.6</text:p>
          </table:table-cell>
          <table:table-cell table:formula="of:=LN([.B20]/[.B21])" office:value-type="float" office:value="0.00103359182328269">
            <text:p>0.0010335918</text:p>
          </table:table-cell>
          <table:table-cell table:formula="of:=VAR([.C20];[.C21])" office:value-type="float" office:value="0.0000298990350053885">
            <text:p>0.000029899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7</text:p>
          </table:table-cell>
          <table:table-cell table:style-name="ce3" office:value-type="float" office:value="193.4">
            <text:p>193.4</text:p>
          </table:table-cell>
          <table:table-cell table:formula="of:=LN([.B21]/[.B22])" office:value-type="float" office:value="-0.00669932935895995">
            <text:p>-0.0066993294</text:p>
          </table:table-cell>
          <table:table-cell table:formula="of:=VAR([.C21];[.C22])" office:value-type="float" office:value="0.0000478804668180539">
            <text:p>4.78804668180539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6</text:p>
          </table:table-cell>
          <table:table-cell table:style-name="ce3" office:value-type="float" office:value="194.7">
            <text:p>194.7</text:p>
          </table:table-cell>
          <table:table-cell table:formula="of:=LN([.B22]/[.B23])" office:value-type="float" office:value="0.00308642220318936">
            <text:p>0.0030864222</text:p>
          </table:table-cell>
          <table:table-cell table:formula="of:=VAR([.C22];[.C23])" office:value-type="float" office:value="0.000230344397620794">
            <text:p>0.0002303444</text:p>
          </table:table-cell>
          <table:table-cell table:number-columns-repeated="7"/>
          <table:table-cell office:value-type="string">
            <text:p>C0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1-05</text:p>
          </table:table-cell>
          <table:table-cell table:style-name="ce3" office:value-type="float" office:value="194.1">
            <text:p>194.1</text:p>
          </table:table-cell>
          <table:table-cell table:formula="of:=LN([.B23]/[.B24])" office:value-type="float" office:value="-0.0183772400016066">
            <text:p>-0.01837724</text:p>
          </table:table-cell>
          <table:table-cell table:formula="of:=VAR([.C23];[.C24])" office:value-type="float" office:value="0.000197922287897631">
            <text:p>0.0001979223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1-02</text:p>
          </table:table-cell>
          <table:table-cell table:style-name="ce3" office:value-type="float" office:value="197.7">
            <text:p>197.7</text:p>
          </table:table-cell>
          <table:table-cell table:formula="of:=LN([.B24]/[.B25])" office:value-type="float" office:value="0.00151860317718984">
            <text:p>0.0015186032</text:p>
          </table:table-cell>
          <table:table-cell table:formula="of:=VAR([.C24];[.C25])" office:value-type="float" office:value="0.0000332368817772993">
            <text:p>3.32368817772993E-005</text:p>
          </table:table-cell>
          <table:table-cell table:number-columns-repeated="7"/>
          <table:table-cell table:formula="of:=[.$J$13]*([.$J$10]*[.M24]+[.$J$11]*[.M25])" office:value-type="float" office:value="6.11311040129749">
            <text:p>6.1131104013</text:p>
          </table:table-cell>
          <table:table-cell table:formula="of:=[.$J$13]*([.$J$10]*[.N24]+[.$J$11]*[.N25])" office:value-type="float" office:value="8.33210471174931">
            <text:p>8.3321047117</text:p>
          </table:table-cell>
          <table:table-cell table:formula="of:=[.$J$13]*([.$J$10]*[.O24]+[.$J$11]*[.O25])" office:value-type="float" office:value="11.0629846577299">
            <text:p>11.0629846577</text:p>
          </table:table-cell>
          <table:table-cell table:formula="of:=[.$J$13]*([.$J$10]*[.P24]+[.$J$11]*[.P25])" office:value-type="float" office:value="14.2835488880655">
            <text:p>14.2835488881</text:p>
          </table:table-cell>
          <table:table-cell table:formula="of:=[.$J$13]*([.$J$10]*[.Q24]+[.$J$11]*[.Q25])" office:value-type="float" office:value="17.913006003263">
            <text:p>17.9130060033</text:p>
          </table:table-cell>
          <table:table-cell table:formula="of:=[.$J$13]*([.$J$10]*[.R24]+[.$J$11]*[.R25])" office:value-type="float" office:value="21.8251479533783">
            <text:p>21.8251479534</text:p>
          </table:table-cell>
          <table:table-cell table:formula="of:=[.$J$13]*([.$J$10]*[.S24]+[.$J$11]*[.S25])" office:value-type="float" office:value="25.8910494009308">
            <text:p>25.8910494009</text:p>
          </table:table-cell>
          <table:table-cell table:formula="of:=[.$J$13]*([.$J$10]*[.T24]+[.$J$11]*[.T25])" office:value-type="float" office:value="30.0370376486695">
            <text:p>30.0370376487</text:p>
          </table:table-cell>
          <table:table-cell table:formula="of:=[.$J$13]*([.$J$10]*[.U24]+[.$J$11]*[.U25])" office:value-type="float" office:value="34.2646712532557">
            <text:p>34.2646712533</text:p>
          </table:table-cell>
          <table:table-cell table:formula="of:=[.$J$13]*([.$J$10]*[.V24]+[.$J$11]*[.V25])" office:value-type="float" office:value="38.5755390971753">
            <text:p>38.5755390972</text:p>
          </table:table-cell>
          <table:table-cell table:formula="of:=[.X6]" office:value-type="float" office:value="42.9712609788066">
            <text:p>42.971260978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1-01</text:p>
          </table:table-cell>
          <table:table-cell table:style-name="ce3" office:value-type="float" office:value="197.4">
            <text:p>197.4</text:p>
          </table:table-cell>
          <table:table-cell table:formula="of:=LN([.B25]/[.B26])" office:value-type="float" office:value="0.00967174757396085">
            <text:p>0.0096717476</text:p>
          </table:table-cell>
          <table:table-cell table:formula="of:=VAR([.C25];[.C26])" office:value-type="float" office:value="0.0000290597587622809">
            <text:p>2.90597587622809E-005</text:p>
          </table:table-cell>
          <table:table-cell table:number-columns-repeated="8"/>
          <table:table-cell table:formula="of:=[.$J$13]*([.$J$10]*[.N25]+[.$J$11]*[.N26])" office:value-type="float" office:value="3.933059257761">
            <text:p>3.9330592578</text:p>
          </table:table-cell>
          <table:table-cell table:formula="of:=[.$J$13]*([.$J$10]*[.O25]+[.$J$11]*[.O26])" office:value-type="float" office:value="5.64958076803352">
            <text:p>5.649580768</text:p>
          </table:table-cell>
          <table:table-cell table:formula="of:=[.$J$13]*([.$J$10]*[.P25]+[.$J$11]*[.P26])" office:value-type="float" office:value="7.90010378848669">
            <text:p>7.9001037885</text:p>
          </table:table-cell>
          <table:table-cell table:formula="of:=[.$J$13]*([.$J$10]*[.Q25]+[.$J$11]*[.Q26])" office:value-type="float" office:value="10.720062653082">
            <text:p>10.7200626531</text:p>
          </table:table-cell>
          <table:table-cell table:formula="of:=[.$J$13]*([.$J$10]*[.R25]+[.$J$11]*[.R26])" office:value-type="float" office:value="14.0733090816396">
            <text:p>14.0733090816</text:p>
          </table:table-cell>
          <table:table-cell table:formula="of:=[.$J$13]*([.$J$10]*[.S25]+[.$J$11]*[.S26])" office:value-type="float" office:value="17.8362416096962">
            <text:p>17.8362416097</text:p>
          </table:table-cell>
          <table:table-cell table:formula="of:=[.$J$13]*([.$J$10]*[.T25]+[.$J$11]*[.T26])" office:value-type="float" office:value="21.8255027183506">
            <text:p>21.8255027184</text:p>
          </table:table-cell>
          <table:table-cell table:formula="of:=[.$J$13]*([.$J$10]*[.U25]+[.$J$11]*[.U26])" office:value-type="float" office:value="25.8933596516027">
            <text:p>25.8933596516</text:p>
          </table:table-cell>
          <table:table-cell table:formula="of:=[.$J$13]*([.$J$10]*[.V25]+[.$J$11]*[.V26])" office:value-type="float" office:value="30.0413419553935">
            <text:p>30.0413419554</text:p>
          </table:table-cell>
          <table:table-cell table:formula="of:=[.X7]" office:value-type="float" office:value="34.2710089370098">
            <text:p>34.27100893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31</text:p>
          </table:table-cell>
          <table:table-cell table:style-name="ce3" office:value-type="float" office:value="195.5">
            <text:p>195.5</text:p>
          </table:table-cell>
          <table:table-cell table:formula="of:=LN([.B26]/[.B27])" office:value-type="float" office:value="0.00204813179635493">
            <text:p>0.0020481318</text:p>
          </table:table-cell>
          <table:table-cell table:formula="of:=VAR([.C26];[.C27])" office:value-type="float" office:value="0.00000119540402969534">
            <text:p>1.19540402969534E-006</text:p>
          </table:table-cell>
          <table:table-cell table:number-columns-repeated="9"/>
          <table:table-cell table:formula="of:=[.$J$13]*([.$J$10]*[.O26]+[.$J$11]*[.O27])" office:value-type="float" office:value="2.24624017974345">
            <text:p>2.2462401797</text:p>
          </table:table-cell>
          <table:table-cell table:formula="of:=[.$J$13]*([.$J$10]*[.P26]+[.$J$11]*[.P27])" office:value-type="float" office:value="3.4382621126127">
            <text:p>3.4382621126</text:p>
          </table:table-cell>
          <table:table-cell table:formula="of:=[.$J$13]*([.$J$10]*[.Q26]+[.$J$11]*[.Q27])" office:value-type="float" office:value="5.12970470948218">
            <text:p>5.1297047095</text:p>
          </table:table-cell>
          <table:table-cell table:formula="of:=[.$J$13]*([.$J$10]*[.R26]+[.$J$11]*[.R27])" office:value-type="float" office:value="7.42645212585074">
            <text:p>7.4264521259</text:p>
          </table:table-cell>
          <table:table-cell table:formula="of:=[.$J$13]*([.$J$10]*[.S26]+[.$J$11]*[.S27])" office:value-type="float" office:value="10.3783831584361">
            <text:p>10.3783831584</text:p>
          </table:table-cell>
          <table:table-cell table:formula="of:=[.$J$13]*([.$J$10]*[.T26]+[.$J$11]*[.T27])" office:value-type="float" office:value="13.9206254557786">
            <text:p>13.9206254558</text:p>
          </table:table-cell>
          <table:table-cell table:formula="of:=[.$J$13]*([.$J$10]*[.U26]+[.$J$11]*[.U27])" office:value-type="float" office:value="17.8346725365444">
            <text:p>17.8346725365</text:p>
          </table:table-cell>
          <table:table-cell table:formula="of:=[.$J$13]*([.$J$10]*[.V26]+[.$J$11]*[.V27])" office:value-type="float" office:value="21.8258522189625">
            <text:p>21.825852219</text:p>
          </table:table-cell>
          <table:table-cell table:formula="of:=[.X8]" office:value-type="float" office:value="25.8956655782531">
            <text:p>25.895665578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30</text:p>
          </table:table-cell>
          <table:table-cell table:style-name="ce3" office:value-type="float" office:value="195.1">
            <text:p>195.1</text:p>
          </table:table-cell>
          <table:table-cell table:formula="of:=LN([.B27]/[.B28])" office:value-type="float" office:value="0.00359435560272666">
            <text:p>0.0035943556</text:p>
          </table:table-cell>
          <table:table-cell table:formula="of:=VAR([.C27];[.C28])" office:value-type="float" office:value="0.000000126586518915938">
            <text:p>1.26586518915938E-007</text:p>
          </table:table-cell>
          <table:table-cell table:number-columns-repeated="10"/>
          <table:table-cell table:formula="of:=[.$J$13]*([.$J$10]*[.P27]+[.$J$11]*[.P28])" office:value-type="float" office:value="1.07458737573215">
            <text:p>1.0745873757</text:p>
          </table:table-cell>
          <table:table-cell table:formula="of:=[.$J$13]*([.$J$10]*[.Q27]+[.$J$11]*[.Q28])" office:value-type="float" office:value="1.77585586357468">
            <text:p>1.7758558636</text:p>
          </table:table-cell>
          <table:table-cell table:formula="of:=[.$J$13]*([.$J$10]*[.R27]+[.$J$11]*[.R28])" office:value-type="float" office:value="2.87262936927377">
            <text:p>2.8726293693</text:p>
          </table:table-cell>
          <table:table-cell table:formula="of:=[.$J$13]*([.$J$10]*[.S27]+[.$J$11]*[.S28])" office:value-type="float" office:value="4.52595260927575">
            <text:p>4.5259526093</text:p>
          </table:table-cell>
          <table:table-cell table:formula="of:=[.$J$13]*([.$J$10]*[.T27]+[.$J$11]*[.T28])" office:value-type="float" office:value="6.89863591987174">
            <text:p>6.8986359199</text:p>
          </table:table-cell>
          <table:table-cell table:formula="of:=[.$J$13]*([.$J$10]*[.U27]+[.$J$11]*[.U28])" office:value-type="float" office:value="10.0769350267396">
            <text:p>10.0769350267</text:p>
          </table:table-cell>
          <table:table-cell table:formula="of:=[.$J$13]*([.$J$10]*[.V27]+[.$J$11]*[.V28])" office:value-type="float" office:value="13.9171678414992">
            <text:p>13.9171678415</text:p>
          </table:table-cell>
          <table:table-cell table:formula="of:=[.X9]" office:value-type="float" office:value="17.8330972710268">
            <text:p>17.83309727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9</text:p>
          </table:table-cell>
          <table:table-cell table:style-name="ce3" office:value-type="float" office:value="194.4">
            <text:p>194.4</text:p>
          </table:table-cell>
          <table:table-cell table:formula="of:=LN([.B28]/[.B29])" office:value-type="float" office:value="0.00309119256967288">
            <text:p>0.0030911926</text:p>
          </table:table-cell>
          <table:table-cell table:formula="of:=VAR([.C28];[.C29])" office:value-type="float" office:value="0.0000598270936136266">
            <text:p>5.98270936136266E-005</text:p>
          </table:table-cell>
          <table:table-cell table:number-columns-repeated="11"/>
          <table:table-cell table:formula="of:=[.$J$13]*([.$J$10]*[.Q28]+[.$J$11]*[.Q29])" office:value-type="float" office:value="0.385171044710442">
            <text:p>0.3851710447</text:p>
          </table:table-cell>
          <table:table-cell table:formula="of:=[.$J$13]*([.$J$10]*[.R28]+[.$J$11]*[.R29])" office:value-type="float" office:value="0.697669493391388">
            <text:p>0.6976694934</text:p>
          </table:table-cell>
          <table:table-cell table:formula="of:=[.$J$13]*([.$J$10]*[.S28]+[.$J$11]*[.S29])" office:value-type="float" office:value="1.2474290046337">
            <text:p>1.2474290046</text:p>
          </table:table-cell>
          <table:table-cell table:formula="of:=[.$J$13]*([.$J$10]*[.T28]+[.$J$11]*[.T29])" office:value-type="float" office:value="2.19384255711619">
            <text:p>2.1938425571</text:p>
          </table:table-cell>
          <table:table-cell table:formula="of:=[.$J$13]*([.$J$10]*[.U28]+[.$J$11]*[.U29])" office:value-type="float" office:value="3.7751299241711">
            <text:p>3.7751299242</text:p>
          </table:table-cell>
          <table:table-cell table:formula="of:=[.$J$13]*([.$J$10]*[.V28]+[.$J$11]*[.V29])" office:value-type="float" office:value="6.30383125549245">
            <text:p>6.3038312555</text:p>
          </table:table-cell>
          <table:table-cell table:formula="of:=[.X10]" office:value-type="float" office:value="10.071623511181">
            <text:p>10.07162351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6</text:p>
          </table:table-cell>
          <table:table-cell table:style-name="ce3" office:value-type="float" office:value="193.8">
            <text:p>193.8</text:p>
          </table:table-cell>
          <table:table-cell table:formula="of:=LN([.B29]/[.B30])" office:value-type="float" office:value="0.0140298482104385">
            <text:p>0.0140298482</text:p>
          </table:table-cell>
          <table:table-cell table:formula="of:=VAR([.C29];[.C30])" office:value-type="float" office:value="0.0000104244299510662">
            <text:p>1.04244299510662E-005</text:p>
          </table:table-cell>
          <table:table-cell table:number-columns-repeated="12"/>
          <table:table-cell table:formula="of:=[.$J$13]*([.$J$10]*[.R29]+[.$J$11]*[.R30])" office:value-type="float" office:value="0.0779044152474231">
            <text:p>0.0779044152</text:p>
          </table:table-cell>
          <table:table-cell table:formula="of:=[.$J$13]*([.$J$10]*[.S29]+[.$J$11]*[.S30])" office:value-type="float" office:value="0.157124651438778">
            <text:p>0.1571246514</text:p>
          </table:table-cell>
          <table:table-cell table:formula="of:=[.$J$13]*([.$J$10]*[.T29]+[.$J$11]*[.T30])" office:value-type="float" office:value="0.316903169240772">
            <text:p>0.3169031692</text:p>
          </table:table-cell>
          <table:table-cell table:formula="of:=[.$J$13]*([.$J$10]*[.U29]+[.$J$11]*[.U30])" office:value-type="float" office:value="0.639158895534453">
            <text:p>0.6391588955</text:p>
          </table:table-cell>
          <table:table-cell table:formula="of:=[.$J$13]*([.$J$10]*[.V29]+[.$J$11]*[.V30])" office:value-type="float" office:value="1.2891133109194">
            <text:p>1.2891133109</text:p>
          </table:table-cell>
          <table:table-cell table:formula="of:=[.X11]" office:value-type="float" office:value="2.59999999999999">
            <text:p>2.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5</text:p>
          </table:table-cell>
          <table:table-cell table:style-name="ce3" office:value-type="float" office:value="191.1">
            <text:p>191.1</text:p>
          </table:table-cell>
          <table:table-cell table:formula="of:=LN([.B30]/[.B31])" office:value-type="float" office:value="0.00946379303095014">
            <text:p>0.009463793</text:p>
          </table:table-cell>
          <table:table-cell table:formula="of:=VAR([.C30];[.C31])" office:value-type="float" office:value="0.00000868265489960633">
            <text:p>8.68265489960633E-006</text:p>
          </table:table-cell>
          <table:table-cell table:number-columns-repeated="13"/>
          <table:table-cell table:formula="of:=[.$J$13]*([.$J$10]*[.S30]+[.$J$11]*[.S31])" office:value-type="float" office:value="0">
            <text:p>0</text:p>
          </table:table-cell>
          <table:table-cell table:formula="of:=[.$J$13]*([.$J$10]*[.T30]+[.$J$11]*[.T31])" office:value-type="float" office:value="0">
            <text:p>0</text:p>
          </table:table-cell>
          <table:table-cell table:formula="of:=[.$J$13]*([.$J$10]*[.U30]+[.$J$11]*[.U31])" office:value-type="float" office:value="0">
            <text:p>0</text:p>
          </table:table-cell>
          <table:table-cell table:formula="of:=[.$J$13]*([.$J$10]*[.V30]+[.$J$11]*[.V31])" office:value-type="float" office:value="0">
            <text:p>0</text:p>
          </table:table-cell>
          <table:table-cell table:formula="of:=[.X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4</text:p>
          </table:table-cell>
          <table:table-cell table:style-name="ce3" office:value-type="float" office:value="189.3">
            <text:p>189.3</text:p>
          </table:table-cell>
          <table:table-cell table:formula="of:=LN([.B31]/[.B32])" office:value-type="float" office:value="0.00529662255217049">
            <text:p>0.0052966226</text:p>
          </table:table-cell>
          <table:table-cell table:formula="of:=VAR([.C31];[.C32])" office:value-type="float" office:value="0.0000506505374086052">
            <text:p>5.06505374086052E-005</text:p>
          </table:table-cell>
          <table:table-cell table:number-columns-repeated="14"/>
          <table:table-cell table:formula="of:=[.$J$13]*([.$J$10]*[.T31]+[.$J$11]*[.T32])" office:value-type="float" office:value="0">
            <text:p>0</text:p>
          </table:table-cell>
          <table:table-cell table:formula="of:=[.$J$13]*([.$J$10]*[.U31]+[.$J$11]*[.U32])" office:value-type="float" office:value="0">
            <text:p>0</text:p>
          </table:table-cell>
          <table:table-cell table:formula="of:=[.$J$13]*([.$J$10]*[.V31]+[.$J$11]*[.V32])" office:value-type="float" office:value="0">
            <text:p>0</text:p>
          </table:table-cell>
          <table:table-cell table:formula="of:=[.X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3</text:p>
          </table:table-cell>
          <table:table-cell table:style-name="ce3" office:value-type="float" office:value="188.3">
            <text:p>188.3</text:p>
          </table:table-cell>
          <table:table-cell table:formula="of:=LN([.B32]/[.B33])" office:value-type="float" office:value="-0.00476822095467106">
            <text:p>-0.004768221</text:p>
          </table:table-cell>
          <table:table-cell table:formula="of:=VAR([.C32];[.C33])" office:value-type="float" office:value="0.0000169703370090621">
            <text:p>1.69703370090621E-005</text:p>
          </table:table-cell>
          <table:table-cell table:number-columns-repeated="15"/>
          <table:table-cell table:formula="of:=[.$J$13]*([.$J$10]*[.U32]+[.$J$11]*[.U33])" office:value-type="float" office:value="0">
            <text:p>0</text:p>
          </table:table-cell>
          <table:table-cell table:formula="of:=[.$J$13]*([.$J$10]*[.V32]+[.$J$11]*[.V33])" office:value-type="float" office:value="0">
            <text:p>0</text:p>
          </table:table-cell>
          <table:table-cell table:formula="of:=[.X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22</text:p>
          </table:table-cell>
          <table:table-cell table:style-name="ce3" office:value-type="float" office:value="189.2">
            <text:p>189.2</text:p>
          </table:table-cell>
          <table:table-cell table:formula="of:=LN([.B33]/[.B34])" office:value-type="float" office:value="0.00105764155813545">
            <text:p>0.0010576416</text:p>
          </table:table-cell>
          <table:table-cell table:formula="of:=VAR([.C33];[.C34])" office:value-type="float" office:value="0.0000068437088384975">
            <text:p>6.8437088384975E-006</text:p>
          </table:table-cell>
          <table:table-cell table:number-columns-repeated="16"/>
          <table:table-cell table:formula="of:=[.$J$13]*([.$J$10]*[.V33]+[.$J$11]*[.V34])" office:value-type="float" office:value="0">
            <text:p>0</text:p>
          </table:table-cell>
          <table:table-cell table:formula="of:=[.X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19</text:p>
          </table:table-cell>
          <table:table-cell table:style-name="ce3" office:value-type="float" office:value="189">
            <text:p>189</text:p>
          </table:table-cell>
          <table:table-cell table:formula="of:=LN([.B34]/[.B35])" office:value-type="float" office:value="-0.0026420094628387">
            <text:p>-0.0026420095</text:p>
          </table:table-cell>
          <table:table-cell table:formula="of:=VAR([.C34];[.C35])" office:value-type="float" office:value="0.0000618397391685113">
            <text:p>6.18397391685113E-005</text:p>
          </table:table-cell>
          <table:table-cell table:number-columns-repeated="17"/>
          <table:table-cell table:formula="of:=[.X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2012-10-18</text:p>
          </table:table-cell>
          <table:table-cell table:style-name="ce3" office:value-type="float" office:value="189.5">
            <text:p>189.5</text:p>
          </table:table-cell>
          <table:table-cell table:formula="of:=LN([.B35]/[.B36])" office:value-type="float" office:value="0.00847911810306138">
            <text:p>0.0084791181</text:p>
          </table:table-cell>
          <table:table-cell table:formula="of:=VAR([.C35];[.C36])" office:value-type="float" office:value="0.00000380869494579578">
            <text:p>3.80869494579578E-006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7</text:p>
          </table:table-cell>
          <table:table-cell table:style-name="ce3" office:value-type="float" office:value="187.9">
            <text:p>187.9</text:p>
          </table:table-cell>
          <table:table-cell table:formula="of:=LN([.B36]/[.B37])" office:value-type="float" office:value="0.0112390800396814">
            <text:p>0.01123908</text:p>
          </table:table-cell>
          <table:table-cell table:formula="of:=VAR([.C36];[.C37])" office:value-type="float" office:value="0.0000444158710579957">
            <text:p>4.44158710579957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6</text:p>
          </table:table-cell>
          <table:table-cell table:style-name="ce3" office:value-type="float" office:value="185.8">
            <text:p>185.8</text:p>
          </table:table-cell>
          <table:table-cell table:formula="of:=LN([.B37]/[.B38])" office:value-type="float" office:value="0.0206641393029429">
            <text:p>0.0206641393</text:p>
          </table:table-cell>
          <table:table-cell table:formula="of:=VAR([.C37];[.C38])" office:value-type="float" office:value="0.000273958459891643">
            <text:p>0.000273958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5</text:p>
          </table:table-cell>
          <table:table-cell table:style-name="ce3" office:value-type="float" office:value="182">
            <text:p>182</text:p>
          </table:table-cell>
          <table:table-cell table:formula="of:=LN([.B38]/[.B39])" office:value-type="float" office:value="-0.00274348594575083">
            <text:p>-0.0027434859</text:p>
          </table:table-cell>
          <table:table-cell table:formula="of:=VAR([.C38];[.C39])" office:value-type="float" office:value="0.0000216908411171857">
            <text:p>2.16908411171857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2</text:p>
          </table:table-cell>
          <table:table-cell table:style-name="ce3" office:value-type="float" office:value="182.5">
            <text:p>182.5</text:p>
          </table:table-cell>
          <table:table-cell table:formula="of:=LN([.B39]/[.B40])" office:value-type="float" office:value="0.00384299127916776">
            <text:p>0.0038429913</text:p>
          </table:table-cell>
          <table:table-cell table:formula="of:=VAR([.C39];[.C40])" office:value-type="float" office:value="0.0000150799131320312">
            <text:p>1.50799131320312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1</text:p>
          </table:table-cell>
          <table:table-cell table:style-name="ce3" office:value-type="float" office:value="181.8">
            <text:p>181.8</text:p>
          </table:table-cell>
          <table:table-cell table:formula="of:=LN([.B40]/[.B41])" office:value-type="float" office:value="-0.00164880499018367">
            <text:p>-0.001648805</text:p>
          </table:table-cell>
          <table:table-cell table:formula="of:=VAR([.C40];[.C41])" office:value-type="float" office:value="0.00000373946617378285">
            <text:p>3.73946617378285E-006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10</text:p>
          </table:table-cell>
          <table:table-cell table:style-name="ce3" office:value-type="float" office:value="182.1">
            <text:p>182.1</text:p>
          </table:table-cell>
          <table:table-cell table:formula="of:=LN([.B41]/[.B42])" office:value-type="float" office:value="-0.00438356866325776">
            <text:p>-0.0043835687</text:p>
          </table:table-cell>
          <table:table-cell table:formula="of:=VAR([.C41];[.C42])" office:value-type="float" office:value="0.0000294101731752541">
            <text:p>2.94101731752541E-005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09</text:p>
          </table:table-cell>
          <table:table-cell table:style-name="ce3" office:value-type="float" office:value="182.9">
            <text:p>182.9</text:p>
          </table:table-cell>
          <table:table-cell table:formula="of:=LN([.B42]/[.B43])" office:value-type="float" office:value="0.00328587371220267">
            <text:p>0.0032858737</text:p>
          </table:table-cell>
          <table:table-cell table:formula="of:=VAR([.C42];[.C43])" office:value-type="float" office:value="0.000000157552311144846">
            <text:p>1.57552311144846E-007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2012-10-08</text:p>
          </table:table-cell>
          <table:table-cell table:style-name="ce3" office:value-type="float" office:value="182.3">
            <text:p>182.3</text:p>
          </table:table-cell>
          <table:table-cell table:formula="of:=LN([.B43]/[.B44])" office:value-type="float" office:value="0.00384721551742449">
            <text:p>0.0038472155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2012-10-05</text:p>
          </table:table-cell>
          <table:table-cell table:style-name="ce3" office:value-type="float" office:value="181.6">
            <text:p>181.6</text:p>
          </table:table-cell>
          <table:table-cell table:number-columns-repeated="22"/>
        </table:table-row>
        <table:table-row table:style-name="ro1">
          <table:table-cell table:number-columns-repeated="3"/>
          <table:table-cell table:formula="of:=AVERAGE([.D2:.D42])" office:value-type="float" office:value="0.0000574824427955516">
            <text:p>5.74824427955516E-005</text:p>
          </table:table-cell>
          <table:table-cell table:number-columns-repeated="20"/>
        </table:table-row>
        <table:table-row table:style-name="ro1" table:number-rows-repeated="104853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U1b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sing price</text:p>
          </table:table-cell>
          <table:table-cell table:number-columns-repeated="41"/>
        </table:table-row>
        <table:table-row table:style-name="ro1">
          <table:table-cell office:value-type="string">
            <text:p>2012-12-04</text:p>
          </table:table-cell>
          <table:table-cell office:value-type="float" office:value="192.6">
            <text:p>192.6</text:p>
          </table:table-cell>
          <table:table-cell table:formula="of:=LN([.B2]/[.B3])" office:value-type="float" office:value="0">
            <text:p>0</text:p>
          </table:table-cell>
          <table:table-cell table:formula="of:=VAR([.C2];[.C3])" office:value-type="float" office:value="0.0000195313771575277">
            <text:p>1.95313771575277E-005</text:p>
          </table:table-cell>
          <table:table-cell table:number-columns-repeated="39"/>
        </table:table-row>
        <table:table-row table:style-name="ro1">
          <table:table-cell office:value-type="string">
            <text:p>2012-12-03</text:p>
          </table:table-cell>
          <table:table-cell office:value-type="float" office:value="192.6">
            <text:p>192.6</text:p>
          </table:table-cell>
          <table:table-cell table:formula="of:=LN([.B3]/[.B4])" office:value-type="float" office:value="0.00625002034517133">
            <text:p>0.0062500203</text:p>
          </table:table-cell>
          <table:table-cell table:formula="of:=VAR([.C3];[.C4])" office:value-type="float" office:value="0.000000159730708182052">
            <text:p>1.59730708182052E-007</text:p>
          </table:table-cell>
          <table:table-cell/>
          <table:table-cell office:value-type="string">
            <text:p>Day convention</text:p>
          </table:table-cell>
          <table:table-cell office:value-type="float" office:value="252">
            <text:p>252</text:p>
          </table:table-cell>
          <table:table-cell table:number-columns-repeated="2"/>
          <table:table-cell table:style-name="ce5"/>
          <table:table-cell table:number-columns-repeated="33"/>
        </table:table-row>
        <table:table-row table:style-name="ro1">
          <table:table-cell office:value-type="string">
            <text:p>2012-11-30</text:p>
          </table:table-cell>
          <table:table-cell office:value-type="float" office:value="191.4">
            <text:p>191.4</text:p>
          </table:table-cell>
          <table:table-cell table:formula="of:=LN([.B4]/[.B5])" office:value-type="float" office:value="0.00681522952447055">
            <text:p>0.0068152295</text:p>
          </table:table-cell>
          <table:table-cell table:formula="of:=VAR([.C4];[.C5])" office:value-type="float" office:value="0.0000321875581851803">
            <text:p>3.21875581851803E-005</text:p>
          </table:table-cell>
          <table:table-cell/>
          <table:table-cell office:value-type="string">
            <text:p>T</text:p>
          </table:table-cell>
          <table:table-cell table:formula="of:=[.G3]/4" office:value-type="float" office:value="63">
            <text:p>63</text:p>
          </table:table-cell>
          <table:table-cell table:number-columns-repeated="2"/>
          <table:table-cell table:style-name="ce5"/>
          <table:table-cell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P5</text:p>
          </table:table-cell>
          <table:table-cell office:value-type="string">
            <text:p>P6</text:p>
          </table:table-cell>
          <table:table-cell office:value-type="string">
            <text:p>P7</text:p>
          </table:table-cell>
          <table:table-cell office:value-type="string">
            <text:p>P8</text:p>
          </table:table-cell>
          <table:table-cell office:value-type="string">
            <text:p>P9</text:p>
          </table:table-cell>
          <table:table-cell office:value-type="string">
            <text:p>P10</text:p>
          </table:table-cell>
          <table:table-cell office:value-type="string">
            <text:p>P11</text:p>
          </table:table-cell>
          <table:table-cell office:value-type="string">
            <text:p>P12</text:p>
          </table:table-cell>
          <table:table-cell office:value-type="string">
            <text:p>P13</text:p>
          </table:table-cell>
          <table:table-cell office:value-type="string">
            <text:p>P14</text:p>
          </table:table-cell>
          <table:table-cell office:value-type="string">
            <text:p>P15</text:p>
          </table:table-cell>
          <table:table-cell office:value-type="string">
            <text:p>P16</text:p>
          </table:table-cell>
          <table:table-cell office:value-type="string">
            <text:p>P17</text:p>
          </table:table-cell>
          <table:table-cell office:value-type="string">
            <text:p>P18</text:p>
          </table:table-cell>
          <table:table-cell office:value-type="string">
            <text:p>P19</text:p>
          </table:table-cell>
          <table:table-cell office:value-type="string">
            <text:p>P20</text:p>
          </table:table-cell>
          <table:table-cell table:number-columns-repeated="5"/>
          <table:table-cell office:value-type="string">
            <text:p>Values P9</text:p>
          </table:table-cell>
          <table:table-cell office:value-type="string">
            <text:p>Values P10</text:p>
          </table:table-cell>
          <table:table-cell office:value-type="string">
            <text:p>Values P11</text:p>
          </table:table-cell>
          <table:table-cell office:value-type="string">
            <text:p>Values P13</text:p>
          </table:table-cell>
          <table:table-cell office:value-type="string">
            <text:p>Value P15</text:p>
          </table:table-cell>
          <table:table-cell office:value-type="string">
            <text:p>Value P20</text:p>
          </table:table-cell>
        </table:table-row>
        <table:table-row table:style-name="ro2">
          <table:table-cell office:value-type="string">
            <text:p>2012-11-29</text:p>
          </table:table-cell>
          <table:table-cell office:value-type="float" office:value="190.1">
            <text:p>190.1</text:p>
          </table:table-cell>
          <table:table-cell table:formula="of:=LN([.B5]/[.B6])" office:value-type="float" office:value="0.0148386400443406">
            <text:p>0.01483864</text:p>
          </table:table-cell>
          <table:table-cell table:formula="of:=VAR([.C5];[.C6])" office:value-type="float" office:value="0.0000028653335200691">
            <text:p>2.8653335200691E-006</text:p>
          </table:table-cell>
          <table:table-cell/>
          <table:table-cell office:value-type="string">
            <text:p>Periods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SVX3</text:p>
          </table:table-cell>
          <table:table-cell table:style-name="ce6" table:formula="of:=0.0107" office:value-type="float" office:value="0.0107">
            <text:p>0.0107</text:p>
          </table:table-cell>
          <table:table-cell table:number-columns-repeated="33"/>
        </table:table-row>
        <table:table-row table:style-name="ro2">
          <table:table-cell office:value-type="string">
            <text:p>2012-11-28</text:p>
          </table:table-cell>
          <table:table-cell office:value-type="float" office:value="187.3">
            <text:p>187.3</text:p>
          </table:table-cell>
          <table:table-cell table:formula="of:=LN([.B6]/[.B7])" office:value-type="float" office:value="0.0172325212110107">
            <text:p>0.0172325212</text:p>
          </table:table-cell>
          <table:table-cell table:formula="of:=VAR([.C6];[.C7])" office:value-type="float" office:value="0.000378127933848137">
            <text:p>0.0003781279</text:p>
          </table:table-cell>
          <table:table-cell/>
          <table:table-cell office:value-type="string">
            <text:p>K</text:p>
          </table:table-cell>
          <table:table-cell office:value-type="float" office:value="190">
            <text:p>190</text:p>
          </table:table-cell>
          <table:table-cell/>
          <table:table-cell table:style-name="ce4" office:value-type="string">
            <text:p>σ</text:p>
          </table:table-cell>
          <table:table-cell table:style-name="ce5" table:formula="of:=SQRT([.D45])*SQRT([.G3])" office:value-type="float" office:value="0.120356036759603">
            <text:p>0.1203560368</text:p>
          </table:table-cell>
          <table:table-cell/>
          <table:table-cell table:formula="of:=[.G7]" office:value-type="float" office:value="192.6">
            <text:p>192.6</text:p>
          </table:table-cell>
          <table:table-cell table:formula="of:=[.L6]*[.$J$8]" office:value-type="float" office:value="195.209182300964">
            <text:p>195.209182301</text:p>
          </table:table-cell>
          <table:table-cell table:formula="of:=[.M6]*[.$J$8]" office:value-type="float" office:value="197.853711602341">
            <text:p>197.8537116023</text:p>
          </table:table-cell>
          <table:table-cell table:formula="of:=[.N6]*[.$J$8]" office:value-type="float" office:value="200.534066755471">
            <text:p>200.5340667555</text:p>
          </table:table-cell>
          <table:table-cell table:formula="of:=[.O6]*[.$J$8]" office:value-type="float" office:value="203.250733098766">
            <text:p>203.2507330988</text:p>
          </table:table-cell>
          <table:table-cell table:formula="of:=[.P6]*[.$J$8]" office:value-type="float" office:value="206.004202545595">
            <text:p>206.0042025456</text:p>
          </table:table-cell>
          <table:table-cell table:formula="of:=[.Q6]*[.$J$8]" office:value-type="float" office:value="208.794973673352">
            <text:p>208.7949736734</text:p>
          </table:table-cell>
          <table:table-cell table:formula="of:=[.R6]*[.$J$8]" office:value-type="float" office:value="211.62355181374">
            <text:p>211.6235518137</text:p>
          </table:table-cell>
          <table:table-cell table:formula="of:=[.S6]*[.$J$8]" office:value-type="float" office:value="214.490449144267">
            <text:p>214.4904491443</text:p>
          </table:table-cell>
          <table:table-cell table:formula="of:=[.T6]*[.$J$8]" office:value-type="float" office:value="217.396184780991">
            <text:p>217.396184781</text:p>
          </table:table-cell>
          <table:table-cell table:formula="of:=[.U6]*[.$J$8]" office:value-type="float" office:value="220.341284872515">
            <text:p>220.3412848725</text:p>
          </table:table-cell>
          <table:table-cell table:formula="of:=[.V6]*[.$J$8]" office:value-type="float" office:value="223.326282695261">
            <text:p>223.3262826953</text:p>
          </table:table-cell>
          <table:table-cell table:formula="of:=[.W6]*[.$J$8]" office:value-type="float" office:value="226.35171875003">
            <text:p>226.35171875</text:p>
          </table:table-cell>
          <table:table-cell table:formula="of:=[.X6]*[.$J$8]" office:value-type="float" office:value="229.418140859871">
            <text:p>229.4181408599</text:p>
          </table:table-cell>
          <table:table-cell table:formula="of:=[.Y6]*[.$J$8]" office:value-type="float" office:value="232.526104269277">
            <text:p>232.5261042693</text:p>
          </table:table-cell>
          <table:table-cell table:formula="of:=[.Z6]*[.$J$8]" office:value-type="float" office:value="235.676171744725">
            <text:p>235.6761717447</text:p>
          </table:table-cell>
          <table:table-cell table:formula="of:=[.AA6]*[.$J$8]" office:value-type="float" office:value="238.86891367658">
            <text:p>238.8689136766</text:p>
          </table:table-cell>
          <table:table-cell table:formula="of:=[.AB6]*[.$J$8]" office:value-type="float" office:value="242.104908182371">
            <text:p>242.1049081824</text:p>
          </table:table-cell>
          <table:table-cell table:formula="of:=[.AC6]*[.$J$8]" office:value-type="float" office:value="245.384741211478">
            <text:p>245.3847412115</text:p>
          </table:table-cell>
          <table:table-cell table:formula="of:=[.AD6]*[.$J$8]" office:value-type="float" office:value="248.709006651226">
            <text:p>248.7090066512</text:p>
          </table:table-cell>
          <table:table-cell table:formula="of:=[.AE6]*[.$J$8]" office:value-type="float" office:value="252.078306434428">
            <text:p>252.0783064344</text:p>
          </table:table-cell>
          <table:table-cell table:number-columns-repeated="5"/>
          <table:table-cell table:formula="of:=MAX([.U6]-[.$G$6]; 0)" office:value-type="float" office:value="27.3961847809905">
            <text:p>27.396184781</text:p>
          </table:table-cell>
          <table:table-cell table:style-name="ce7" table:formula="of:=MAX([.V6]-[.$G$6]; 0)" office:value-type="float" office:value="30.3412848725149">
            <text:p>30.3412848725</text:p>
          </table:table-cell>
          <table:table-cell table:style-name="ce7" table:formula="of:=MAX([.W6]-[.$G$6]; 0)" office:value-type="float" office:value="33.3262826952613">
            <text:p>33.3262826953</text:p>
          </table:table-cell>
          <table:table-cell table:style-name="ce7" table:formula="of:=MAX([.Y6]-[.$G$6]; 0)" office:value-type="float" office:value="39.4181408598708">
            <text:p>39.4181408599</text:p>
          </table:table-cell>
          <table:table-cell table:formula="of:=MAX([.AA6]-[.$G$6]; 0)" office:value-type="float" office:value="45.6761717447255">
            <text:p>45.6761717447</text:p>
          </table:table-cell>
          <table:table-cell table:formula="of:=MAX([.AF6]-[.$G$6]; 0)" office:value-type="float" office:value="62.0783064344277">
            <text:p>62.0783064344</text:p>
          </table:table-cell>
        </table:table-row>
        <table:table-row table:style-name="ro1">
          <table:table-cell office:value-type="string">
            <text:p>2012-11-27</text:p>
          </table:table-cell>
          <table:table-cell office:value-type="float" office:value="184.1">
            <text:p>184.1</text:p>
          </table:table-cell>
          <table:table-cell table:formula="of:=LN([.B7]/[.B8])" office:value-type="float" office:value="-0.0102675854741691">
            <text:p>-0.0102675855</text:p>
          </table:table-cell>
          <table:table-cell table:formula="of:=VAR([.C7];[.C8])" office:value-type="float" office:value="0.0000422546532136848">
            <text:p>4.22546532136848E-005</text:p>
          </table:table-cell>
          <table:table-cell/>
          <table:table-cell office:value-type="string">
            <text:p>S</text:p>
          </table:table-cell>
          <table:table-cell table:formula="of:=[.B2]" office:value-type="float" office:value="192.6">
            <text:p>192.6</text:p>
          </table:table-cell>
          <table:table-cell/>
          <table:table-cell office:value-type="string">
            <text:p>t</text:p>
          </table:table-cell>
          <table:table-cell table:style-name="ce5" table:formula="of:=[.G4]/[.G5]/[.G3]" office:value-type="float" office:value="0.0125">
            <text:p>0.0125</text:p>
          </table:table-cell>
          <table:table-cell table:number-columns-repeated="2"/>
          <table:table-cell table:formula="of:=[.L6]*[.$J$9]" office:value-type="float" office:value="190.025692248478">
            <text:p>190.0256922485</text:p>
          </table:table-cell>
          <table:table-cell table:formula="of:=[.M7]*[.$J$8]" office:value-type="float" office:value="192.6">
            <text:p>192.6</text:p>
          </table:table-cell>
          <table:table-cell table:formula="of:=[.N7]*[.$J$8]" office:value-type="float" office:value="195.209182300964">
            <text:p>195.209182301</text:p>
          </table:table-cell>
          <table:table-cell table:formula="of:=[.O7]*[.$J$8]" office:value-type="float" office:value="197.853711602341">
            <text:p>197.8537116023</text:p>
          </table:table-cell>
          <table:table-cell table:formula="of:=[.P7]*[.$J$8]" office:value-type="float" office:value="200.534066755471">
            <text:p>200.5340667555</text:p>
          </table:table-cell>
          <table:table-cell table:formula="of:=[.Q7]*[.$J$8]" office:value-type="float" office:value="203.250733098766">
            <text:p>203.2507330988</text:p>
          </table:table-cell>
          <table:table-cell table:formula="of:=[.R7]*[.$J$8]" office:value-type="float" office:value="206.004202545595">
            <text:p>206.0042025456</text:p>
          </table:table-cell>
          <table:table-cell table:formula="of:=[.S7]*[.$J$8]" office:value-type="float" office:value="208.794973673352">
            <text:p>208.7949736734</text:p>
          </table:table-cell>
          <table:table-cell table:formula="of:=[.T7]*[.$J$8]" office:value-type="float" office:value="211.62355181374">
            <text:p>211.6235518137</text:p>
          </table:table-cell>
          <table:table-cell table:formula="of:=[.U7]*[.$J$8]" office:value-type="float" office:value="214.490449144267">
            <text:p>214.4904491443</text:p>
          </table:table-cell>
          <table:table-cell table:formula="of:=[.V7]*[.$J$8]" office:value-type="float" office:value="217.396184780991">
            <text:p>217.396184781</text:p>
          </table:table-cell>
          <table:table-cell table:formula="of:=[.W7]*[.$J$8]" office:value-type="float" office:value="220.341284872515">
            <text:p>220.3412848725</text:p>
          </table:table-cell>
          <table:table-cell table:formula="of:=[.X7]*[.$J$8]" office:value-type="float" office:value="223.326282695261">
            <text:p>223.3262826953</text:p>
          </table:table-cell>
          <table:table-cell table:formula="of:=[.Y7]*[.$J$8]" office:value-type="float" office:value="226.35171875003">
            <text:p>226.35171875</text:p>
          </table:table-cell>
          <table:table-cell table:formula="of:=[.Z7]*[.$J$8]" office:value-type="float" office:value="229.418140859871">
            <text:p>229.4181408599</text:p>
          </table:table-cell>
          <table:table-cell table:formula="of:=[.AA7]*[.$J$8]" office:value-type="float" office:value="232.526104269277">
            <text:p>232.5261042693</text:p>
          </table:table-cell>
          <table:table-cell table:formula="of:=[.AB7]*[.$J$8]" office:value-type="float" office:value="235.676171744725">
            <text:p>235.6761717447</text:p>
          </table:table-cell>
          <table:table-cell table:formula="of:=[.AC7]*[.$J$8]" office:value-type="float" office:value="238.86891367658">
            <text:p>238.8689136766</text:p>
          </table:table-cell>
          <table:table-cell table:formula="of:=[.AD7]*[.$J$8]" office:value-type="float" office:value="242.104908182371">
            <text:p>242.1049081824</text:p>
          </table:table-cell>
          <table:table-cell table:formula="of:=[.AE7]*[.$J$8]" office:value-type="float" office:value="245.384741211478">
            <text:p>245.3847412115</text:p>
          </table:table-cell>
          <table:table-cell table:number-columns-repeated="5"/>
          <table:table-cell table:formula="of:=MAX([.U7]-[.$G$6]; 0)" office:value-type="float" office:value="21.62355181374">
            <text:p>21.6235518137</text:p>
          </table:table-cell>
          <table:table-cell table:style-name="ce7" table:formula="of:=MAX([.V7]-[.$G$6]; 0)" office:value-type="float" office:value="24.4904491442669">
            <text:p>24.4904491443</text:p>
          </table:table-cell>
          <table:table-cell table:style-name="ce7" table:formula="of:=MAX([.W7]-[.$G$6]; 0)" office:value-type="float" office:value="27.3961847809905">
            <text:p>27.396184781</text:p>
          </table:table-cell>
          <table:table-cell table:style-name="ce7" table:formula="of:=MAX([.Y7]-[.$G$6]; 0)" office:value-type="float" office:value="33.3262826952613">
            <text:p>33.3262826953</text:p>
          </table:table-cell>
          <table:table-cell table:formula="of:=MAX([.AA7]-[.$G$6]; 0)" office:value-type="float" office:value="39.4181408598708">
            <text:p>39.4181408599</text:p>
          </table:table-cell>
          <table:table-cell table:formula="of:=MAX([.AF7]-[.$G$6]; 0)" office:value-type="float" office:value="55.3847412114776">
            <text:p>55.3847412115</text:p>
          </table:table-cell>
        </table:table-row>
        <table:table-row table:style-name="ro1">
          <table:table-cell office:value-type="string">
            <text:p>2012-11-26</text:p>
          </table:table-cell>
          <table:table-cell office:value-type="float" office:value="186">
            <text:p>186</text:p>
          </table:table-cell>
          <table:table-cell table:formula="of:=LN([.B8]/[.B9])" office:value-type="float" office:value="-0.00107469112976541">
            <text:p>-0.0010746911</text:p>
          </table:table-cell>
          <table:table-cell table:formula="of:=VAR([.C8];[.C9])" office:value-type="float" office:value="0.0000371685519144356">
            <text:p>3.71685519144356E-005</text:p>
          </table:table-cell>
          <table:table-cell table:number-columns-repeated="4"/>
          <table:table-cell office:value-type="string">
            <text:p>u</text:p>
          </table:table-cell>
          <table:table-cell table:style-name="ce5" table:formula="of:=EXP([.J6]*SQRT([.J7]))" office:value-type="float" office:value="1.01354715628745">
            <text:p>1.0135471563</text:p>
          </table:table-cell>
          <table:table-cell table:number-columns-repeated="3"/>
          <table:table-cell table:formula="of:=[.M7]*[.$J$9]" office:value-type="float" office:value="187.485792910246">
            <text:p>187.4857929102</text:p>
          </table:table-cell>
          <table:table-cell table:formula="of:=[.N8]*[.$J$8]" office:value-type="float" office:value="190.025692248478">
            <text:p>190.0256922485</text:p>
          </table:table-cell>
          <table:table-cell table:formula="of:=[.O8]*[.$J$8]" office:value-type="float" office:value="192.6">
            <text:p>192.6</text:p>
          </table:table-cell>
          <table:table-cell table:formula="of:=[.P8]*[.$J$8]" office:value-type="float" office:value="195.209182300964">
            <text:p>195.209182301</text:p>
          </table:table-cell>
          <table:table-cell table:formula="of:=[.Q8]*[.$J$8]" office:value-type="float" office:value="197.853711602341">
            <text:p>197.8537116023</text:p>
          </table:table-cell>
          <table:table-cell table:formula="of:=[.R8]*[.$J$8]" office:value-type="float" office:value="200.534066755471">
            <text:p>200.5340667555</text:p>
          </table:table-cell>
          <table:table-cell table:formula="of:=[.S8]*[.$J$8]" office:value-type="float" office:value="203.250733098766">
            <text:p>203.2507330988</text:p>
          </table:table-cell>
          <table:table-cell table:formula="of:=[.T8]*[.$J$8]" office:value-type="float" office:value="206.004202545595">
            <text:p>206.0042025456</text:p>
          </table:table-cell>
          <table:table-cell table:formula="of:=[.U8]*[.$J$8]" office:value-type="float" office:value="208.794973673352">
            <text:p>208.7949736734</text:p>
          </table:table-cell>
          <table:table-cell table:formula="of:=[.V8]*[.$J$8]" office:value-type="float" office:value="211.62355181374">
            <text:p>211.6235518137</text:p>
          </table:table-cell>
          <table:table-cell table:formula="of:=[.W8]*[.$J$8]" office:value-type="float" office:value="214.490449144267">
            <text:p>214.4904491443</text:p>
          </table:table-cell>
          <table:table-cell table:formula="of:=[.X8]*[.$J$8]" office:value-type="float" office:value="217.396184780991">
            <text:p>217.396184781</text:p>
          </table:table-cell>
          <table:table-cell table:formula="of:=[.Y8]*[.$J$8]" office:value-type="float" office:value="220.341284872515">
            <text:p>220.3412848725</text:p>
          </table:table-cell>
          <table:table-cell table:formula="of:=[.Z8]*[.$J$8]" office:value-type="float" office:value="223.326282695261">
            <text:p>223.3262826953</text:p>
          </table:table-cell>
          <table:table-cell table:formula="of:=[.AA8]*[.$J$8]" office:value-type="float" office:value="226.35171875003">
            <text:p>226.35171875</text:p>
          </table:table-cell>
          <table:table-cell table:formula="of:=[.AB8]*[.$J$8]" office:value-type="float" office:value="229.418140859871">
            <text:p>229.4181408599</text:p>
          </table:table-cell>
          <table:table-cell table:formula="of:=[.AC8]*[.$J$8]" office:value-type="float" office:value="232.526104269277">
            <text:p>232.5261042693</text:p>
          </table:table-cell>
          <table:table-cell table:formula="of:=[.AD8]*[.$J$8]" office:value-type="float" office:value="235.676171744725">
            <text:p>235.6761717447</text:p>
          </table:table-cell>
          <table:table-cell table:formula="of:=[.AE8]*[.$J$8]" office:value-type="float" office:value="238.86891367658">
            <text:p>238.8689136766</text:p>
          </table:table-cell>
          <table:table-cell table:number-columns-repeated="5"/>
          <table:table-cell table:formula="of:=MAX([.U8]-[.$G$6]; 0)" office:value-type="float" office:value="16.0042025455946">
            <text:p>16.0042025456</text:p>
          </table:table-cell>
          <table:table-cell table:style-name="ce7" table:formula="of:=MAX([.V8]-[.$G$6]; 0)" office:value-type="float" office:value="18.7949736733522">
            <text:p>18.7949736734</text:p>
          </table:table-cell>
          <table:table-cell table:style-name="ce7" table:formula="of:=MAX([.W8]-[.$G$6]; 0)" office:value-type="float" office:value="21.62355181374">
            <text:p>21.6235518137</text:p>
          </table:table-cell>
          <table:table-cell table:style-name="ce7" table:formula="of:=MAX([.Y8]-[.$G$6]; 0)" office:value-type="float" office:value="27.3961847809906">
            <text:p>27.396184781</text:p>
          </table:table-cell>
          <table:table-cell table:formula="of:=MAX([.AA8]-[.$G$6]; 0)" office:value-type="float" office:value="33.3262826952614">
            <text:p>33.3262826953</text:p>
          </table:table-cell>
          <table:table-cell table:formula="of:=MAX([.AF8]-[.$G$6]; 0)" office:value-type="float" office:value="48.8689136765802">
            <text:p>48.8689136766</text:p>
          </table:table-cell>
        </table:table-row>
        <table:table-row table:style-name="ro1">
          <table:table-cell office:value-type="string">
            <text:p>2012-11-23</text:p>
          </table:table-cell>
          <table:table-cell office:value-type="float" office:value="186.2">
            <text:p>186.2</text:p>
          </table:table-cell>
          <table:table-cell table:formula="of:=LN([.B9]/[.B10])" office:value-type="float" office:value="0.00754720563538268">
            <text:p>0.0075472056</text:p>
          </table:table-cell>
          <table:table-cell table:formula="of:=VAR([.C9];[.C10])" office:value-type="float" office:value="0.0000372287117345968">
            <text:p>3.72287117345968E-005</text:p>
          </table:table-cell>
          <table:table-cell table:number-columns-repeated="4"/>
          <table:table-cell office:value-type="string">
            <text:p>d</text:p>
          </table:table-cell>
          <table:table-cell table:formula="of:=1/[.J8]" office:value-type="float" office:value="0.986633916139554">
            <text:p>0.9866339161</text:p>
          </table:table-cell>
          <table:table-cell table:number-columns-repeated="4"/>
          <table:table-cell table:formula="of:=[.N8]*[.$J$9]" office:value-type="float" office:value="184.979842079565">
            <text:p>184.9798420796</text:p>
          </table:table-cell>
          <table:table-cell table:style-name="ce7" table:formula="of:=[.O9]*[.$J$8]" office:value-type="float" office:value="187.485792910246">
            <text:p>187.4857929102</text:p>
          </table:table-cell>
          <table:table-cell table:style-name="ce7" table:formula="of:=[.P9]*[.$J$8]" office:value-type="float" office:value="190.025692248478">
            <text:p>190.0256922485</text:p>
          </table:table-cell>
          <table:table-cell table:style-name="ce7" table:formula="of:=[.Q9]*[.$J$8]" office:value-type="float" office:value="192.6">
            <text:p>192.6</text:p>
          </table:table-cell>
          <table:table-cell table:style-name="ce7" table:formula="of:=[.R9]*[.$J$8]" office:value-type="float" office:value="195.209182300964">
            <text:p>195.209182301</text:p>
          </table:table-cell>
          <table:table-cell table:style-name="ce7" table:formula="of:=[.S9]*[.$J$8]" office:value-type="float" office:value="197.853711602341">
            <text:p>197.8537116023</text:p>
          </table:table-cell>
          <table:table-cell table:style-name="ce7" table:formula="of:=[.T9]*[.$J$8]" office:value-type="float" office:value="200.534066755471">
            <text:p>200.5340667555</text:p>
          </table:table-cell>
          <table:table-cell table:style-name="ce7" table:formula="of:=[.U9]*[.$J$8]" office:value-type="float" office:value="203.250733098766">
            <text:p>203.2507330988</text:p>
          </table:table-cell>
          <table:table-cell table:style-name="ce7" table:formula="of:=[.V9]*[.$J$8]" office:value-type="float" office:value="206.004202545595">
            <text:p>206.0042025456</text:p>
          </table:table-cell>
          <table:table-cell table:style-name="ce7" table:formula="of:=[.W9]*[.$J$8]" office:value-type="float" office:value="208.794973673352">
            <text:p>208.7949736734</text:p>
          </table:table-cell>
          <table:table-cell table:style-name="ce7" table:formula="of:=[.X9]*[.$J$8]" office:value-type="float" office:value="211.62355181374">
            <text:p>211.6235518137</text:p>
          </table:table-cell>
          <table:table-cell table:style-name="ce7" table:formula="of:=[.Y9]*[.$J$8]" office:value-type="float" office:value="214.490449144267">
            <text:p>214.4904491443</text:p>
          </table:table-cell>
          <table:table-cell table:style-name="ce7" table:formula="of:=[.Z9]*[.$J$8]" office:value-type="float" office:value="217.396184780991">
            <text:p>217.396184781</text:p>
          </table:table-cell>
          <table:table-cell table:style-name="ce7" table:formula="of:=[.AA9]*[.$J$8]" office:value-type="float" office:value="220.341284872515">
            <text:p>220.3412848725</text:p>
          </table:table-cell>
          <table:table-cell table:style-name="ce7" table:formula="of:=[.AB9]*[.$J$8]" office:value-type="float" office:value="223.326282695261">
            <text:p>223.3262826953</text:p>
          </table:table-cell>
          <table:table-cell table:style-name="ce7" table:formula="of:=[.AC9]*[.$J$8]" office:value-type="float" office:value="226.35171875003">
            <text:p>226.35171875</text:p>
          </table:table-cell>
          <table:table-cell table:style-name="ce7" table:formula="of:=[.AD9]*[.$J$8]" office:value-type="float" office:value="229.418140859871">
            <text:p>229.4181408599</text:p>
          </table:table-cell>
          <table:table-cell table:style-name="ce7" table:formula="of:=[.AE9]*[.$J$8]" office:value-type="float" office:value="232.526104269277">
            <text:p>232.5261042693</text:p>
          </table:table-cell>
          <table:table-cell table:number-columns-repeated="5"/>
          <table:table-cell table:formula="of:=MAX([.U9]-[.$G$6]; 0)" office:value-type="float" office:value="10.5340667554709">
            <text:p>10.5340667555</text:p>
          </table:table-cell>
          <table:table-cell table:style-name="ce7" table:formula="of:=MAX([.V9]-[.$G$6]; 0)" office:value-type="float" office:value="13.250733098766">
            <text:p>13.2507330988</text:p>
          </table:table-cell>
          <table:table-cell table:style-name="ce7" table:formula="of:=MAX([.W9]-[.$G$6]; 0)" office:value-type="float" office:value="16.0042025455946">
            <text:p>16.0042025456</text:p>
          </table:table-cell>
          <table:table-cell table:style-name="ce7" table:formula="of:=MAX([.Y9]-[.$G$6]; 0)" office:value-type="float" office:value="21.62355181374">
            <text:p>21.6235518137</text:p>
          </table:table-cell>
          <table:table-cell table:formula="of:=MAX([.AA9]-[.$G$6]; 0)" office:value-type="float" office:value="27.3961847809906">
            <text:p>27.396184781</text:p>
          </table:table-cell>
          <table:table-cell table:formula="of:=MAX([.AF9]-[.$G$6]; 0)" office:value-type="float" office:value="42.5261042692767">
            <text:p>42.5261042693</text:p>
          </table:table-cell>
        </table:table-row>
        <table:table-row table:style-name="ro1">
          <table:table-cell office:value-type="string">
            <text:p>2012-11-22</text:p>
          </table:table-cell>
          <table:table-cell office:value-type="float" office:value="184.8">
            <text:p>184.8</text:p>
          </table:table-cell>
          <table:table-cell table:formula="of:=LN([.B10]/[.B11])" office:value-type="float" office:value="-0.00108166587074102">
            <text:p>-0.0010816659</text:p>
          </table:table-cell>
          <table:table-cell table:formula="of:=VAR([.C10];[.C11])" office:value-type="float" office:value="0.000000585000527962968">
            <text:p>0.000000585</text:p>
          </table:table-cell>
          <table:table-cell table:number-columns-repeated="4"/>
          <table:table-cell office:value-type="string">
            <text:p>p</text:p>
          </table:table-cell>
          <table:table-cell table:formula="of:=(EXP([.J5]*[.J7]/[.G5])-[.J9])/([.J8]-[.J9])" office:value-type="float" office:value="0.49688448173902">
            <text:p>0.4968844817</text:p>
          </table:table-cell>
          <table:table-cell table:number-columns-repeated="5"/>
          <table:table-cell table:formula="of:=[.O9]*[.$J$9]" office:value-type="float" office:value="182.507385997838">
            <text:p>182.5073859978</text:p>
          </table:table-cell>
          <table:table-cell table:formula="of:=[.P10]*[.$J$8]" office:value-type="float" office:value="184.979842079565">
            <text:p>184.9798420796</text:p>
          </table:table-cell>
          <table:table-cell table:formula="of:=[.Q10]*[.$J$8]" office:value-type="float" office:value="187.485792910246">
            <text:p>187.4857929102</text:p>
          </table:table-cell>
          <table:table-cell table:formula="of:=[.R10]*[.$J$8]" office:value-type="float" office:value="190.025692248478">
            <text:p>190.0256922485</text:p>
          </table:table-cell>
          <table:table-cell table:formula="of:=[.S10]*[.$J$8]" office:value-type="float" office:value="192.6">
            <text:p>192.6</text:p>
          </table:table-cell>
          <table:table-cell table:formula="of:=[.T10]*[.$J$8]" office:value-type="float" office:value="195.209182300964">
            <text:p>195.209182301</text:p>
          </table:table-cell>
          <table:table-cell table:formula="of:=[.U10]*[.$J$8]" office:value-type="float" office:value="197.853711602341">
            <text:p>197.8537116023</text:p>
          </table:table-cell>
          <table:table-cell table:formula="of:=[.V10]*[.$J$8]" office:value-type="float" office:value="200.534066755471">
            <text:p>200.5340667555</text:p>
          </table:table-cell>
          <table:table-cell table:formula="of:=[.W10]*[.$J$8]" office:value-type="float" office:value="203.250733098766">
            <text:p>203.2507330988</text:p>
          </table:table-cell>
          <table:table-cell table:formula="of:=[.X10]*[.$J$8]" office:value-type="float" office:value="206.004202545595">
            <text:p>206.0042025456</text:p>
          </table:table-cell>
          <table:table-cell table:formula="of:=[.Y10]*[.$J$8]" office:value-type="float" office:value="208.794973673352">
            <text:p>208.7949736734</text:p>
          </table:table-cell>
          <table:table-cell table:formula="of:=[.Z10]*[.$J$8]" office:value-type="float" office:value="211.62355181374">
            <text:p>211.6235518137</text:p>
          </table:table-cell>
          <table:table-cell table:formula="of:=[.AA10]*[.$J$8]" office:value-type="float" office:value="214.490449144267">
            <text:p>214.4904491443</text:p>
          </table:table-cell>
          <table:table-cell table:formula="of:=[.AB10]*[.$J$8]" office:value-type="float" office:value="217.396184780991">
            <text:p>217.396184781</text:p>
          </table:table-cell>
          <table:table-cell table:formula="of:=[.AC10]*[.$J$8]" office:value-type="float" office:value="220.341284872515">
            <text:p>220.3412848725</text:p>
          </table:table-cell>
          <table:table-cell table:formula="of:=[.AD10]*[.$J$8]" office:value-type="float" office:value="223.326282695261">
            <text:p>223.3262826953</text:p>
          </table:table-cell>
          <table:table-cell table:formula="of:=[.AE10]*[.$J$8]" office:value-type="float" office:value="226.35171875003">
            <text:p>226.35171875</text:p>
          </table:table-cell>
          <table:table-cell table:number-columns-repeated="5"/>
          <table:table-cell table:formula="of:=MAX([.U10]-[.$G$6]; 0)" office:value-type="float" office:value="5.20918230096373">
            <text:p>5.209182301</text:p>
          </table:table-cell>
          <table:table-cell table:style-name="ce7" table:formula="of:=MAX([.V10]-[.$G$6]; 0)" office:value-type="float" office:value="7.85371160234104">
            <text:p>7.8537116023</text:p>
          </table:table-cell>
          <table:table-cell table:style-name="ce7" table:formula="of:=MAX([.W10]-[.$G$6]; 0)" office:value-type="float" office:value="10.5340667554709">
            <text:p>10.5340667555</text:p>
          </table:table-cell>
          <table:table-cell table:style-name="ce7" table:formula="of:=MAX([.Y10]-[.$G$6]; 0)" office:value-type="float" office:value="16.0042025455946">
            <text:p>16.0042025456</text:p>
          </table:table-cell>
          <table:table-cell table:formula="of:=MAX([.AA10]-[.$G$6]; 0)" office:value-type="float" office:value="21.62355181374">
            <text:p>21.6235518137</text:p>
          </table:table-cell>
          <table:table-cell table:formula="of:=MAX([.AF10]-[.$G$6]; 0)" office:value-type="float" office:value="36.3517187500303">
            <text:p>36.35171875</text:p>
          </table:table-cell>
        </table:table-row>
        <table:table-row table:style-name="ro1">
          <table:table-cell office:value-type="string">
            <text:p>2012-11-21</text:p>
          </table:table-cell>
          <table:table-cell office:value-type="float" office:value="185">
            <text:p>185</text:p>
          </table:table-cell>
          <table:table-cell table:formula="of:=LN([.B11]/[.B12])" office:value-type="float" office:value="0">
            <text:p>0</text:p>
          </table:table-cell>
          <table:table-cell table:formula="of:=VAR([.C11];[.C12])" office:value-type="float" office:value="0.0000146885656860941">
            <text:p>1.46885656860941E-005</text:p>
          </table:table-cell>
          <table:table-cell table:number-columns-repeated="4"/>
          <table:table-cell office:value-type="string">
            <text:p>1-p</text:p>
          </table:table-cell>
          <table:table-cell table:formula="of:=1-[.J10]" office:value-type="float" office:value="0.50311551826098">
            <text:p>0.5031155183</text:p>
          </table:table-cell>
          <table:table-cell table:number-columns-repeated="6"/>
          <table:table-cell table:formula="of:=[.P10]*[.$J$9]" office:value-type="float" office:value="180.06797697144">
            <text:p>180.0679769714</text:p>
          </table:table-cell>
          <table:table-cell table:formula="of:=[.Q11]*[.$J$8]" office:value-type="float" office:value="182.507385997838">
            <text:p>182.5073859978</text:p>
          </table:table-cell>
          <table:table-cell table:formula="of:=[.R11]*[.$J$8]" office:value-type="float" office:value="184.979842079565">
            <text:p>184.9798420796</text:p>
          </table:table-cell>
          <table:table-cell table:formula="of:=[.S11]*[.$J$8]" office:value-type="float" office:value="187.485792910246">
            <text:p>187.4857929102</text:p>
          </table:table-cell>
          <table:table-cell table:formula="of:=[.T11]*[.$J$8]" office:value-type="float" office:value="190.025692248478">
            <text:p>190.0256922485</text:p>
          </table:table-cell>
          <table:table-cell table:formula="of:=[.U11]*[.$J$8]" office:value-type="float" office:value="192.6">
            <text:p>192.6</text:p>
          </table:table-cell>
          <table:table-cell table:formula="of:=[.V11]*[.$J$8]" office:value-type="float" office:value="195.209182300964">
            <text:p>195.209182301</text:p>
          </table:table-cell>
          <table:table-cell table:formula="of:=[.W11]*[.$J$8]" office:value-type="float" office:value="197.853711602341">
            <text:p>197.8537116023</text:p>
          </table:table-cell>
          <table:table-cell table:formula="of:=[.X11]*[.$J$8]" office:value-type="float" office:value="200.534066755471">
            <text:p>200.5340667555</text:p>
          </table:table-cell>
          <table:table-cell table:formula="of:=[.Y11]*[.$J$8]" office:value-type="float" office:value="203.250733098766">
            <text:p>203.2507330988</text:p>
          </table:table-cell>
          <table:table-cell table:formula="of:=[.Z11]*[.$J$8]" office:value-type="float" office:value="206.004202545595">
            <text:p>206.0042025456</text:p>
          </table:table-cell>
          <table:table-cell table:formula="of:=[.AA11]*[.$J$8]" office:value-type="float" office:value="208.794973673352">
            <text:p>208.7949736734</text:p>
          </table:table-cell>
          <table:table-cell table:formula="of:=[.AB11]*[.$J$8]" office:value-type="float" office:value="211.62355181374">
            <text:p>211.6235518137</text:p>
          </table:table-cell>
          <table:table-cell table:formula="of:=[.AC11]*[.$J$8]" office:value-type="float" office:value="214.490449144267">
            <text:p>214.4904491443</text:p>
          </table:table-cell>
          <table:table-cell table:formula="of:=[.AD11]*[.$J$8]" office:value-type="float" office:value="217.396184780991">
            <text:p>217.396184781</text:p>
          </table:table-cell>
          <table:table-cell table:formula="of:=[.AE11]*[.$J$8]" office:value-type="float" office:value="220.341284872515">
            <text:p>220.3412848725</text:p>
          </table:table-cell>
          <table:table-cell table:number-columns-repeated="5"/>
          <table:table-cell table:formula="of:=MAX([.U11]-[.$G$6]; 0)" office:value-type="float" office:value="0.0256922484782081">
            <text:p>0.0256922485</text:p>
          </table:table-cell>
          <table:table-cell table:style-name="ce7" table:formula="of:=MAX([.V11]-[.$G$6]; 0)" office:value-type="float" office:value="2.60000000000002">
            <text:p>2.6</text:p>
          </table:table-cell>
          <table:table-cell table:style-name="ce7" table:formula="of:=MAX([.W11]-[.$G$6]; 0)" office:value-type="float" office:value="5.20918230096373">
            <text:p>5.209182301</text:p>
          </table:table-cell>
          <table:table-cell table:style-name="ce7" table:formula="of:=MAX([.Y11]-[.$G$6]; 0)" office:value-type="float" office:value="10.5340667554709">
            <text:p>10.5340667555</text:p>
          </table:table-cell>
          <table:table-cell table:formula="of:=MAX([.AA11]-[.$G$6]; 0)" office:value-type="float" office:value="16.0042025455946">
            <text:p>16.0042025456</text:p>
          </table:table-cell>
          <table:table-cell table:formula="of:=MAX([.AF11]-[.$G$6]; 0)" office:value-type="float" office:value="30.3412848725149">
            <text:p>30.3412848725</text:p>
          </table:table-cell>
        </table:table-row>
        <table:table-row table:style-name="ro1">
          <table:table-cell office:value-type="string">
            <text:p>2012-11-20</text:p>
          </table:table-cell>
          <table:table-cell office:value-type="float" office:value="185">
            <text:p>185</text:p>
          </table:table-cell>
          <table:table-cell table:formula="of:=LN([.B12]/[.B13])" office:value-type="float" office:value="0.00542006746933911">
            <text:p>0.0054200675</text:p>
          </table:table-cell>
          <table:table-cell table:formula="of:=VAR([.C12];[.C13])" office:value-type="float" office:value="0.0000122993289381624">
            <text:p>1.22993289381624E-005</text:p>
          </table:table-cell>
          <table:table-cell table:number-columns-repeated="13"/>
          <table:table-cell table:formula="of:=[.Q11]*[.$J$9]" office:value-type="float" office:value="177.661173290659">
            <text:p>177.6611732907</text:p>
          </table:table-cell>
          <table:table-cell table:formula="of:=[.R12]*[.$J$8]" office:value-type="float" office:value="180.06797697144">
            <text:p>180.0679769714</text:p>
          </table:table-cell>
          <table:table-cell table:formula="of:=[.S12]*[.$J$8]" office:value-type="float" office:value="182.507385997838">
            <text:p>182.5073859978</text:p>
          </table:table-cell>
          <table:table-cell table:formula="of:=[.T12]*[.$J$8]" office:value-type="float" office:value="184.979842079565">
            <text:p>184.9798420796</text:p>
          </table:table-cell>
          <table:table-cell table:formula="of:=[.U12]*[.$J$8]" office:value-type="float" office:value="187.485792910246">
            <text:p>187.4857929102</text:p>
          </table:table-cell>
          <table:table-cell table:formula="of:=[.V12]*[.$J$8]" office:value-type="float" office:value="190.025692248478">
            <text:p>190.0256922485</text:p>
          </table:table-cell>
          <table:table-cell table:formula="of:=[.W12]*[.$J$8]" office:value-type="float" office:value="192.6">
            <text:p>192.6</text:p>
          </table:table-cell>
          <table:table-cell table:formula="of:=[.X12]*[.$J$8]" office:value-type="float" office:value="195.209182300964">
            <text:p>195.209182301</text:p>
          </table:table-cell>
          <table:table-cell table:formula="of:=[.Y12]*[.$J$8]" office:value-type="float" office:value="197.853711602341">
            <text:p>197.8537116023</text:p>
          </table:table-cell>
          <table:table-cell table:formula="of:=[.Z12]*[.$J$8]" office:value-type="float" office:value="200.534066755471">
            <text:p>200.5340667555</text:p>
          </table:table-cell>
          <table:table-cell table:formula="of:=[.AA12]*[.$J$8]" office:value-type="float" office:value="203.250733098766">
            <text:p>203.2507330988</text:p>
          </table:table-cell>
          <table:table-cell table:formula="of:=[.AB12]*[.$J$8]" office:value-type="float" office:value="206.004202545595">
            <text:p>206.0042025456</text:p>
          </table:table-cell>
          <table:table-cell table:formula="of:=[.AC12]*[.$J$8]" office:value-type="float" office:value="208.794973673352">
            <text:p>208.7949736734</text:p>
          </table:table-cell>
          <table:table-cell table:formula="of:=[.AD12]*[.$J$8]" office:value-type="float" office:value="211.62355181374">
            <text:p>211.6235518137</text:p>
          </table:table-cell>
          <table:table-cell table:formula="of:=[.AE12]*[.$J$8]" office:value-type="float" office:value="214.490449144267">
            <text:p>214.4904491443</text:p>
          </table:table-cell>
          <table:table-cell table:number-columns-repeated="5"/>
          <table:table-cell table:formula="of:=MAX([.U12]-[.$G$6]; 0)" office:value-type="float" office:value="0">
            <text:p>0</text:p>
          </table:table-cell>
          <table:table-cell table:style-name="ce7" table:formula="of:=MAX([.V12]-[.$G$6]; 0)" office:value-type="float" office:value="0">
            <text:p>0</text:p>
          </table:table-cell>
          <table:table-cell table:style-name="ce7" table:formula="of:=MAX([.W12]-[.$G$6]; 0)" office:value-type="float" office:value="0.0256922484782081">
            <text:p>0.0256922485</text:p>
          </table:table-cell>
          <table:table-cell table:style-name="ce7" table:formula="of:=MAX([.Y12]-[.$G$6]; 0)" office:value-type="float" office:value="5.20918230096373">
            <text:p>5.209182301</text:p>
          </table:table-cell>
          <table:table-cell table:formula="of:=MAX([.AA12]-[.$G$6]; 0)" office:value-type="float" office:value="10.5340667554709">
            <text:p>10.5340667555</text:p>
          </table:table-cell>
          <table:table-cell table:formula="of:=MAX([.AF12]-[.$G$6]; 0)" office:value-type="float" office:value="24.4904491442669">
            <text:p>24.4904491443</text:p>
          </table:table-cell>
        </table:table-row>
        <table:table-row table:style-name="ro1">
          <table:table-cell office:value-type="string">
            <text:p>2012-11-19</text:p>
          </table:table-cell>
          <table:table-cell office:value-type="float" office:value="184">
            <text:p>184</text:p>
          </table:table-cell>
          <table:table-cell table:formula="of:=LN([.B13]/[.B14])" office:value-type="float" office:value="0.0103797708754235">
            <text:p>0.0103797709</text:p>
          </table:table-cell>
          <table:table-cell table:formula="of:=VAR([.C13];[.C14])" office:value-type="float" office:value="0.000342685969460826">
            <text:p>0.000342686</text:p>
          </table:table-cell>
          <table:table-cell table:number-columns-repeated="4"/>
          <table:table-cell office:value-type="string">
            <text:p>e^(-rt)</text:p>
          </table:table-cell>
          <table:table-cell table:formula="of:=EXP(-[.J5]*[.J7])" office:value-type="float" office:value="0.999866258944132">
            <text:p>0.9998662589</text:p>
          </table:table-cell>
          <table:table-cell table:number-columns-repeated="8"/>
          <table:table-cell table:formula="of:=[.R12]*[.$J$9]" office:value-type="float" office:value="175.286539149711">
            <text:p>175.2865391497</text:p>
          </table:table-cell>
          <table:table-cell table:formula="of:=[.S13]*[.$J$8]" office:value-type="float" office:value="177.661173290659">
            <text:p>177.6611732907</text:p>
          </table:table-cell>
          <table:table-cell table:formula="of:=[.T13]*[.$J$8]" office:value-type="float" office:value="180.06797697144">
            <text:p>180.0679769714</text:p>
          </table:table-cell>
          <table:table-cell table:formula="of:=[.U13]*[.$J$8]" office:value-type="float" office:value="182.507385997838">
            <text:p>182.5073859978</text:p>
          </table:table-cell>
          <table:table-cell table:formula="of:=[.V13]*[.$J$8]" office:value-type="float" office:value="184.979842079565">
            <text:p>184.9798420796</text:p>
          </table:table-cell>
          <table:table-cell table:formula="of:=[.W13]*[.$J$8]" office:value-type="float" office:value="187.485792910246">
            <text:p>187.4857929102</text:p>
          </table:table-cell>
          <table:table-cell table:formula="of:=[.X13]*[.$J$8]" office:value-type="float" office:value="190.025692248478">
            <text:p>190.0256922485</text:p>
          </table:table-cell>
          <table:table-cell table:formula="of:=[.Y13]*[.$J$8]" office:value-type="float" office:value="192.6">
            <text:p>192.6</text:p>
          </table:table-cell>
          <table:table-cell table:formula="of:=[.Z13]*[.$J$8]" office:value-type="float" office:value="195.209182300964">
            <text:p>195.209182301</text:p>
          </table:table-cell>
          <table:table-cell table:formula="of:=[.AA13]*[.$J$8]" office:value-type="float" office:value="197.853711602341">
            <text:p>197.8537116023</text:p>
          </table:table-cell>
          <table:table-cell table:formula="of:=[.AB13]*[.$J$8]" office:value-type="float" office:value="200.534066755471">
            <text:p>200.5340667555</text:p>
          </table:table-cell>
          <table:table-cell table:formula="of:=[.AC13]*[.$J$8]" office:value-type="float" office:value="203.250733098766">
            <text:p>203.2507330988</text:p>
          </table:table-cell>
          <table:table-cell table:formula="of:=[.AD13]*[.$J$8]" office:value-type="float" office:value="206.004202545595">
            <text:p>206.0042025456</text:p>
          </table:table-cell>
          <table:table-cell table:formula="of:=[.AE13]*[.$J$8]" office:value-type="float" office:value="208.794973673352">
            <text:p>208.7949736734</text:p>
          </table:table-cell>
          <table:table-cell table:number-columns-repeated="5"/>
          <table:table-cell table:formula="of:=MAX([.U13]-[.$G$6]; 0)" office:value-type="float" office:value="0">
            <text:p>0</text:p>
          </table:table-cell>
          <table:table-cell table:style-name="ce7" table:formula="of:=MAX([.V13]-[.$G$6]; 0)" office:value-type="float" office:value="0">
            <text:p>0</text:p>
          </table:table-cell>
          <table:table-cell table:style-name="ce7" table:formula="of:=MAX([.W13]-[.$G$6]; 0)" office:value-type="float" office:value="0">
            <text:p>0</text:p>
          </table:table-cell>
          <table:table-cell table:style-name="ce7" table:formula="of:=MAX([.Y13]-[.$G$6]; 0)" office:value-type="float" office:value="0.0256922484782081">
            <text:p>0.0256922485</text:p>
          </table:table-cell>
          <table:table-cell table:formula="of:=MAX([.AA13]-[.$G$6]; 0)" office:value-type="float" office:value="5.20918230096373">
            <text:p>5.209182301</text:p>
          </table:table-cell>
          <table:table-cell table:formula="of:=MAX([.AF13]-[.$G$6]; 0)" office:value-type="float" office:value="18.7949736733522">
            <text:p>18.7949736734</text:p>
          </table:table-cell>
        </table:table-row>
        <table:table-row table:style-name="ro1">
          <table:table-cell office:value-type="string">
            <text:p>2012-11-16</text:p>
          </table:table-cell>
          <table:table-cell office:value-type="float" office:value="182.1">
            <text:p>182.1</text:p>
          </table:table-cell>
          <table:table-cell table:formula="of:=LN([.B14]/[.B15])" office:value-type="float" office:value="-0.0157998383447626">
            <text:p>-0.0157998383</text:p>
          </table:table-cell>
          <table:table-cell table:formula="of:=VAR([.C14];[.C15])" office:value-type="float" office:value="0.0000649182958680866">
            <text:p>6.49182958680866E-005</text:p>
          </table:table-cell>
          <table:table-cell table:number-columns-repeated="15"/>
          <table:table-cell table:formula="of:=[.S13]*[.$J$9]" office:value-type="float" office:value="172.943644567829">
            <text:p>172.9436445678</text:p>
          </table:table-cell>
          <table:table-cell table:formula="of:=[.T14]*[.$J$8]" office:value-type="float" office:value="175.286539149711">
            <text:p>175.2865391497</text:p>
          </table:table-cell>
          <table:table-cell table:formula="of:=[.U14]*[.$J$8]" office:value-type="float" office:value="177.661173290659">
            <text:p>177.6611732907</text:p>
          </table:table-cell>
          <table:table-cell table:formula="of:=[.V14]*[.$J$8]" office:value-type="float" office:value="180.06797697144">
            <text:p>180.0679769714</text:p>
          </table:table-cell>
          <table:table-cell table:formula="of:=[.W14]*[.$J$8]" office:value-type="float" office:value="182.507385997838">
            <text:p>182.5073859978</text:p>
          </table:table-cell>
          <table:table-cell table:formula="of:=[.X14]*[.$J$8]" office:value-type="float" office:value="184.979842079565">
            <text:p>184.9798420796</text:p>
          </table:table-cell>
          <table:table-cell table:formula="of:=[.Y14]*[.$J$8]" office:value-type="float" office:value="187.485792910246">
            <text:p>187.4857929102</text:p>
          </table:table-cell>
          <table:table-cell table:formula="of:=[.Z14]*[.$J$8]" office:value-type="float" office:value="190.025692248478">
            <text:p>190.0256922485</text:p>
          </table:table-cell>
          <table:table-cell table:formula="of:=[.AA14]*[.$J$8]" office:value-type="float" office:value="192.6">
            <text:p>192.6</text:p>
          </table:table-cell>
          <table:table-cell table:formula="of:=[.AB14]*[.$J$8]" office:value-type="float" office:value="195.209182300964">
            <text:p>195.209182301</text:p>
          </table:table-cell>
          <table:table-cell table:formula="of:=[.AC14]*[.$J$8]" office:value-type="float" office:value="197.853711602341">
            <text:p>197.8537116023</text:p>
          </table:table-cell>
          <table:table-cell table:formula="of:=[.AD14]*[.$J$8]" office:value-type="float" office:value="200.534066755471">
            <text:p>200.5340667555</text:p>
          </table:table-cell>
          <table:table-cell table:formula="of:=[.AE14]*[.$J$8]" office:value-type="float" office:value="203.250733098766">
            <text:p>203.2507330988</text:p>
          </table:table-cell>
          <table:table-cell table:number-columns-repeated="5"/>
          <table:table-cell table:formula="of:=MAX([.U14]-[.$G$6]; 0)" office:value-type="float" office:value="0">
            <text:p>0</text:p>
          </table:table-cell>
          <table:table-cell table:style-name="ce7" table:formula="of:=MAX([.V14]-[.$G$6]; 0)" office:value-type="float" office:value="0">
            <text:p>0</text:p>
          </table:table-cell>
          <table:table-cell table:style-name="ce7" table:formula="of:=MAX([.W14]-[.$G$6]; 0)" office:value-type="float" office:value="0">
            <text:p>0</text:p>
          </table:table-cell>
          <table:table-cell table:style-name="ce7" table:formula="of:=MAX([.Y14]-[.$G$6]; 0)" office:value-type="float" office:value="0">
            <text:p>0</text:p>
          </table:table-cell>
          <table:table-cell table:formula="of:=MAX([.AA14]-[.$G$6]; 0)" office:value-type="float" office:value="0.0256922484782081">
            <text:p>0.0256922485</text:p>
          </table:table-cell>
          <table:table-cell table:formula="of:=MAX([.AF14]-[.$G$6]; 0)" office:value-type="float" office:value="13.250733098766">
            <text:p>13.2507330988</text:p>
          </table:table-cell>
        </table:table-row>
        <table:table-row table:style-name="ro1">
          <table:table-cell office:value-type="string">
            <text:p>2012-11-15</text:p>
          </table:table-cell>
          <table:table-cell office:value-type="float" office:value="185">
            <text:p>185</text:p>
          </table:table-cell>
          <table:table-cell table:formula="of:=LN([.B15]/[.B16])" office:value-type="float" office:value="-0.0271944244160586">
            <text:p>-0.0271944244</text:p>
          </table:table-cell>
          <table:table-cell table:formula="of:=VAR([.C15];[.C16])" office:value-type="float" office:value="0.000139923098168345">
            <text:p>0.0001399231</text:p>
          </table:table-cell>
          <table:table-cell table:number-columns-repeated="16"/>
          <table:table-cell table:formula="of:=[.T14]*[.$J$9]" office:value-type="float" office:value="170.632065311404">
            <text:p>170.6320653114</text:p>
          </table:table-cell>
          <table:table-cell table:formula="of:=[.U15]*[.$J$8]" office:value-type="float" office:value="172.943644567829">
            <text:p>172.9436445678</text:p>
          </table:table-cell>
          <table:table-cell table:formula="of:=[.V15]*[.$J$8]" office:value-type="float" office:value="175.286539149711">
            <text:p>175.2865391497</text:p>
          </table:table-cell>
          <table:table-cell table:formula="of:=[.W15]*[.$J$8]" office:value-type="float" office:value="177.661173290659">
            <text:p>177.6611732907</text:p>
          </table:table-cell>
          <table:table-cell table:formula="of:=[.X15]*[.$J$8]" office:value-type="float" office:value="180.06797697144">
            <text:p>180.0679769714</text:p>
          </table:table-cell>
          <table:table-cell table:formula="of:=[.Y15]*[.$J$8]" office:value-type="float" office:value="182.507385997838">
            <text:p>182.5073859978</text:p>
          </table:table-cell>
          <table:table-cell table:formula="of:=[.Z15]*[.$J$8]" office:value-type="float" office:value="184.979842079565">
            <text:p>184.9798420796</text:p>
          </table:table-cell>
          <table:table-cell table:formula="of:=[.AA15]*[.$J$8]" office:value-type="float" office:value="187.485792910246">
            <text:p>187.4857929102</text:p>
          </table:table-cell>
          <table:table-cell table:formula="of:=[.AB15]*[.$J$8]" office:value-type="float" office:value="190.025692248478">
            <text:p>190.0256922485</text:p>
          </table:table-cell>
          <table:table-cell table:formula="of:=[.AC15]*[.$J$8]" office:value-type="float" office:value="192.6">
            <text:p>192.6</text:p>
          </table:table-cell>
          <table:table-cell table:formula="of:=[.AD15]*[.$J$8]" office:value-type="float" office:value="195.209182300964">
            <text:p>195.209182301</text:p>
          </table:table-cell>
          <table:table-cell table:formula="of:=[.AE15]*[.$J$8]" office:value-type="float" office:value="197.853711602341">
            <text:p>197.8537116023</text:p>
          </table:table-cell>
          <table:table-cell table:number-columns-repeated="5"/>
          <table:table-cell table:formula="of:=MAX([.U15]-[.$G$6]; 0)" office:value-type="float" office:value="0">
            <text:p>0</text:p>
          </table:table-cell>
          <table:table-cell table:style-name="ce7" table:formula="of:=MAX([.V15]-[.$G$6]; 0)" office:value-type="float" office:value="0">
            <text:p>0</text:p>
          </table:table-cell>
          <table:table-cell table:style-name="ce7" table:formula="of:=MAX([.W15]-[.$G$6]; 0)" office:value-type="float" office:value="0">
            <text:p>0</text:p>
          </table:table-cell>
          <table:table-cell table:style-name="ce7" table:formula="of:=MAX([.Y15]-[.$G$6]; 0)" office:value-type="float" office:value="0">
            <text:p>0</text:p>
          </table:table-cell>
          <table:table-cell table:formula="of:=MAX([.AA15]-[.$G$6]; 0)" office:value-type="float" office:value="0">
            <text:p>0</text:p>
          </table:table-cell>
          <table:table-cell table:formula="of:=MAX([.AF15]-[.$G$6]; 0)" office:value-type="float" office:value="7.85371160234104">
            <text:p>7.8537116023</text:p>
          </table:table-cell>
        </table:table-row>
        <table:table-row table:style-name="ro1">
          <table:table-cell office:value-type="string">
            <text:p>2012-11-14</text:p>
          </table:table-cell>
          <table:table-cell office:value-type="float" office:value="190.1">
            <text:p>190.1</text:p>
          </table:table-cell>
          <table:table-cell table:formula="of:=LN([.B16]/[.B17])" office:value-type="float" office:value="-0.0104658202801275">
            <text:p>-0.0104658203</text:p>
          </table:table-cell>
          <table:table-cell table:formula="of:=VAR([.C16];[.C17])" office:value-type="float" office:value="0.0000139059591155896">
            <text:p>0.000013906</text:p>
          </table:table-cell>
          <table:table-cell table:number-columns-repeated="17"/>
          <table:table-cell table:formula="of:=[.U15]*[.$J$9]" office:value-type="float" office:value="168.351382817171">
            <text:p>168.3513828172</text:p>
          </table:table-cell>
          <table:table-cell table:formula="of:=[.V16]*[.$J$8]" office:value-type="float" office:value="170.632065311404">
            <text:p>170.6320653114</text:p>
          </table:table-cell>
          <table:table-cell table:formula="of:=[.W16]*[.$J$8]" office:value-type="float" office:value="172.943644567829">
            <text:p>172.9436445678</text:p>
          </table:table-cell>
          <table:table-cell table:formula="of:=[.X16]*[.$J$8]" office:value-type="float" office:value="175.286539149711">
            <text:p>175.2865391497</text:p>
          </table:table-cell>
          <table:table-cell table:formula="of:=[.Y16]*[.$J$8]" office:value-type="float" office:value="177.661173290659">
            <text:p>177.6611732907</text:p>
          </table:table-cell>
          <table:table-cell table:formula="of:=[.Z16]*[.$J$8]" office:value-type="float" office:value="180.06797697144">
            <text:p>180.0679769714</text:p>
          </table:table-cell>
          <table:table-cell table:formula="of:=[.AA16]*[.$J$8]" office:value-type="float" office:value="182.507385997838">
            <text:p>182.5073859978</text:p>
          </table:table-cell>
          <table:table-cell table:formula="of:=[.AB16]*[.$J$8]" office:value-type="float" office:value="184.979842079565">
            <text:p>184.9798420796</text:p>
          </table:table-cell>
          <table:table-cell table:formula="of:=[.AC16]*[.$J$8]" office:value-type="float" office:value="187.485792910246">
            <text:p>187.4857929102</text:p>
          </table:table-cell>
          <table:table-cell table:formula="of:=[.AD16]*[.$J$8]" office:value-type="float" office:value="190.025692248478">
            <text:p>190.0256922485</text:p>
          </table:table-cell>
          <table:table-cell table:formula="of:=[.AE16]*[.$J$8]" office:value-type="float" office:value="192.6">
            <text:p>192.6</text:p>
          </table:table-cell>
          <table:table-cell table:number-columns-repeated="6"/>
          <table:table-cell table:style-name="ce7" table:formula="of:=MAX([.V16]-[.$G$6]; 0)" office:value-type="float" office:value="0">
            <text:p>0</text:p>
          </table:table-cell>
          <table:table-cell table:style-name="ce7" table:formula="of:=MAX([.W16]-[.$G$6]; 0)" office:value-type="float" office:value="0">
            <text:p>0</text:p>
          </table:table-cell>
          <table:table-cell table:style-name="ce7" table:formula="of:=MAX([.Y16]-[.$G$6]; 0)" office:value-type="float" office:value="0">
            <text:p>0</text:p>
          </table:table-cell>
          <table:table-cell table:formula="of:=MAX([.AA16]-[.$G$6]; 0)" office:value-type="float" office:value="0">
            <text:p>0</text:p>
          </table:table-cell>
          <table:table-cell table:formula="of:=MAX([.AF16]-[.$G$6]; 0)" office:value-type="float" office:value="2.60000000000002">
            <text:p>2.6</text:p>
          </table:table-cell>
        </table:table-row>
        <table:table-row table:style-name="ro1">
          <table:table-cell office:value-type="string">
            <text:p>2012-11-13</text:p>
          </table:table-cell>
          <table:table-cell office:value-type="float" office:value="192.1">
            <text:p>192.1</text:p>
          </table:table-cell>
          <table:table-cell table:formula="of:=LN([.B17]/[.B18])" office:value-type="float" office:value="-0.00519211965995776">
            <text:p>-0.0051921197</text:p>
          </table:table-cell>
          <table:table-cell table:formula="of:=VAR([.C17];[.C18])" office:value-type="float" office:value="0.0000193964159058553">
            <text:p>1.93964159058553E-005</text:p>
          </table:table-cell>
          <table:table-cell table:number-columns-repeated="18"/>
          <table:table-cell table:style-name="ce7" table:formula="of:=[.V16]*[.$J$9]" office:value-type="float" office:value="166.101184116414">
            <text:p>166.1011841164</text:p>
          </table:table-cell>
          <table:table-cell table:formula="of:=[.W17]*[.$J$8]" office:value-type="float" office:value="168.351382817171">
            <text:p>168.3513828172</text:p>
          </table:table-cell>
          <table:table-cell table:formula="of:=[.X17]*[.$J$8]" office:value-type="float" office:value="170.632065311404">
            <text:p>170.6320653114</text:p>
          </table:table-cell>
          <table:table-cell table:formula="of:=[.Y17]*[.$J$8]" office:value-type="float" office:value="172.943644567829">
            <text:p>172.9436445678</text:p>
          </table:table-cell>
          <table:table-cell table:formula="of:=[.Z17]*[.$J$8]" office:value-type="float" office:value="175.286539149711">
            <text:p>175.2865391497</text:p>
          </table:table-cell>
          <table:table-cell table:formula="of:=[.AA17]*[.$J$8]" office:value-type="float" office:value="177.661173290659">
            <text:p>177.6611732907</text:p>
          </table:table-cell>
          <table:table-cell table:formula="of:=[.AB17]*[.$J$8]" office:value-type="float" office:value="180.06797697144">
            <text:p>180.0679769714</text:p>
          </table:table-cell>
          <table:table-cell table:formula="of:=[.AC17]*[.$J$8]" office:value-type="float" office:value="182.507385997838">
            <text:p>182.5073859978</text:p>
          </table:table-cell>
          <table:table-cell table:formula="of:=[.AD17]*[.$J$8]" office:value-type="float" office:value="184.979842079565">
            <text:p>184.9798420796</text:p>
          </table:table-cell>
          <table:table-cell table:formula="of:=[.AE17]*[.$J$8]" office:value-type="float" office:value="187.485792910246">
            <text:p>187.4857929102</text:p>
          </table:table-cell>
          <table:table-cell table:number-columns-repeated="7"/>
          <table:table-cell table:style-name="ce7" table:formula="of:=MAX([.W17]-[.$G$6]; 0)" office:value-type="float" office:value="0">
            <text:p>0</text:p>
          </table:table-cell>
          <table:table-cell table:style-name="ce7" table:formula="of:=MAX([.Y17]-[.$G$6]; 0)" office:value-type="float" office:value="0">
            <text:p>0</text:p>
          </table:table-cell>
          <table:table-cell table:formula="of:=MAX([.AA17]-[.$G$6]; 0)" office:value-type="float" office:value="0">
            <text:p>0</text:p>
          </table:table-cell>
          <table:table-cell table:formula="of:=MAX([.AF17]-[.$G$6]; 0)" office:value-type="float" office:value="0">
            <text:p>0</text:p>
          </table:table-cell>
        </table:table-row>
        <table:table-row table:style-name="ro1">
          <table:table-cell office:value-type="string">
            <text:p>2012-11-12</text:p>
          </table:table-cell>
          <table:table-cell office:value-type="float" office:value="193.1">
            <text:p>193.1</text:p>
          </table:table-cell>
          <table:table-cell table:formula="of:=LN([.B18]/[.B19])" office:value-type="float" office:value="0.00103626952278528">
            <text:p>0.0010362695</text:p>
          </table:table-cell>
          <table:table-cell table:formula="of:=VAR([.C18];[.C19])" office:value-type="float" office:value="0.000010850925042294">
            <text:p>1.0850925042294E-005</text:p>
          </table:table-cell>
          <table:table-cell table:number-columns-repeated="19"/>
          <table:table-cell table:formula="of:=[.W17]*[.J9]" office:value-type="float" office:value="163.881061760195">
            <text:p>163.8810617602</text:p>
          </table:table-cell>
          <table:table-cell table:formula="of:=[.X18]*[.$J$8]" office:value-type="float" office:value="166.101184116414">
            <text:p>166.1011841164</text:p>
          </table:table-cell>
          <table:table-cell table:formula="of:=[.Y18]*[.$J$8]" office:value-type="float" office:value="168.351382817171">
            <text:p>168.3513828172</text:p>
          </table:table-cell>
          <table:table-cell table:formula="of:=[.Z18]*[.$J$8]" office:value-type="float" office:value="170.632065311404">
            <text:p>170.6320653114</text:p>
          </table:table-cell>
          <table:table-cell table:formula="of:=[.AA18]*[.$J$8]" office:value-type="float" office:value="172.943644567829">
            <text:p>172.9436445678</text:p>
          </table:table-cell>
          <table:table-cell table:formula="of:=[.AB18]*[.$J$8]" office:value-type="float" office:value="175.286539149711">
            <text:p>175.2865391497</text:p>
          </table:table-cell>
          <table:table-cell table:formula="of:=[.AC18]*[.$J$8]" office:value-type="float" office:value="177.661173290659">
            <text:p>177.6611732907</text:p>
          </table:table-cell>
          <table:table-cell table:formula="of:=[.AD18]*[.$J$8]" office:value-type="float" office:value="180.06797697144">
            <text:p>180.0679769714</text:p>
          </table:table-cell>
          <table:table-cell table:formula="of:=[.AE18]*[.$J$8]" office:value-type="float" office:value="182.507385997838">
            <text:p>182.5073859978</text:p>
          </table:table-cell>
          <table:table-cell table:number-columns-repeated="8"/>
          <table:table-cell table:style-name="ce7" table:formula="of:=MAX([.Y18]-[.$G$6]; 0)" office:value-type="float" office:value="0">
            <text:p>0</text:p>
          </table:table-cell>
          <table:table-cell table:formula="of:=MAX([.AA18]-[.$G$6]; 0)" office:value-type="float" office:value="0">
            <text:p>0</text:p>
          </table:table-cell>
          <table:table-cell table:formula="of:=MAX([.AF18]-[.$G$6]; 0)" office:value-type="float" office:value="0">
            <text:p>0</text:p>
          </table:table-cell>
        </table:table-row>
        <table:table-row table:style-name="ro1">
          <table:table-cell office:value-type="string">
            <text:p>2012-11-09</text:p>
          </table:table-cell>
          <table:table-cell office:value-type="float" office:value="192.9">
            <text:p>192.9</text:p>
          </table:table-cell>
          <table:table-cell table:formula="of:=LN([.B19]/[.B20])" office:value-type="float" office:value="-0.00362225493079314">
            <text:p>-0.0036222549</text:p>
          </table:table-cell>
          <table:table-cell table:formula="of:=VAR([.C19];[.C20])" office:value-type="float" office:value="0.0000108384544987192">
            <text:p>1.08384544987192E-005</text:p>
          </table:table-cell>
          <table:table-cell table:number-columns-repeated="20"/>
          <table:table-cell table:formula="of:=[.X18]*[.J9]" office:value-type="float" office:value="161.690613745569">
            <text:p>161.6906137456</text:p>
          </table:table-cell>
          <table:table-cell table:formula="of:=[.Y19]*[.$J$8]" office:value-type="float" office:value="163.881061760195">
            <text:p>163.8810617602</text:p>
          </table:table-cell>
          <table:table-cell table:formula="of:=[.Z19]*[.$J$8]" office:value-type="float" office:value="166.101184116414">
            <text:p>166.1011841164</text:p>
          </table:table-cell>
          <table:table-cell table:formula="of:=[.AA19]*[.$J$8]" office:value-type="float" office:value="168.351382817171">
            <text:p>168.3513828172</text:p>
          </table:table-cell>
          <table:table-cell table:formula="of:=[.AB19]*[.$J$8]" office:value-type="float" office:value="170.632065311404">
            <text:p>170.6320653114</text:p>
          </table:table-cell>
          <table:table-cell table:formula="of:=[.AC19]*[.$J$8]" office:value-type="float" office:value="172.943644567829">
            <text:p>172.9436445678</text:p>
          </table:table-cell>
          <table:table-cell table:formula="of:=[.AD19]*[.$J$8]" office:value-type="float" office:value="175.286539149711">
            <text:p>175.2865391497</text:p>
          </table:table-cell>
          <table:table-cell table:formula="of:=[.AE19]*[.$J$8]" office:value-type="float" office:value="177.661173290659">
            <text:p>177.6611732907</text:p>
          </table:table-cell>
          <table:table-cell table:number-columns-repeated="8"/>
          <table:table-cell table:style-name="ce7" table:formula="of:=MAX([.Y19]-[.$G$6]; 0)" office:value-type="float" office:value="0">
            <text:p>0</text:p>
          </table:table-cell>
          <table:table-cell table:formula="of:=MAX([.AA19]-[.$G$6]; 0)" office:value-type="float" office:value="0">
            <text:p>0</text:p>
          </table:table-cell>
          <table:table-cell table:formula="of:=MAX([.AF19]-[.$G$6]; 0)" office:value-type="float" office:value="0">
            <text:p>0</text:p>
          </table:table-cell>
        </table:table-row>
        <table:table-row table:style-name="ro1">
          <table:table-cell office:value-type="string">
            <text:p>2012-11-08</text:p>
          </table:table-cell>
          <table:table-cell office:value-type="float" office:value="193.6">
            <text:p>193.6</text:p>
          </table:table-cell>
          <table:table-cell table:formula="of:=LN([.B20]/[.B21])" office:value-type="float" office:value="0.00103359182328269">
            <text:p>0.0010335918</text:p>
          </table:table-cell>
          <table:table-cell table:formula="of:=VAR([.C20];[.C21])" office:value-type="float" office:value="0.0000298990350053885">
            <text:p>0.000029899</text:p>
          </table:table-cell>
          <table:table-cell table:number-columns-repeated="21"/>
          <table:table-cell table:style-name="ce7" table:formula="of:=[.Y19]*[.J9]" office:value-type="float" office:value="159.529443442799">
            <text:p>159.5294434428</text:p>
          </table:table-cell>
          <table:table-cell table:formula="of:=[.Z20]*[.$J$8]" office:value-type="float" office:value="161.690613745569">
            <text:p>161.6906137456</text:p>
          </table:table-cell>
          <table:table-cell table:formula="of:=[.AA20]*[.$J$8]" office:value-type="float" office:value="163.881061760195">
            <text:p>163.8810617602</text:p>
          </table:table-cell>
          <table:table-cell table:formula="of:=[.AB20]*[.$J$8]" office:value-type="float" office:value="166.101184116414">
            <text:p>166.1011841164</text:p>
          </table:table-cell>
          <table:table-cell table:formula="of:=[.AC20]*[.$J$8]" office:value-type="float" office:value="168.351382817171">
            <text:p>168.3513828172</text:p>
          </table:table-cell>
          <table:table-cell table:formula="of:=[.AD20]*[.$J$8]" office:value-type="float" office:value="170.632065311404">
            <text:p>170.6320653114</text:p>
          </table:table-cell>
          <table:table-cell table:formula="of:=[.AE20]*[.$J$8]" office:value-type="float" office:value="172.943644567829">
            <text:p>172.9436445678</text:p>
          </table:table-cell>
          <table:table-cell table:number-columns-repeated="9"/>
          <table:table-cell table:formula="of:=MAX([.AA20]-[.$G$6]; 0)" office:value-type="float" office:value="0">
            <text:p>0</text:p>
          </table:table-cell>
          <table:table-cell table:formula="of:=MAX([.AF20]-[.$G$6]; 0)" office:value-type="float" office:value="0">
            <text:p>0</text:p>
          </table:table-cell>
        </table:table-row>
        <table:table-row table:style-name="ro1">
          <table:table-cell office:value-type="string">
            <text:p>2012-11-07</text:p>
          </table:table-cell>
          <table:table-cell office:value-type="float" office:value="193.4">
            <text:p>193.4</text:p>
          </table:table-cell>
          <table:table-cell table:formula="of:=LN([.B21]/[.B22])" office:value-type="float" office:value="-0.00669932935895995">
            <text:p>-0.0066993294</text:p>
          </table:table-cell>
          <table:table-cell table:formula="of:=VAR([.C21];[.C22])" office:value-type="float" office:value="0.0000478804668180539">
            <text:p>4.78804668180539E-005</text:p>
          </table:table-cell>
          <table:table-cell table:number-columns-repeated="22"/>
          <table:table-cell table:style-name="ce7" table:formula="of:=[.Z20]*[.J9]" office:value-type="float" office:value="157.397159523533">
            <text:p>157.3971595235</text:p>
          </table:table-cell>
          <table:table-cell table:formula="of:=[.AA21]*[.$J$8]" office:value-type="float" office:value="159.529443442799">
            <text:p>159.5294434428</text:p>
          </table:table-cell>
          <table:table-cell table:formula="of:=[.AB21]*[.$J$8]" office:value-type="float" office:value="161.69061374557">
            <text:p>161.6906137456</text:p>
          </table:table-cell>
          <table:table-cell table:formula="of:=[.AC21]*[.$J$8]" office:value-type="float" office:value="163.881061760195">
            <text:p>163.8810617602</text:p>
          </table:table-cell>
          <table:table-cell table:formula="of:=[.AD21]*[.$J$8]" office:value-type="float" office:value="166.101184116414">
            <text:p>166.1011841164</text:p>
          </table:table-cell>
          <table:table-cell table:formula="of:=[.AE21]*[.$J$8]" office:value-type="float" office:value="168.351382817171">
            <text:p>168.3513828172</text:p>
          </table:table-cell>
          <table:table-cell table:number-columns-repeated="9"/>
          <table:table-cell table:formula="of:=MAX([.AA21]-[.$G$6]; 0)" office:value-type="float" office:value="0">
            <text:p>0</text:p>
          </table:table-cell>
          <table:table-cell table:formula="of:=MAX([.AF21]-[.$G$6]; 0)" office:value-type="float" office:value="0">
            <text:p>0</text:p>
          </table:table-cell>
        </table:table-row>
        <table:table-row table:style-name="ro1">
          <table:table-cell office:value-type="string">
            <text:p>2012-11-06</text:p>
          </table:table-cell>
          <table:table-cell office:value-type="float" office:value="194.7">
            <text:p>194.7</text:p>
          </table:table-cell>
          <table:table-cell table:formula="of:=LN([.B22]/[.B23])" office:value-type="float" office:value="0.00308642220318936">
            <text:p>0.0030864222</text:p>
          </table:table-cell>
          <table:table-cell table:formula="of:=VAR([.C22];[.C23])" office:value-type="float" office:value="0.000230344397620794">
            <text:p>0.0002303444</text:p>
          </table:table-cell>
          <table:table-cell table:number-columns-repeated="23"/>
          <table:table-cell table:style-name="ce7" table:formula="of:=[.AA21]*[.J9]" office:value-type="float" office:value="155.293375889945">
            <text:p>155.2933758899</text:p>
          </table:table-cell>
          <table:table-cell table:formula="of:=[.AB22]*[.$J$8]" office:value-type="float" office:value="157.397159523533">
            <text:p>157.3971595235</text:p>
          </table:table-cell>
          <table:table-cell table:formula="of:=[.AC22]*[.$J$8]" office:value-type="float" office:value="159.529443442799">
            <text:p>159.5294434428</text:p>
          </table:table-cell>
          <table:table-cell table:formula="of:=[.AD22]*[.$J$8]" office:value-type="float" office:value="161.69061374557">
            <text:p>161.6906137456</text:p>
          </table:table-cell>
          <table:table-cell table:formula="of:=[.AE22]*[.$J$8]" office:value-type="float" office:value="163.881061760195">
            <text:p>163.8810617602</text:p>
          </table:table-cell>
          <table:table-cell table:number-columns-repeated="10"/>
          <table:table-cell table:formula="of:=MAX([.AF22]-[.$G$6]; 0)" office:value-type="float" office:value="0">
            <text:p>0</text:p>
          </table:table-cell>
        </table:table-row>
        <table:table-row table:style-name="ro1">
          <table:table-cell office:value-type="string">
            <text:p>2012-11-05</text:p>
          </table:table-cell>
          <table:table-cell office:value-type="float" office:value="194.1">
            <text:p>194.1</text:p>
          </table:table-cell>
          <table:table-cell table:formula="of:=LN([.B23]/[.B24])" office:value-type="float" office:value="-0.0183772400016066">
            <text:p>-0.01837724</text:p>
          </table:table-cell>
          <table:table-cell table:formula="of:=VAR([.C23];[.C24])" office:value-type="float" office:value="0.000197922287897631">
            <text:p>0.0001979223</text:p>
          </table:table-cell>
          <table:table-cell table:number-columns-repeated="24"/>
          <table:table-cell table:style-name="ce7" table:formula="of:=[.AB22]*[.J9]" office:value-type="float" office:value="153.217711604828">
            <text:p>153.2177116048</text:p>
          </table:table-cell>
          <table:table-cell table:formula="of:=[.AC23]*[.$J$8]" office:value-type="float" office:value="155.293375889945">
            <text:p>155.2933758899</text:p>
          </table:table-cell>
          <table:table-cell table:formula="of:=[.AD23]*[.$J$8]" office:value-type="float" office:value="157.397159523533">
            <text:p>157.3971595235</text:p>
          </table:table-cell>
          <table:table-cell table:formula="of:=[.AE23]*[.$J$8]" office:value-type="float" office:value="159.529443442799">
            <text:p>159.5294434428</text:p>
          </table:table-cell>
          <table:table-cell table:number-columns-repeated="10"/>
          <table:table-cell table:formula="of:=MAX([.AF23]-[.$G$6]; 0)" office:value-type="float" office:value="0">
            <text:p>0</text:p>
          </table:table-cell>
        </table:table-row>
        <table:table-row table:style-name="ro1">
          <table:table-cell office:value-type="string">
            <text:p>2012-11-02</text:p>
          </table:table-cell>
          <table:table-cell office:value-type="float" office:value="197.7">
            <text:p>197.7</text:p>
          </table:table-cell>
          <table:table-cell table:formula="of:=LN([.B24]/[.B25])" office:value-type="float" office:value="0.00151860317718984">
            <text:p>0.0015186032</text:p>
          </table:table-cell>
          <table:table-cell table:formula="of:=VAR([.C24];[.C25])" office:value-type="float" office:value="0.0000332368817772993">
            <text:p>3.32368817772993E-005</text:p>
          </table:table-cell>
          <table:table-cell table:number-columns-repeated="25"/>
          <table:table-cell table:style-name="ce7" table:formula="of:=[.AC23]*[.J9]" office:value-type="float" office:value="151.169790822613">
            <text:p>151.1697908226</text:p>
          </table:table-cell>
          <table:table-cell table:formula="of:=[.AD24]*[.$J$8]" office:value-type="float" office:value="153.217711604828">
            <text:p>153.2177116048</text:p>
          </table:table-cell>
          <table:table-cell table:formula="of:=[.AE24]*[.$J$8]" office:value-type="float" office:value="155.293375889945">
            <text:p>155.2933758899</text:p>
          </table:table-cell>
          <table:table-cell table:number-columns-repeated="10"/>
          <table:table-cell table:formula="of:=MAX([.AF24]-[.$G$6]; 0)" office:value-type="float" office:value="0">
            <text:p>0</text:p>
          </table:table-cell>
        </table:table-row>
        <table:table-row table:style-name="ro1">
          <table:table-cell office:value-type="string">
            <text:p>2012-11-01</text:p>
          </table:table-cell>
          <table:table-cell office:value-type="float" office:value="197.4">
            <text:p>197.4</text:p>
          </table:table-cell>
          <table:table-cell table:formula="of:=LN([.B25]/[.B26])" office:value-type="float" office:value="0.00967174757396085">
            <text:p>0.0096717476</text:p>
          </table:table-cell>
          <table:table-cell table:formula="of:=VAR([.C25];[.C26])" office:value-type="float" office:value="0.0000290597587622809">
            <text:p>2.90597587622809E-005</text:p>
          </table:table-cell>
          <table:table-cell table:number-columns-repeated="26"/>
          <table:table-cell table:style-name="ce7" table:formula="of:=[.AD24]*[.J9]" office:value-type="float" office:value="149.149242721312">
            <text:p>149.1492427213</text:p>
          </table:table-cell>
          <table:table-cell table:formula="of:=[.AE25]*[.$J$8]" office:value-type="float" office:value="151.169790822613">
            <text:p>151.1697908226</text:p>
          </table:table-cell>
          <table:table-cell table:number-columns-repeated="10"/>
          <table:table-cell table:formula="of:=MAX([.AF25]-[.$G$6]; 0)" office:value-type="float" office:value="0">
            <text:p>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195.5">
            <text:p>195.5</text:p>
          </table:table-cell>
          <table:table-cell table:formula="of:=LN([.B26]/[.B27])" office:value-type="float" office:value="0.00204813179635493">
            <text:p>0.0020481318</text:p>
          </table:table-cell>
          <table:table-cell table:formula="of:=VAR([.C26];[.C27])" office:value-type="float" office:value="0.00000119540402969534">
            <text:p>1.19540402969534E-006</text:p>
          </table:table-cell>
          <table:table-cell table:number-columns-repeated="27"/>
          <table:table-cell table:style-name="ce7" table:formula="of:=[.AE25]*[.J9]" office:value-type="float" office:value="147.155701435377">
            <text:p>147.1557014354</text:p>
          </table:table-cell>
          <table:table-cell table:number-columns-repeated="10"/>
          <table:table-cell table:formula="of:=MAX([.AF26]-[.$G$6]; 0)" office:value-type="float" office:value="0">
            <text:p>0</text:p>
          </table:table-cell>
        </table:table-row>
        <table:table-row table:style-name="ro1">
          <table:table-cell office:value-type="string">
            <text:p>2012-10-30</text:p>
          </table:table-cell>
          <table:table-cell office:value-type="float" office:value="195.1">
            <text:p>195.1</text:p>
          </table:table-cell>
          <table:table-cell table:formula="of:=LN([.B27]/[.B28])" office:value-type="float" office:value="0.00359435560272666">
            <text:p>0.0035943556</text:p>
          </table:table-cell>
          <table:table-cell table:formula="of:=VAR([.C27];[.C28])" office:value-type="float" office:value="0.000000126586518915938">
            <text:p>1.26586518915938E-007</text:p>
          </table:table-cell>
          <table:table-cell table:number-columns-repeated="39"/>
        </table:table-row>
        <table:table-row table:style-name="ro1">
          <table:table-cell office:value-type="string">
            <text:p>2012-10-29</text:p>
          </table:table-cell>
          <table:table-cell office:value-type="float" office:value="194.4">
            <text:p>194.4</text:p>
          </table:table-cell>
          <table:table-cell table:formula="of:=LN([.B28]/[.B29])" office:value-type="float" office:value="0.00309119256967288">
            <text:p>0.0030911926</text:p>
          </table:table-cell>
          <table:table-cell table:formula="of:=VAR([.C28];[.C29])" office:value-type="float" office:value="0.0000598270936136266">
            <text:p>5.98270936136266E-005</text:p>
          </table:table-cell>
          <table:table-cell table:number-columns-repeated="39"/>
        </table:table-row>
        <table:table-row table:style-name="ro1">
          <table:table-cell office:value-type="string">
            <text:p>2012-10-26</text:p>
          </table:table-cell>
          <table:table-cell office:value-type="float" office:value="193.8">
            <text:p>193.8</text:p>
          </table:table-cell>
          <table:table-cell table:formula="of:=LN([.B29]/[.B30])" office:value-type="float" office:value="0.0140298482104385">
            <text:p>0.0140298482</text:p>
          </table:table-cell>
          <table:table-cell table:formula="of:=VAR([.C29];[.C30])" office:value-type="float" office:value="0.0000104244299510662">
            <text:p>1.04244299510662E-005</text:p>
          </table:table-cell>
          <table:table-cell table:number-columns-repeated="39"/>
        </table:table-row>
        <table:table-row table:style-name="ro1">
          <table:table-cell office:value-type="string">
            <text:p>2012-10-25</text:p>
          </table:table-cell>
          <table:table-cell office:value-type="float" office:value="191.1">
            <text:p>191.1</text:p>
          </table:table-cell>
          <table:table-cell table:formula="of:=LN([.B30]/[.B31])" office:value-type="float" office:value="0.00946379303095014">
            <text:p>0.009463793</text:p>
          </table:table-cell>
          <table:table-cell table:formula="of:=VAR([.C30];[.C31])" office:value-type="float" office:value="0.00000868265489960633">
            <text:p>8.68265489960633E-006</text:p>
          </table:table-cell>
          <table:table-cell table:number-columns-repeated="39"/>
        </table:table-row>
        <table:table-row table:style-name="ro1">
          <table:table-cell office:value-type="string">
            <text:p>2012-10-24</text:p>
          </table:table-cell>
          <table:table-cell office:value-type="float" office:value="189.3">
            <text:p>189.3</text:p>
          </table:table-cell>
          <table:table-cell table:formula="of:=LN([.B31]/[.B32])" office:value-type="float" office:value="0.00529662255217049">
            <text:p>0.0052966226</text:p>
          </table:table-cell>
          <table:table-cell table:formula="of:=VAR([.C31];[.C32])" office:value-type="float" office:value="0.0000506505374086052">
            <text:p>5.06505374086052E-005</text:p>
          </table:table-cell>
          <table:table-cell table:number-columns-repeated="39"/>
        </table:table-row>
        <table:table-row table:style-name="ro1">
          <table:table-cell office:value-type="string">
            <text:p>2012-10-23</text:p>
          </table:table-cell>
          <table:table-cell office:value-type="float" office:value="188.3">
            <text:p>188.3</text:p>
          </table:table-cell>
          <table:table-cell table:formula="of:=LN([.B32]/[.B33])" office:value-type="float" office:value="-0.00476822095467106">
            <text:p>-0.004768221</text:p>
          </table:table-cell>
          <table:table-cell table:formula="of:=VAR([.C32];[.C33])" office:value-type="float" office:value="0.0000169703370090621">
            <text:p>1.69703370090621E-005</text:p>
          </table:table-cell>
          <table:table-cell table:number-columns-repeated="39"/>
        </table:table-row>
        <table:table-row table:style-name="ro2">
          <table:table-cell office:value-type="string">
            <text:p>2012-10-22</text:p>
          </table:table-cell>
          <table:table-cell office:value-type="float" office:value="189.2">
            <text:p>189.2</text:p>
          </table:table-cell>
          <table:table-cell table:formula="of:=LN([.B33]/[.B34])" office:value-type="float" office:value="0.00105764155813545">
            <text:p>0.0010576416</text:p>
          </table:table-cell>
          <table:table-cell table:formula="of:=VAR([.C33];[.C34])" office:value-type="float" office:value="0.0000068437088384975">
            <text:p>6.8437088384975E-006</text:p>
          </table:table-cell>
          <table:table-cell/>
          <table:table-cell table:style-name="ce8" office:value-type="string">
            <text:p>Black and Scholes</text:p>
          </table:table-cell>
          <table:table-cell table:number-columns-repeated="5"/>
          <table:table-cell office:value-type="string">
            <text:p>C0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  <table:table-cell office:value-type="string">
            <text:p>C14</text:p>
          </table:table-cell>
          <table:table-cell office:value-type="string">
            <text:p>C15</text:p>
          </table:table-cell>
          <table:table-cell office:value-type="string">
            <text:p>C16</text:p>
          </table:table-cell>
          <table:table-cell office:value-type="string">
            <text:p>C17</text:p>
          </table:table-cell>
          <table:table-cell office:value-type="string">
            <text:p>C18</text:p>
          </table:table-cell>
          <table:table-cell office:value-type="string">
            <text:p>C19</text:p>
          </table:table-cell>
          <table:table-cell office:value-type="string">
            <text:p>C20</text:p>
          </table:table-cell>
          <table:table-cell table:number-columns-repeated="11"/>
        </table:table-row>
        <table:table-row table:style-name="ro1">
          <table:table-cell office:value-type="string">
            <text:p>2012-10-19</text:p>
          </table:table-cell>
          <table:table-cell office:value-type="float" office:value="189">
            <text:p>189</text:p>
          </table:table-cell>
          <table:table-cell table:formula="of:=LN([.B34]/[.B35])" office:value-type="float" office:value="-0.0026420094628387">
            <text:p>-0.0026420095</text:p>
          </table:table-cell>
          <table:table-cell table:formula="of:=VAR([.C34];[.C35])" office:value-type="float" office:value="0.0000618397391685113">
            <text:p>6.18397391685113E-005</text:p>
          </table:table-cell>
          <table:table-cell table:number-columns-repeated="39"/>
        </table:table-row>
        <table:table-row table:style-name="ro1">
          <table:table-cell office:value-type="string">
            <text:p>2012-10-18</text:p>
          </table:table-cell>
          <table:table-cell office:value-type="float" office:value="189.5">
            <text:p>189.5</text:p>
          </table:table-cell>
          <table:table-cell table:formula="of:=LN([.B35]/[.B36])" office:value-type="float" office:value="0.00847911810306138">
            <text:p>0.0084791181</text:p>
          </table:table-cell>
          <table:table-cell table:formula="of:=VAR([.C35];[.C36])" office:value-type="float" office:value="0.00000380869494579578">
            <text:p>3.80869494579578E-006</text:p>
          </table:table-cell>
          <table:table-cell/>
          <table:table-cell office:value-type="string">
            <text:p>d1</text:p>
          </table:table-cell>
          <table:table-cell table:formula="of:=(LN([.G7]/[.G6]) + ([.J5]+[.J6]^2/2)*([.G4]/[.G3]))/([.J6]*SQRT([.G4]/[.G3]))" office:value-type="float" office:value="0.300394141221279">
            <text:p>0.3003941412</text:p>
          </table:table-cell>
          <table:table-cell table:number-columns-repeated="4"/>
          <table:table-cell table:formula="of:=[.$J$13]*([.$J$10]*[.M35]+[.$J$11]*[.M36])" office:value-type="float" office:value="6.06313403127721">
            <text:p>6.0631340313</text:p>
          </table:table-cell>
          <table:table-cell table:formula="of:=[.$J$13]*([.$J$10]*[.N35]+[.$J$11]*[.N36])" office:value-type="float" office:value="7.62911187379056">
            <text:p>7.6291118738</text:p>
          </table:table-cell>
          <table:table-cell table:formula="of:=[.$J$13]*([.$J$10]*[.O35]+[.$J$11]*[.O36])" office:value-type="float" office:value="9.4454530021459">
            <text:p>9.4454530021</text:p>
          </table:table-cell>
          <table:table-cell table:formula="of:=[.$J$13]*([.$J$10]*[.P35]+[.$J$11]*[.P36])" office:value-type="float" office:value="11.5048386653212">
            <text:p>11.5048386653</text:p>
          </table:table-cell>
          <table:table-cell table:formula="of:=[.$J$13]*([.$J$10]*[.Q35]+[.$J$11]*[.Q36])" office:value-type="float" office:value="13.7875215166236">
            <text:p>13.7875215166</text:p>
          </table:table-cell>
          <table:table-cell table:formula="of:=[.$J$13]*([.$J$10]*[.R35]+[.$J$11]*[.R36])" office:value-type="float" office:value="16.2631059945432">
            <text:p>16.2631059945</text:p>
          </table:table-cell>
          <table:table-cell table:formula="of:=[.$J$13]*([.$J$10]*[.S35]+[.$J$11]*[.S36])" office:value-type="float" office:value="18.8945800521229">
            <text:p>18.8945800521</text:p>
          </table:table-cell>
          <table:table-cell table:formula="of:=[.$J$13]*([.$J$10]*[.T35]+[.$J$11]*[.T36])" office:value-type="float" office:value="21.6439612702531">
            <text:p>21.6439612703</text:p>
          </table:table-cell>
          <table:table-cell table:formula="of:=[.$J$13]*([.$J$10]*[.U35]+[.$J$11]*[.U36])" office:value-type="float" office:value="24.4781521200831">
            <text:p>24.4781521201</text:p>
          </table:table-cell>
          <table:table-cell table:formula="of:=[.$J$13]*([.$J$10]*[.V35]+[.$J$11]*[.V36])" office:value-type="float" office:value="27.3731895861733">
            <text:p>27.3731895862</text:p>
          </table:table-cell>
          <table:table-cell table:formula="of:=[.$J$13]*([.$J$10]*[.W35]+[.$J$11]*[.W36])" office:value-type="float" office:value="30.3154466509295">
            <text:p>30.3154466509</text:p>
          </table:table-cell>
          <table:table-cell table:formula="of:=[.$J$13]*([.$J$10]*[.X35]+[.$J$11]*[.X36])" office:value-type="float" office:value="33.299616002161">
            <text:p>33.2996160022</text:p>
          </table:table-cell>
          <table:table-cell table:formula="of:=[.$J$13]*([.$J$10]*[.Y35]+[.$J$11]*[.Y36])" office:value-type="float" office:value="36.3249404030649">
            <text:p>36.3249404031</text:p>
          </table:table-cell>
          <table:table-cell table:formula="of:=[.$J$13]*([.$J$10]*[.Z35]+[.$J$11]*[.Z36])" office:value-type="float" office:value="39.3919827339463">
            <text:p>39.3919827339</text:p>
          </table:table-cell>
          <table:table-cell table:formula="of:=[.$J$13]*([.$J$10]*[.AA35]+[.$J$11]*[.AA36])" office:value-type="float" office:value="42.5013135730386">
            <text:p>42.501313573</text:p>
          </table:table-cell>
          <table:table-cell table:formula="of:=[.$J$13]*([.$J$10]*[.AB35]+[.$J$11]*[.AB36])" office:value-type="float" office:value="45.6535113017799">
            <text:p>45.6535113018</text:p>
          </table:table-cell>
          <table:table-cell table:formula="of:=[.$J$13]*([.$J$10]*[.AC35]+[.$J$11]*[.AC36])" office:value-type="float" office:value="48.8491622115289">
            <text:p>48.8491622115</text:p>
          </table:table-cell>
          <table:table-cell table:formula="of:=[.$J$13]*([.$J$10]*[.AD35]+[.$J$11]*[.AD36])" office:value-type="float" office:value="52.0888606117408">
            <text:p>52.0888606117</text:p>
          </table:table-cell>
          <table:table-cell table:formula="of:=[.$J$13]*([.$J$10]*[.AE35]+[.$J$11]*[.AE36])" office:value-type="float" office:value="55.3732089396223">
            <text:p>55.3732089396</text:p>
          </table:table-cell>
          <table:table-cell table:formula="of:=[.$J$13]*([.$J$10]*[.AF35]+[.$J$11]*[.AF36])" office:value-type="float" office:value="58.7028178712866">
            <text:p>58.7028178713</text:p>
          </table:table-cell>
          <table:table-cell table:formula="of:=[.AQ6]" office:value-type="float" office:value="62.0783064344277">
            <text:p>62.0783064344</text:p>
          </table:table-cell>
          <table:table-cell table:number-columns-repeated="11"/>
        </table:table-row>
        <table:table-row table:style-name="ro1">
          <table:table-cell office:value-type="string">
            <text:p>2012-10-17</text:p>
          </table:table-cell>
          <table:table-cell office:value-type="float" office:value="187.9">
            <text:p>187.9</text:p>
          </table:table-cell>
          <table:table-cell table:formula="of:=LN([.B36]/[.B37])" office:value-type="float" office:value="0.0112390800396814">
            <text:p>0.01123908</text:p>
          </table:table-cell>
          <table:table-cell table:formula="of:=VAR([.C36];[.C37])" office:value-type="float" office:value="0.0000444158710579957">
            <text:p>4.44158710579957E-005</text:p>
          </table:table-cell>
          <table:table-cell/>
          <table:table-cell office:value-type="string">
            <text:p>d2</text:p>
          </table:table-cell>
          <table:table-cell table:formula="of:=[.G35]-[.J6]*SQRT([.G4]/[.G3])" office:value-type="float" office:value="0.240216122841477">
            <text:p>0.2402161228</text:p>
          </table:table-cell>
          <table:table-cell table:number-columns-repeated="5"/>
          <table:table-cell table:formula="of:=[.$J$13]*([.$J$10]*[.N36]+[.$J$11]*[.N37])" office:value-type="float" office:value="4.51816262397939">
            <text:p>4.518162624</text:p>
          </table:table-cell>
          <table:table-cell table:formula="of:=[.$J$13]*([.$J$10]*[.O36]+[.$J$11]*[.O37])" office:value-type="float" office:value="5.83729423837926">
            <text:p>5.8372942384</text:p>
          </table:table-cell>
          <table:table-cell table:formula="of:=[.$J$13]*([.$J$10]*[.P36]+[.$J$11]*[.P37])" office:value-type="float" office:value="7.4140838095353">
            <text:p>7.4140838095</text:p>
          </table:table-cell>
          <table:table-cell table:formula="of:=[.$J$13]*([.$J$10]*[.Q36]+[.$J$11]*[.Q37])" office:value-type="float" office:value="9.25348530938094">
            <text:p>9.2534853094</text:p>
          </table:table-cell>
          <table:table-cell table:formula="of:=[.$J$13]*([.$J$10]*[.R36]+[.$J$11]*[.R37])" office:value-type="float" office:value="11.3462624788853">
            <text:p>11.3462624789</text:p>
          </table:table-cell>
          <table:table-cell table:formula="of:=[.$J$13]*([.$J$10]*[.S36]+[.$J$11]*[.S37])" office:value-type="float" office:value="13.6685462164568">
            <text:p>13.6685462165</text:p>
          </table:table-cell>
          <table:table-cell table:formula="of:=[.$J$13]*([.$J$10]*[.T36]+[.$J$11]*[.T37])" office:value-type="float" office:value="16.1842729892554">
            <text:p>16.1842729893</text:p>
          </table:table-cell>
          <table:table-cell table:formula="of:=[.$J$13]*([.$J$10]*[.U36]+[.$J$11]*[.U37])" office:value-type="float" office:value="18.850625888746">
            <text:p>18.8506258887</text:p>
          </table:table-cell>
          <table:table-cell table:formula="of:=[.$J$13]*([.$J$10]*[.V36]+[.$J$11]*[.V37])" office:value-type="float" office:value="21.6254772033707">
            <text:p>21.6254772034</text:p>
          </table:table-cell>
          <table:table-cell table:formula="of:=[.$J$13]*([.$J$10]*[.W36]+[.$J$11]*[.W37])" office:value-type="float" office:value="24.4746495593291">
            <text:p>24.4746495593</text:p>
          </table:table-cell>
          <table:table-cell table:formula="of:=[.$J$13]*([.$J$10]*[.X36]+[.$J$11]*[.X37])" office:value-type="float" office:value="27.3762956494651">
            <text:p>27.3762956495</text:p>
          </table:table-cell>
          <table:table-cell table:formula="of:=[.$J$13]*([.$J$10]*[.Y36]+[.$J$11]*[.Y37])" office:value-type="float" office:value="30.3206130274306">
            <text:p>30.3206130274</text:p>
          </table:table-cell>
          <table:table-cell table:formula="of:=[.$J$13]*([.$J$10]*[.Z36]+[.$J$11]*[.Z37])" office:value-type="float" office:value="33.3055404875157">
            <text:p>33.3055404875</text:p>
          </table:table-cell>
          <table:table-cell table:formula="of:=[.$J$13]*([.$J$10]*[.AA36]+[.$J$11]*[.AA37])" office:value-type="float" office:value="36.3316334570836">
            <text:p>36.3316334571</text:p>
          </table:table-cell>
          <table:table-cell table:formula="of:=[.$J$13]*([.$J$10]*[.AB36]+[.$J$11]*[.AB37])" office:value-type="float" office:value="39.3994549594998">
            <text:p>39.3994549595</text:p>
          </table:table-cell>
          <table:table-cell table:formula="of:=[.$J$13]*([.$J$10]*[.AC36]+[.$J$11]*[.AC37])" office:value-type="float" office:value="42.5095757180143">
            <text:p>42.509575718</text:p>
          </table:table-cell>
          <table:table-cell table:formula="of:=[.$J$13]*([.$J$10]*[.AD36]+[.$J$11]*[.AD37])" office:value-type="float" office:value="45.6625742610649">
            <text:p>45.6625742611</text:p>
          </table:table-cell>
          <table:table-cell table:formula="of:=[.$J$13]*([.$J$10]*[.AE36]+[.$J$11]*[.AE37])" office:value-type="float" office:value="48.8590370290206">
            <text:p>48.859037029</text:p>
          </table:table-cell>
          <table:table-cell table:formula="of:=[.$J$13]*([.$J$10]*[.AF36]+[.$J$11]*[.AF37])" office:value-type="float" office:value="52.0995584823846">
            <text:p>52.0995584824</text:p>
          </table:table-cell>
          <table:table-cell table:formula="of:=[.AQ7]" office:value-type="float" office:value="55.3847412114776">
            <text:p>55.3847412115</text:p>
          </table:table-cell>
          <table:table-cell table:number-columns-repeated="11"/>
        </table:table-row>
        <table:table-row table:style-name="ro1">
          <table:table-cell office:value-type="string">
            <text:p>2012-10-16</text:p>
          </table:table-cell>
          <table:table-cell office:value-type="float" office:value="185.8">
            <text:p>185.8</text:p>
          </table:table-cell>
          <table:table-cell table:formula="of:=LN([.B37]/[.B38])" office:value-type="float" office:value="0.0206641393029429">
            <text:p>0.0206641393</text:p>
          </table:table-cell>
          <table:table-cell table:formula="of:=VAR([.C37];[.C38])" office:value-type="float" office:value="0.000273958459891643">
            <text:p>0.0002739585</text:p>
          </table:table-cell>
          <table:table-cell table:number-columns-repeated="9"/>
          <table:table-cell table:formula="of:=[.$J$13]*([.$J$10]*[.O37]+[.$J$11]*[.O38])" office:value-type="float" office:value="3.2165695302809">
            <text:p>3.2165695303</text:p>
          </table:table-cell>
          <table:table-cell table:formula="of:=[.$J$13]*([.$J$10]*[.P37]+[.$J$11]*[.P38])" office:value-type="float" office:value="4.28158496258072">
            <text:p>4.2815849626</text:p>
          </table:table-cell>
          <table:table-cell table:formula="of:=[.$J$13]*([.$J$10]*[.Q37]+[.$J$11]*[.Q38])" office:value-type="float" office:value="5.59943423544047">
            <text:p>5.5994342354</text:p>
          </table:table-cell>
          <table:table-cell table:formula="of:=[.$J$13]*([.$J$10]*[.R37]+[.$J$11]*[.R38])" office:value-type="float" office:value="7.1890871242036">
            <text:p>7.1890871242</text:p>
          </table:table-cell>
          <table:table-cell table:formula="of:=[.$J$13]*([.$J$10]*[.S37]+[.$J$11]*[.S38])" office:value-type="float" office:value="9.05575653051126">
            <text:p>9.0557565305</text:p>
          </table:table-cell>
          <table:table-cell table:formula="of:=[.$J$13]*([.$J$10]*[.T37]+[.$J$11]*[.T38])" office:value-type="float" office:value="11.1876104113105">
            <text:p>11.1876104113</text:p>
          </table:table-cell>
          <table:table-cell table:formula="of:=[.$J$13]*([.$J$10]*[.U37]+[.$J$11]*[.U38])" office:value-type="float" office:value="13.5552453816611">
            <text:p>13.5552453817</text:p>
          </table:table-cell>
          <table:table-cell table:formula="of:=[.$J$13]*([.$J$10]*[.V37]+[.$J$11]*[.V38])" office:value-type="float" office:value="16.1151524883289">
            <text:p>16.1151524883</text:p>
          </table:table-cell>
          <table:table-cell table:formula="of:=[.$J$13]*([.$J$10]*[.W37]+[.$J$11]*[.W38])" office:value-type="float" office:value="18.8173409460264">
            <text:p>18.817340946</text:p>
          </table:table-cell>
          <table:table-cell table:formula="of:=[.$J$13]*([.$J$10]*[.X37]+[.$J$11]*[.X38])" office:value-type="float" office:value="21.6154469345385">
            <text:p>21.6154469345</text:p>
          </table:table-cell>
          <table:table-cell table:formula="of:=[.$J$13]*([.$J$10]*[.Y37]+[.$J$11]*[.Y38])" office:value-type="float" office:value="24.4757216519712">
            <text:p>24.475721652</text:p>
          </table:table-cell>
          <table:table-cell table:formula="of:=[.$J$13]*([.$J$10]*[.Z37]+[.$J$11]*[.Z38])" office:value-type="float" office:value="27.3807146797563">
            <text:p>27.3807146798</text:p>
          </table:table-cell>
          <table:table-cell table:formula="of:=[.$J$13]*([.$J$10]*[.AA37]+[.$J$11]*[.AA38])" office:value-type="float" office:value="30.3257800378603">
            <text:p>30.3257800379</text:p>
          </table:table-cell>
          <table:table-cell table:formula="of:=[.$J$13]*([.$J$10]*[.AB37]+[.$J$11]*[.AB38])" office:value-type="float" office:value="33.311465799387">
            <text:p>33.3114657994</text:p>
          </table:table-cell>
          <table:table-cell table:formula="of:=[.$J$13]*([.$J$10]*[.AC37]+[.$J$11]*[.AC38])" office:value-type="float" office:value="36.3383275328655">
            <text:p>36.3383275329</text:p>
          </table:table-cell>
          <table:table-cell table:formula="of:=[.$J$13]*([.$J$10]*[.AD37]+[.$J$11]*[.AD38])" office:value-type="float" office:value="39.4069284047578">
            <text:p>39.4069284048</text:p>
          </table:table-cell>
          <table:table-cell table:formula="of:=[.$J$13]*([.$J$10]*[.AE37]+[.$J$11]*[.AE38])" office:value-type="float" office:value="42.5178392833673">
            <text:p>42.5178392834</text:p>
          </table:table-cell>
          <table:table-cell table:formula="of:=[.$J$13]*([.$J$10]*[.AF37]+[.$J$11]*[.AF38])" office:value-type="float" office:value="45.6716388441691">
            <text:p>45.6716388442</text:p>
          </table:table-cell>
          <table:table-cell table:formula="of:=[.AQ8]" office:value-type="float" office:value="48.8689136765802">
            <text:p>48.8689136766</text:p>
          </table:table-cell>
          <table:table-cell table:number-columns-repeated="11"/>
        </table:table-row>
        <table:table-row table:style-name="ro2">
          <table:table-cell office:value-type="string">
            <text:p>2012-10-15</text:p>
          </table:table-cell>
          <table:table-cell office:value-type="float" office:value="182">
            <text:p>182</text:p>
          </table:table-cell>
          <table:table-cell table:formula="of:=LN([.B38]/[.B39])" office:value-type="float" office:value="-0.00274348594575083">
            <text:p>-0.0027434859</text:p>
          </table:table-cell>
          <table:table-cell table:formula="of:=VAR([.C38];[.C39])" office:value-type="float" office:value="0.0000216908411171857">
            <text:p>2.16908411171857E-005</text:p>
          </table:table-cell>
          <table:table-cell/>
          <table:table-cell office:value-type="string">
            <text:p>C(S,t)</text:p>
          </table:table-cell>
          <table:table-cell table:formula="of:=LEGACY.NORMSDIST([.G35])*[.G7]-LEGACY.NORMSDIST([.G36])*[.G6]*EXP(-[.J5]/360*[.G4]/[.G3])" office:value-type="float" office:value="6.00498782409002">
            <text:p>6.0049878241</text:p>
          </table:table-cell>
          <table:table-cell table:number-columns-repeated="7"/>
          <table:table-cell table:formula="of:=[.$J$13]*([.$J$10]*[.P38]+[.$J$11]*[.P39])" office:value-type="float" office:value="2.16559937137315">
            <text:p>2.1655993714</text:p>
          </table:table-cell>
          <table:table-cell table:formula="of:=[.$J$13]*([.$J$10]*[.Q38]+[.$J$11]*[.Q39])" office:value-type="float" office:value="2.98119543190347">
            <text:p>2.9811954319</text:p>
          </table:table-cell>
          <table:table-cell table:formula="of:=[.$J$13]*([.$J$10]*[.R38]+[.$J$11]*[.R39])" office:value-type="float" office:value="4.030957715197">
            <text:p>4.0309577152</text:p>
          </table:table-cell>
          <table:table-cell table:formula="of:=[.$J$13]*([.$J$10]*[.S38]+[.$J$11]*[.S39])" office:value-type="float" office:value="5.34744753609237">
            <text:p>5.3474475361</text:p>
          </table:table-cell>
          <table:table-cell table:formula="of:=[.$J$13]*([.$J$10]*[.T38]+[.$J$11]*[.T39])" office:value-type="float" office:value="6.95271302685945">
            <text:p>6.9527130269</text:p>
          </table:table-cell>
          <table:table-cell table:formula="of:=[.$J$13]*([.$J$10]*[.U38]+[.$J$11]*[.U39])" office:value-type="float" office:value="8.85227272129809">
            <text:p>8.8522727213</text:p>
          </table:table-cell>
          <table:table-cell table:formula="of:=[.$J$13]*([.$J$10]*[.V38]+[.$J$11]*[.V39])" office:value-type="float" office:value="11.0306462894557">
            <text:p>11.0306462895</text:p>
          </table:table-cell>
          <table:table-cell table:formula="of:=[.$J$13]*([.$J$10]*[.W38]+[.$J$11]*[.W39])" office:value-type="float" office:value="13.4507147659476">
            <text:p>13.4507147659</text:p>
          </table:table-cell>
          <table:table-cell table:formula="of:=[.$J$13]*([.$J$10]*[.X38]+[.$J$11]*[.X39])" office:value-type="float" office:value="16.0588920294071">
            <text:p>16.0588920294</text:p>
          </table:table-cell>
          <table:table-cell table:formula="of:=[.$J$13]*([.$J$10]*[.Y38]+[.$J$11]*[.Y39])" office:value-type="float" office:value="18.7963431507215">
            <text:p>18.7963431507</text:p>
          </table:table-cell>
          <table:table-cell table:formula="of:=[.$J$13]*([.$J$10]*[.Z38]+[.$J$11]*[.Z39])" office:value-type="float" office:value="21.6132138260551">
            <text:p>21.6132138261</text:p>
          </table:table-cell>
          <table:table-cell table:formula="of:=[.$J$13]*([.$J$10]*[.AA38]+[.$J$11]*[.AA39])" office:value-type="float" office:value="24.479403140634">
            <text:p>24.4794031406</text:p>
          </table:table-cell>
          <table:table-cell table:formula="of:=[.$J$13]*([.$J$10]*[.AB38]+[.$J$11]*[.AB39])" office:value-type="float" office:value="27.3851341539418">
            <text:p>27.3851341539</text:p>
          </table:table-cell>
          <table:table-cell table:formula="of:=[.$J$13]*([.$J$10]*[.AC38]+[.$J$11]*[.AC39])" office:value-type="float" office:value="30.3309476821981">
            <text:p>30.3309476822</text:p>
          </table:table-cell>
          <table:table-cell table:formula="of:=[.$J$13]*([.$J$10]*[.AD38]+[.$J$11]*[.AD39])" office:value-type="float" office:value="33.3173919378032">
            <text:p>33.3173919378</text:p>
          </table:table-cell>
          <table:table-cell table:formula="of:=[.$J$13]*([.$J$10]*[.AE38]+[.$J$11]*[.AE39])" office:value-type="float" office:value="36.3450226304884">
            <text:p>36.3450226305</text:p>
          </table:table-cell>
          <table:table-cell table:formula="of:=[.$J$13]*([.$J$10]*[.AF38]+[.$J$11]*[.AF39])" office:value-type="float" office:value="39.4144030698483">
            <text:p>39.4144030698</text:p>
          </table:table-cell>
          <table:table-cell table:formula="of:=[.AQ9]" office:value-type="float" office:value="42.5261042692767">
            <text:p>42.5261042693</text:p>
          </table:table-cell>
          <table:table-cell table:number-columns-repeated="11"/>
        </table:table-row>
        <table:table-row table:style-name="ro1">
          <table:table-cell office:value-type="string">
            <text:p>2012-10-12</text:p>
          </table:table-cell>
          <table:table-cell office:value-type="float" office:value="182.5">
            <text:p>182.5</text:p>
          </table:table-cell>
          <table:table-cell table:formula="of:=LN([.B39]/[.B40])" office:value-type="float" office:value="0.00384299127916776">
            <text:p>0.0038429913</text:p>
          </table:table-cell>
          <table:table-cell table:formula="of:=VAR([.C39];[.C40])" office:value-type="float" office:value="0.0000150799131320312">
            <text:p>1.50799131320312E-005</text:p>
          </table:table-cell>
          <table:table-cell table:number-columns-repeated="11"/>
          <table:table-cell table:formula="of:=[.$J$13]*([.$J$10]*[.Q39]+[.$J$11]*[.Q40])" office:value-type="float" office:value="1.36068013740138">
            <text:p>1.3606801374</text:p>
          </table:table-cell>
          <table:table-cell table:formula="of:=[.$J$13]*([.$J$10]*[.R39]+[.$J$11]*[.R40])" office:value-type="float" office:value="1.94522693637894">
            <text:p>1.9452269364</text:p>
          </table:table-cell>
          <table:table-cell table:formula="of:=[.$J$13]*([.$J$10]*[.S39]+[.$J$11]*[.S40])" office:value-type="float" office:value="2.73184416771901">
            <text:p>2.7318441677</text:p>
          </table:table-cell>
          <table:table-cell table:formula="of:=[.$J$13]*([.$J$10]*[.T39]+[.$J$11]*[.T40])" office:value-type="float" office:value="3.76348478088381">
            <text:p>3.7634847809</text:p>
          </table:table-cell>
          <table:table-cell table:formula="of:=[.$J$13]*([.$J$10]*[.U39]+[.$J$11]*[.U40])" office:value-type="float" office:value="5.0785276508968">
            <text:p>5.0785276509</text:p>
          </table:table-cell>
          <table:table-cell table:formula="of:=[.$J$13]*([.$J$10]*[.V39]+[.$J$11]*[.V40])" office:value-type="float" office:value="6.70323157359947">
            <text:p>6.7032315736</text:p>
          </table:table-cell>
          <table:table-cell table:formula="of:=[.$J$13]*([.$J$10]*[.W39]+[.$J$11]*[.W40])" office:value-type="float" office:value="8.64348274646595">
            <text:p>8.6434827465</text:p>
          </table:table-cell>
          <table:table-cell table:formula="of:=[.$J$13]*([.$J$10]*[.X39]+[.$J$11]*[.X40])" office:value-type="float" office:value="10.8784155474795">
            <text:p>10.8784155475</text:p>
          </table:table-cell>
          <table:table-cell table:formula="of:=[.$J$13]*([.$J$10]*[.Y39]+[.$J$11]*[.Y40])" office:value-type="float" office:value="13.3596134105727">
            <text:p>13.3596134106</text:p>
          </table:table-cell>
          <table:table-cell table:formula="of:=[.$J$13]*([.$J$10]*[.Z39]+[.$J$11]*[.Z40])" office:value-type="float" office:value="16.0193563635919">
            <text:p>16.0193563636</text:p>
          </table:table-cell>
          <table:table-cell table:formula="of:=[.$J$13]*([.$J$10]*[.AA39]+[.$J$11]*[.AA40])" office:value-type="float" office:value="18.7882681031023">
            <text:p>18.7882681031</text:p>
          </table:table-cell>
          <table:table-cell table:formula="of:=[.$J$13]*([.$J$10]*[.AB39]+[.$J$11]*[.AB40])" office:value-type="float" office:value="21.6161674478392">
            <text:p>21.6161674478</text:p>
          </table:table-cell>
          <table:table-cell table:formula="of:=[.$J$13]*([.$J$10]*[.AC39]+[.$J$11]*[.AC40])" office:value-type="float" office:value="24.4830848856487">
            <text:p>24.4830848856</text:p>
          </table:table-cell>
          <table:table-cell table:formula="of:=[.$J$13]*([.$J$10]*[.AD39]+[.$J$11]*[.AD40])" office:value-type="float" office:value="27.3895540719527">
            <text:p>27.389554072</text:p>
          </table:table-cell>
          <table:table-cell table:formula="of:=[.$J$13]*([.$J$10]*[.AE39]+[.$J$11]*[.AE40])" office:value-type="float" office:value="30.3361159604232">
            <text:p>30.3361159604</text:p>
          </table:table-cell>
          <table:table-cell table:formula="of:=[.$J$13]*([.$J$10]*[.AF39]+[.$J$11]*[.AF40])" office:value-type="float" office:value="33.3233189027928">
            <text:p>33.3233189028</text:p>
          </table:table-cell>
          <table:table-cell table:formula="of:=[.AQ10]" office:value-type="float" office:value="36.3517187500303">
            <text:p>36.35171875</text:p>
          </table:table-cell>
          <table:table-cell table:number-columns-repeated="11"/>
        </table:table-row>
        <table:table-row table:style-name="ro1">
          <table:table-cell office:value-type="string">
            <text:p>2012-10-11</text:p>
          </table:table-cell>
          <table:table-cell office:value-type="float" office:value="181.8">
            <text:p>181.8</text:p>
          </table:table-cell>
          <table:table-cell table:formula="of:=LN([.B40]/[.B41])" office:value-type="float" office:value="-0.00164880499018367">
            <text:p>-0.001648805</text:p>
          </table:table-cell>
          <table:table-cell table:formula="of:=VAR([.C40];[.C41])" office:value-type="float" office:value="0.00000373946617378285">
            <text:p>3.73946617378285E-006</text:p>
          </table:table-cell>
          <table:table-cell table:number-columns-repeated="12"/>
          <table:table-cell table:formula="of:=[.$J$13]*([.$J$10]*[.R40]+[.$J$11]*[.R41])" office:value-type="float" office:value="0.783734645586861">
            <text:p>0.7837346456</text:p>
          </table:table-cell>
          <table:table-cell table:formula="of:=[.$J$13]*([.$J$10]*[.S40]+[.$J$11]*[.S41])" office:value-type="float" office:value="1.16886904312842">
            <text:p>1.1688690431</text:p>
          </table:table-cell>
          <table:table-cell table:formula="of:=[.$J$13]*([.$J$10]*[.T40]+[.$J$11]*[.T41])" office:value-type="float" office:value="1.71370661435892">
            <text:p>1.7137066144</text:p>
          </table:table-cell>
          <table:table-cell table:formula="of:=[.$J$13]*([.$J$10]*[.U40]+[.$J$11]*[.U41])" office:value-type="float" office:value="2.46572915324134">
            <text:p>2.4657291532</text:p>
          </table:table-cell>
          <table:table-cell table:formula="of:=[.$J$13]*([.$J$10]*[.V40]+[.$J$11]*[.V41])" office:value-type="float" office:value="3.47529571144253">
            <text:p>3.4752957114</text:p>
          </table:table-cell>
          <table:table-cell table:formula="of:=[.$J$13]*([.$J$10]*[.W40]+[.$J$11]*[.W41])" office:value-type="float" office:value="4.78879235172926">
            <text:p>4.7887923517</text:p>
          </table:table-cell>
          <table:table-cell table:formula="of:=[.$J$13]*([.$J$10]*[.X40]+[.$J$11]*[.X41])" office:value-type="float" office:value="6.43852733730878">
            <text:p>6.4385273373</text:p>
          </table:table-cell>
          <table:table-cell table:formula="of:=[.$J$13]*([.$J$10]*[.Y40]+[.$J$11]*[.Y41])" office:value-type="float" office:value="8.43083922710423">
            <text:p>8.4308392271</text:p>
          </table:table-cell>
          <table:table-cell table:formula="of:=[.$J$13]*([.$J$10]*[.Z40]+[.$J$11]*[.Z41])" office:value-type="float" office:value="10.7363629182458">
            <text:p>10.7363629182</text:p>
          </table:table-cell>
          <table:table-cell table:formula="of:=[.$J$13]*([.$J$10]*[.AA40]+[.$J$11]*[.AA41])" office:value-type="float" office:value="13.2889962522397">
            <text:p>13.2889962522</text:p>
          </table:table-cell>
          <table:table-cell table:formula="of:=[.$J$13]*([.$J$10]*[.AB40]+[.$J$11]*[.AB41])" office:value-type="float" office:value="16.0003870887194">
            <text:p>16.0003870887</text:p>
          </table:table-cell>
          <table:table-cell table:formula="of:=[.$J$13]*([.$J$10]*[.AC40]+[.$J$11]*[.AC41])" office:value-type="float" office:value="18.7905034046446">
            <text:p>18.7905034046</text:p>
          </table:table-cell>
          <table:table-cell table:formula="of:=[.$J$13]*([.$J$10]*[.AD40]+[.$J$11]*[.AD41])" office:value-type="float" office:value="21.6191211408915">
            <text:p>21.6191211409</text:p>
          </table:table-cell>
          <table:table-cell table:formula="of:=[.$J$13]*([.$J$10]*[.AE40]+[.$J$11]*[.AE41])" office:value-type="float" office:value="24.4867668868985">
            <text:p>24.4867668869</text:p>
          </table:table-cell>
          <table:table-cell table:formula="of:=[.$J$13]*([.$J$10]*[.AF40]+[.$J$11]*[.AF41])" office:value-type="float" office:value="27.3939744337199">
            <text:p>27.3939744337</text:p>
          </table:table-cell>
          <table:table-cell table:formula="of:=[.AQ11]" office:value-type="float" office:value="30.3412848725149">
            <text:p>30.3412848725</text:p>
          </table:table-cell>
          <table:table-cell table:number-columns-repeated="11"/>
        </table:table-row>
        <table:table-row table:style-name="ro2">
          <table:table-cell office:value-type="string">
            <text:p>2012-10-10</text:p>
          </table:table-cell>
          <table:table-cell office:value-type="float" office:value="182.1">
            <text:p>182.1</text:p>
          </table:table-cell>
          <table:table-cell table:formula="of:=LN([.B41]/[.B42])" office:value-type="float" office:value="-0.00438356866325776">
            <text:p>-0.0043835687</text:p>
          </table:table-cell>
          <table:table-cell table:formula="of:=VAR([.C41];[.C42])" office:value-type="float" office:value="0.0000294101731752541">
            <text:p>2.94101731752541E-005</text:p>
          </table:table-cell>
          <table:table-cell/>
          <table:table-cell office:value-type="string">
            <text:p>Diff</text:p>
          </table:table-cell>
          <table:table-cell table:style-name="ce9" table:formula="of:=[.G38]/[.L35]-1" office:value-type="percentage" office:value="-0.00959012399977277">
            <text:p>-0.96%</text:p>
          </table:table-cell>
          <table:table-cell table:number-columns-repeated="10"/>
          <table:table-cell table:formula="of:=[.$J$13]*([.$J$10]*[.S41]+[.$J$11]*[.S42])" office:value-type="float" office:value="0.40357846462844">
            <text:p>0.4035784646</text:p>
          </table:table-cell>
          <table:table-cell table:formula="of:=[.$J$13]*([.$J$10]*[.T41]+[.$J$11]*[.T42])" office:value-type="float" office:value="0.6310899890097">
            <text:p>0.631089989</text:p>
          </table:table-cell>
          <table:table-cell table:formula="of:=[.$J$13]*([.$J$10]*[.U41]+[.$J$11]*[.U42])" office:value-type="float" office:value="0.971453409387648">
            <text:p>0.9714534094</text:p>
          </table:table-cell>
          <table:table-cell table:formula="of:=[.$J$13]*([.$J$10]*[.V41]+[.$J$11]*[.V42])" office:value-type="float" office:value="1.46932152014824">
            <text:p>1.4693215201</text:p>
          </table:table-cell>
          <table:table-cell table:formula="of:=[.$J$13]*([.$J$10]*[.W41]+[.$J$11]*[.W42])" office:value-type="float" office:value="2.1789905453021">
            <text:p>2.1789905453</text:p>
          </table:table-cell>
          <table:table-cell table:formula="of:=[.$J$13]*([.$J$10]*[.X41]+[.$J$11]*[.X42])" office:value-type="float" office:value="3.16076232726264">
            <text:p>3.1607623273</text:p>
          </table:table-cell>
          <table:table-cell table:formula="of:=[.$J$13]*([.$J$10]*[.Y41]+[.$J$11]*[.Y42])" office:value-type="float" office:value="4.47260179078868">
            <text:p>4.4726017908</text:p>
          </table:table-cell>
          <table:table-cell table:formula="of:=[.$J$13]*([.$J$10]*[.Z41]+[.$J$11]*[.Z42])" office:value-type="float" office:value="6.15611065541198">
            <text:p>6.1561106554</text:p>
          </table:table-cell>
          <table:table-cell table:formula="of:=[.$J$13]*([.$J$10]*[.AA41]+[.$J$11]*[.AA42])" office:value-type="float" office:value="8.21819808199876">
            <text:p>8.218198082</text:p>
          </table:table-cell>
          <table:table-cell table:formula="of:=[.$J$13]*([.$J$10]*[.AB41]+[.$J$11]*[.AB42])" office:value-type="float" office:value="10.6147187560716">
            <text:p>10.6147187561</text:p>
          </table:table-cell>
          <table:table-cell table:formula="of:=[.$J$13]*([.$J$10]*[.AC41]+[.$J$11]*[.AC42])" office:value-type="float" office:value="13.249079974363">
            <text:p>13.2490799744</text:p>
          </table:table-cell>
          <table:table-cell table:formula="of:=[.$J$13]*([.$J$10]*[.AD41]+[.$J$11]*[.AD42])" office:value-type="float" office:value="16.0019134902405">
            <text:p>16.0019134902</text:p>
          </table:table-cell>
          <table:table-cell table:formula="of:=[.$J$13]*([.$J$10]*[.AE41]+[.$J$11]*[.AE42])" office:value-type="float" office:value="18.7927385947979">
            <text:p>18.7927385948</text:p>
          </table:table-cell>
          <table:table-cell table:formula="of:=[.$J$13]*([.$J$10]*[.AF41]+[.$J$11]*[.AF42])" office:value-type="float" office:value="21.6220749050485">
            <text:p>21.622074905</text:p>
          </table:table-cell>
          <table:table-cell table:formula="of:=[.AQ12]" office:value-type="float" office:value="24.4904491442669">
            <text:p>24.4904491443</text:p>
          </table:table-cell>
          <table:table-cell table:number-columns-repeated="11"/>
        </table:table-row>
        <table:table-row table:style-name="ro1">
          <table:table-cell office:value-type="string">
            <text:p>2012-10-09</text:p>
          </table:table-cell>
          <table:table-cell office:value-type="float" office:value="182.9">
            <text:p>182.9</text:p>
          </table:table-cell>
          <table:table-cell table:formula="of:=LN([.B42]/[.B43])" office:value-type="float" office:value="0.00328587371220267">
            <text:p>0.0032858737</text:p>
          </table:table-cell>
          <table:table-cell table:formula="of:=VAR([.C42];[.C43])" office:value-type="float" office:value="0.000000157552311144846">
            <text:p>1.57552311144846E-007</text:p>
          </table:table-cell>
          <table:table-cell table:number-columns-repeated="14"/>
          <table:table-cell table:formula="of:=[.$J$13]*([.$J$10]*[.T42]+[.$J$11]*[.T43])" office:value-type="float" office:value="0.178991944135548">
            <text:p>0.1789919441</text:p>
          </table:table-cell>
          <table:table-cell table:formula="of:=[.$J$13]*([.$J$10]*[.U42]+[.$J$11]*[.U43])" office:value-type="float" office:value="0.295109718731797">
            <text:p>0.2951097187</text:p>
          </table:table-cell>
          <table:table-cell table:formula="of:=[.$J$13]*([.$J$10]*[.V42]+[.$J$11]*[.V43])" office:value-type="float" office:value="0.480009618384729">
            <text:p>0.4800096184</text:p>
          </table:table-cell>
          <table:table-cell table:formula="of:=[.$J$13]*([.$J$10]*[.W42]+[.$J$11]*[.W43])" office:value-type="float" office:value="0.768832312238938">
            <text:p>0.7688323122</text:p>
          </table:table-cell>
          <table:table-cell table:formula="of:=[.$J$13]*([.$J$10]*[.X42]+[.$J$11]*[.X43])" office:value-type="float" office:value="1.20995722016382">
            <text:p>1.2099572202</text:p>
          </table:table-cell>
          <table:table-cell table:formula="of:=[.$J$13]*([.$J$10]*[.Y42]+[.$J$11]*[.Y43])" office:value-type="float" office:value="1.86601019165677">
            <text:p>1.8660101917</text:p>
          </table:table-cell>
          <table:table-cell table:formula="of:=[.$J$13]*([.$J$10]*[.Z42]+[.$J$11]*[.Z43])" office:value-type="float" office:value="2.8111321106363">
            <text:p>2.8111321106</text:p>
          </table:table-cell>
          <table:table-cell table:formula="of:=[.$J$13]*([.$J$10]*[.AA42]+[.$J$11]*[.AA43])" office:value-type="float" office:value="4.12119865163851">
            <text:p>4.1211986516</text:p>
          </table:table-cell>
          <table:table-cell table:formula="of:=[.$J$13]*([.$J$10]*[.AB42]+[.$J$11]*[.AB43])" office:value-type="float" office:value="5.85354298306438">
            <text:p>5.8535429831</text:p>
          </table:table-cell>
          <table:table-cell table:formula="of:=[.$J$13]*([.$J$10]*[.AC42]+[.$J$11]*[.AC43])" office:value-type="float" office:value="8.01580588691157">
            <text:p>8.0158058869</text:p>
          </table:table-cell>
          <table:table-cell table:formula="of:=[.$J$13]*([.$J$10]*[.AD42]+[.$J$11]*[.AD43])" office:value-type="float" office:value="10.5338624501376">
            <text:p>10.5338624501</text:p>
          </table:table-cell>
          <table:table-cell table:formula="of:=[.$J$13]*([.$J$10]*[.AE42]+[.$J$11]*[.AE43])" office:value-type="float" office:value="13.2499067713407">
            <text:p>13.2499067713</text:p>
          </table:table-cell>
          <table:table-cell table:formula="of:=[.$J$13]*([.$J$10]*[.AF42]+[.$J$11]*[.AF43])" office:value-type="float" office:value="16.0034396001096">
            <text:p>16.0034396001</text:p>
          </table:table-cell>
          <table:table-cell table:formula="of:=[.AQ13]" office:value-type="float" office:value="18.7949736733522">
            <text:p>18.7949736734</text:p>
          </table:table-cell>
          <table:table-cell table:number-columns-repeated="11"/>
        </table:table-row>
        <table:table-row table:style-name="ro1">
          <table:table-cell office:value-type="string">
            <text:p>2012-10-08</text:p>
          </table:table-cell>
          <table:table-cell office:value-type="float" office:value="182.3">
            <text:p>182.3</text:p>
          </table:table-cell>
          <table:table-cell table:formula="of:=LN([.B43]/[.B44])" office:value-type="float" office:value="0.00384721551742449">
            <text:p>0.0038472155</text:p>
          </table:table-cell>
          <table:table-cell table:number-columns-repeated="16"/>
          <table:table-cell table:formula="of:=[.$J$13]*([.$J$10]*[.U43]+[.$J$11]*[.U44])" office:value-type="float" office:value="0.0643598638596417">
            <text:p>0.0643598639</text:p>
          </table:table-cell>
          <table:table-cell table:formula="of:=[.$J$13]*([.$J$10]*[.V43]+[.$J$11]*[.V44])" office:value-type="float" office:value="0.112578244517975">
            <text:p>0.1125782445</text:p>
          </table:table-cell>
          <table:table-cell table:formula="of:=[.$J$13]*([.$J$10]*[.W43]+[.$J$11]*[.W44])" office:value-type="float" office:value="0.194891581346373">
            <text:p>0.1948915813</text:p>
          </table:table-cell>
          <table:table-cell table:formula="of:=[.$J$13]*([.$J$10]*[.X43]+[.$J$11]*[.X44])" office:value-type="float" office:value="0.333375095942404">
            <text:p>0.3333750959</text:p>
          </table:table-cell>
          <table:table-cell table:formula="of:=[.$J$13]*([.$J$10]*[.Y43]+[.$J$11]*[.Y44])" office:value-type="float" office:value="0.562351081401412">
            <text:p>0.5623510814</text:p>
          </table:table-cell>
          <table:table-cell table:formula="of:=[.$J$13]*([.$J$10]*[.Z43]+[.$J$11]*[.Z44])" office:value-type="float" office:value="0.933089615165247">
            <text:p>0.9330896152</text:p>
          </table:table-cell>
          <table:table-cell table:formula="of:=[.$J$13]*([.$J$10]*[.AA43]+[.$J$11]*[.AA44])" office:value-type="float" office:value="1.51803798693872">
            <text:p>1.5180379869</text:p>
          </table:table-cell>
          <table:table-cell table:formula="of:=[.$J$13]*([.$J$10]*[.AB43]+[.$J$11]*[.AB44])" office:value-type="float" office:value="2.41140490267217">
            <text:p>2.4114049027</text:p>
          </table:table-cell>
          <table:table-cell table:formula="of:=[.$J$13]*([.$J$10]*[.AC43]+[.$J$11]*[.AC44])" office:value-type="float" office:value="3.71961572449155">
            <text:p>3.7196157245</text:p>
          </table:table-cell>
          <table:table-cell table:formula="of:=[.$J$13]*([.$J$10]*[.AD43]+[.$J$11]*[.AD44])" office:value-type="float" office:value="5.53106630068112">
            <text:p>5.5310663007</text:p>
          </table:table-cell>
          <table:table-cell table:formula="of:=[.$J$13]*([.$J$10]*[.AE43]+[.$J$11]*[.AE44])" office:value-type="float" office:value="7.85425661874975">
            <text:p>7.8542566187</text:p>
          </table:table-cell>
          <table:table-cell table:formula="of:=[.$J$13]*([.$J$10]*[.AF43]+[.$J$11]*[.AF44])" office:value-type="float" office:value="10.5339988149591">
            <text:p>10.533998815</text:p>
          </table:table-cell>
          <table:table-cell table:formula="of:=[.AQ14]" office:value-type="float" office:value="13.250733098766">
            <text:p>13.2507330988</text:p>
          </table:table-cell>
          <table:table-cell table:number-columns-repeated="11"/>
        </table:table-row>
        <table:table-row table:style-name="ro1">
          <table:table-cell office:value-type="string">
            <text:p>2012-10-05</text:p>
          </table:table-cell>
          <table:table-cell office:value-type="float" office:value="181.6">
            <text:p>181.6</text:p>
          </table:table-cell>
          <table:table-cell table:number-columns-repeated="18"/>
          <table:table-cell table:formula="of:=[.$J$13]*([.$J$10]*[.V44]+[.$J$11]*[.V45])" office:value-type="float" office:value="0.0167557739301372">
            <text:p>0.0167557739</text:p>
          </table:table-cell>
          <table:table-cell table:formula="of:=[.$J$13]*([.$J$10]*[.W44]+[.$J$11]*[.W45])" office:value-type="float" office:value="0.031314280519609">
            <text:p>0.0313142805</text:p>
          </table:table-cell>
          <table:table-cell table:formula="of:=[.$J$13]*([.$J$10]*[.X44]+[.$J$11]*[.X45])" office:value-type="float" office:value="0.0581749856728732">
            <text:p>0.0581749857</text:p>
          </table:table-cell>
          <table:table-cell table:formula="of:=[.$J$13]*([.$J$10]*[.Y44]+[.$J$11]*[.Y45])" office:value-type="float" office:value="0.107323587220332">
            <text:p>0.1073235872</text:p>
          </table:table-cell>
          <table:table-cell table:formula="of:=[.$J$13]*([.$J$10]*[.Z44]+[.$J$11]*[.Z45])" office:value-type="float" office:value="0.196353615532985">
            <text:p>0.1963536155</text:p>
          </table:table-cell>
          <table:table-cell table:formula="of:=[.$J$13]*([.$J$10]*[.AA44]+[.$J$11]*[.AA45])" office:value-type="float" office:value="0.355633844223209">
            <text:p>0.3556338442</text:p>
          </table:table-cell>
          <table:table-cell table:formula="of:=[.$J$13]*([.$J$10]*[.AB44]+[.$J$11]*[.AB45])" office:value-type="float" office:value="0.636138920694168">
            <text:p>0.6361389207</text:p>
          </table:table-cell>
          <table:table-cell table:formula="of:=[.$J$13]*([.$J$10]*[.AC44]+[.$J$11]*[.AC45])" office:value-type="float" office:value="1.12003724326218">
            <text:p>1.1200372433</text:p>
          </table:table-cell>
          <table:table-cell table:formula="of:=[.$J$13]*([.$J$10]*[.AD44]+[.$J$11]*[.AD45])" office:value-type="float" office:value="1.93158868851309">
            <text:p>1.9315886885</text:p>
          </table:table-cell>
          <table:table-cell table:formula="of:=[.$J$13]*([.$J$10]*[.AE44]+[.$J$11]*[.AE45])" office:value-type="float" office:value="3.23811896411434">
            <text:p>3.2381189641</text:p>
          </table:table-cell>
          <table:table-cell table:formula="of:=[.$J$13]*([.$J$10]*[.AF44]+[.$J$11]*[.AF45])" office:value-type="float" office:value="5.20979091060001">
            <text:p>5.2097909106</text:p>
          </table:table-cell>
          <table:table-cell table:formula="of:=[.AQ15]" office:value-type="float" office:value="7.85371160234104">
            <text:p>7.8537116023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formula="of:=AVERAGE([.D2:.D42])" office:value-type="float" office:value="0.0000574824427955516">
            <text:p>5.74824427955516E-005</text:p>
          </table:table-cell>
          <table:table-cell table:number-columns-repeated="17"/>
          <table:table-cell table:formula="of:=[.$J$13]*([.$J$10]*[.W45]+[.$J$11]*[.W46])" office:value-type="float" office:value="0.0023820277337215">
            <text:p>0.0023820277</text:p>
          </table:table-cell>
          <table:table-cell table:formula="of:=[.$J$13]*([.$J$10]*[.X45]+[.$J$11]*[.X46])" office:value-type="float" office:value="0.00479456782972997">
            <text:p>0.0047945678</text:p>
          </table:table-cell>
          <table:table-cell table:formula="of:=[.$J$13]*([.$J$10]*[.Y45]+[.$J$11]*[.Y46])" office:value-type="float" office:value="0.00965055122929533">
            <text:p>0.0096505512</text:p>
          </table:table-cell>
          <table:table-cell table:formula="of:=[.$J$13]*([.$J$10]*[.Z45]+[.$J$11]*[.Z46])" office:value-type="float" office:value="0.0194247202952802">
            <text:p>0.0194247203</text:p>
          </table:table-cell>
          <table:table-cell table:formula="of:=[.$J$13]*([.$J$10]*[.AA45]+[.$J$11]*[.AA46])" office:value-type="float" office:value="0.0390982597350995">
            <text:p>0.0390982597</text:p>
          </table:table-cell>
          <table:table-cell table:formula="of:=[.$J$13]*([.$J$10]*[.AB45]+[.$J$11]*[.AB46])" office:value-type="float" office:value="0.0786973449849228">
            <text:p>0.078697345</text:p>
          </table:table-cell>
          <table:table-cell table:formula="of:=[.$J$13]*([.$J$10]*[.AC45]+[.$J$11]*[.AC46])" office:value-type="float" office:value="0.158402756277055">
            <text:p>0.1584027563</text:p>
          </table:table-cell>
          <table:table-cell table:formula="of:=[.$J$13]*([.$J$10]*[.AD45]+[.$J$11]*[.AD46])" office:value-type="float" office:value="0.318834557899955">
            <text:p>0.3188345579</text:p>
          </table:table-cell>
          <table:table-cell table:formula="of:=[.$J$13]*([.$J$10]*[.AE45]+[.$J$11]*[.AE46])" office:value-type="float" office:value="0.641753197358881">
            <text:p>0.6417531974</text:p>
          </table:table-cell>
          <table:table-cell table:formula="of:=[.$J$13]*([.$J$10]*[.AF45]+[.$J$11]*[.AF46])" office:value-type="float" office:value="1.29172687249786">
            <text:p>1.2917268725</text:p>
          </table:table-cell>
          <table:table-cell table:formula="of:=[.AQ16]" office:value-type="float" office:value="2.60000000000002">
            <text:p>2.6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[.$J$13]*([.$J$10]*[.X46]+[.$J$11]*[.X47])" office:value-type="float" office:value="0">
            <text:p>0</text:p>
          </table:table-cell>
          <table:table-cell table:formula="of:=[.$J$13]*([.$J$10]*[.Y46]+[.$J$11]*[.Y47])" office:value-type="float" office:value="0">
            <text:p>0</text:p>
          </table:table-cell>
          <table:table-cell table:formula="of:=[.$J$13]*([.$J$10]*[.Z46]+[.$J$11]*[.Z47])" office:value-type="float" office:value="0">
            <text:p>0</text:p>
          </table:table-cell>
          <table:table-cell table:formula="of:=[.$J$13]*([.$J$10]*[.AA46]+[.$J$11]*[.AA47])" office:value-type="float" office:value="0">
            <text:p>0</text:p>
          </table:table-cell>
          <table:table-cell table:formula="of:=[.$J$13]*([.$J$10]*[.AB46]+[.$J$11]*[.AB47])" office:value-type="float" office:value="0">
            <text:p>0</text:p>
          </table:table-cell>
          <table:table-cell table:formula="of:=[.$J$13]*([.$J$10]*[.AC46]+[.$J$11]*[.AC47])" office:value-type="float" office:value="0">
            <text:p>0</text:p>
          </table:table-cell>
          <table:table-cell table:formula="of:=[.$J$13]*([.$J$10]*[.AD46]+[.$J$11]*[.AD47])" office:value-type="float" office:value="0">
            <text:p>0</text:p>
          </table:table-cell>
          <table:table-cell table:formula="of:=[.$J$13]*([.$J$10]*[.AE46]+[.$J$11]*[.AE47])" office:value-type="float" office:value="0">
            <text:p>0</text:p>
          </table:table-cell>
          <table:table-cell table:formula="of:=[.$J$13]*([.$J$10]*[.AF46]+[.$J$11]*[.AF47])" office:value-type="float" office:value="0">
            <text:p>0</text:p>
          </table:table-cell>
          <table:table-cell table:formula="of:=[.AQ17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1"/>
          <table:table-cell table:formula="of:=[.$J$13]*([.$J$10]*[.Y47]+[.$J$11]*[.Y48])" office:value-type="float" office:value="0">
            <text:p>0</text:p>
          </table:table-cell>
          <table:table-cell table:formula="of:=[.$J$13]*([.$J$10]*[.Z47]+[.$J$11]*[.Z48])" office:value-type="float" office:value="0">
            <text:p>0</text:p>
          </table:table-cell>
          <table:table-cell table:formula="of:=[.$J$13]*([.$J$10]*[.AA47]+[.$J$11]*[.AA48])" office:value-type="float" office:value="0">
            <text:p>0</text:p>
          </table:table-cell>
          <table:table-cell table:formula="of:=[.$J$13]*([.$J$10]*[.AB47]+[.$J$11]*[.AB48])" office:value-type="float" office:value="0">
            <text:p>0</text:p>
          </table:table-cell>
          <table:table-cell table:formula="of:=[.$J$13]*([.$J$10]*[.AC47]+[.$J$11]*[.AC48])" office:value-type="float" office:value="0">
            <text:p>0</text:p>
          </table:table-cell>
          <table:table-cell table:formula="of:=[.$J$13]*([.$J$10]*[.AD47]+[.$J$11]*[.AD48])" office:value-type="float" office:value="0">
            <text:p>0</text:p>
          </table:table-cell>
          <table:table-cell table:formula="of:=[.$J$13]*([.$J$10]*[.AE47]+[.$J$11]*[.AE48])" office:value-type="float" office:value="0">
            <text:p>0</text:p>
          </table:table-cell>
          <table:table-cell table:formula="of:=[.$J$13]*([.$J$10]*[.AF47]+[.$J$11]*[.AF48])" office:value-type="float" office:value="0">
            <text:p>0</text:p>
          </table:table-cell>
          <table:table-cell table:formula="of:=[.AQ18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2"/>
          <table:table-cell table:formula="of:=[.$J$13]*([.$J$10]*[.Z48]+[.$J$11]*[.Z49])" office:value-type="float" office:value="0">
            <text:p>0</text:p>
          </table:table-cell>
          <table:table-cell table:formula="of:=[.$J$13]*([.$J$10]*[.AA48]+[.$J$11]*[.AA49])" office:value-type="float" office:value="0">
            <text:p>0</text:p>
          </table:table-cell>
          <table:table-cell table:formula="of:=[.$J$13]*([.$J$10]*[.AB48]+[.$J$11]*[.AB49])" office:value-type="float" office:value="0">
            <text:p>0</text:p>
          </table:table-cell>
          <table:table-cell table:formula="of:=[.$J$13]*([.$J$10]*[.AC48]+[.$J$11]*[.AC49])" office:value-type="float" office:value="0">
            <text:p>0</text:p>
          </table:table-cell>
          <table:table-cell table:formula="of:=[.$J$13]*([.$J$10]*[.AD48]+[.$J$11]*[.AD49])" office:value-type="float" office:value="0">
            <text:p>0</text:p>
          </table:table-cell>
          <table:table-cell table:formula="of:=[.$J$13]*([.$J$10]*[.AE48]+[.$J$11]*[.AE49])" office:value-type="float" office:value="0">
            <text:p>0</text:p>
          </table:table-cell>
          <table:table-cell table:formula="of:=[.$J$13]*([.$J$10]*[.AF48]+[.$J$11]*[.AF49])" office:value-type="float" office:value="0">
            <text:p>0</text:p>
          </table:table-cell>
          <table:table-cell table:formula="of:=[.AQ19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3"/>
          <table:table-cell table:formula="of:=[.$J$13]*([.$J$10]*[.AA49]+[.$J$11]*[.AA50])" office:value-type="float" office:value="0">
            <text:p>0</text:p>
          </table:table-cell>
          <table:table-cell table:formula="of:=[.$J$13]*([.$J$10]*[.AB49]+[.$J$11]*[.AB50])" office:value-type="float" office:value="0">
            <text:p>0</text:p>
          </table:table-cell>
          <table:table-cell table:formula="of:=[.$J$13]*([.$J$10]*[.AC49]+[.$J$11]*[.AC50])" office:value-type="float" office:value="0">
            <text:p>0</text:p>
          </table:table-cell>
          <table:table-cell table:formula="of:=[.$J$13]*([.$J$10]*[.AD49]+[.$J$11]*[.AD50])" office:value-type="float" office:value="0">
            <text:p>0</text:p>
          </table:table-cell>
          <table:table-cell table:formula="of:=[.$J$13]*([.$J$10]*[.AE49]+[.$J$11]*[.AE50])" office:value-type="float" office:value="0">
            <text:p>0</text:p>
          </table:table-cell>
          <table:table-cell table:formula="of:=[.$J$13]*([.$J$10]*[.AF49]+[.$J$11]*[.AF50])" office:value-type="float" office:value="0">
            <text:p>0</text:p>
          </table:table-cell>
          <table:table-cell table:formula="of:=[.AQ20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4"/>
          <table:table-cell table:formula="of:=[.$J$13]*([.$J$10]*[.AB50]+[.$J$11]*[.AB51])" office:value-type="float" office:value="0">
            <text:p>0</text:p>
          </table:table-cell>
          <table:table-cell table:formula="of:=[.$J$13]*([.$J$10]*[.AC50]+[.$J$11]*[.AC51])" office:value-type="float" office:value="0">
            <text:p>0</text:p>
          </table:table-cell>
          <table:table-cell table:formula="of:=[.$J$13]*([.$J$10]*[.AD50]+[.$J$11]*[.AD51])" office:value-type="float" office:value="0">
            <text:p>0</text:p>
          </table:table-cell>
          <table:table-cell table:formula="of:=[.$J$13]*([.$J$10]*[.AE50]+[.$J$11]*[.AE51])" office:value-type="float" office:value="0">
            <text:p>0</text:p>
          </table:table-cell>
          <table:table-cell table:formula="of:=[.$J$13]*([.$J$10]*[.AF50]+[.$J$11]*[.AF51])" office:value-type="float" office:value="0">
            <text:p>0</text:p>
          </table:table-cell>
          <table:table-cell table:formula="of:=[.AQ21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5"/>
          <table:table-cell table:formula="of:=[.$J$13]*([.$J$10]*[.AC51]+[.$J$11]*[.AC52])" office:value-type="float" office:value="0">
            <text:p>0</text:p>
          </table:table-cell>
          <table:table-cell table:formula="of:=[.$J$13]*([.$J$10]*[.AD51]+[.$J$11]*[.AD52])" office:value-type="float" office:value="0">
            <text:p>0</text:p>
          </table:table-cell>
          <table:table-cell table:formula="of:=[.$J$13]*([.$J$10]*[.AE51]+[.$J$11]*[.AE52])" office:value-type="float" office:value="0">
            <text:p>0</text:p>
          </table:table-cell>
          <table:table-cell table:formula="of:=[.$J$13]*([.$J$10]*[.AF51]+[.$J$11]*[.AF52])" office:value-type="float" office:value="0">
            <text:p>0</text:p>
          </table:table-cell>
          <table:table-cell table:formula="of:=[.AQ22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6"/>
          <table:table-cell table:formula="of:=[.$J$13]*([.$J$10]*[.AD52]+[.$J$11]*[.AD53])" office:value-type="float" office:value="0">
            <text:p>0</text:p>
          </table:table-cell>
          <table:table-cell table:formula="of:=[.$J$13]*([.$J$10]*[.AE52]+[.$J$11]*[.AE53])" office:value-type="float" office:value="0">
            <text:p>0</text:p>
          </table:table-cell>
          <table:table-cell table:formula="of:=[.$J$13]*([.$J$10]*[.AF52]+[.$J$11]*[.AF53])" office:value-type="float" office:value="0">
            <text:p>0</text:p>
          </table:table-cell>
          <table:table-cell table:formula="of:=[.AQ23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7"/>
          <table:table-cell table:formula="of:=[.$J$13]*([.$J$10]*[.AE53]+[.$J$11]*[.AE54])" office:value-type="float" office:value="0">
            <text:p>0</text:p>
          </table:table-cell>
          <table:table-cell table:formula="of:=[.$J$13]*([.$J$10]*[.AF53]+[.$J$11]*[.AF54])" office:value-type="float" office:value="0">
            <text:p>0</text:p>
          </table:table-cell>
          <table:table-cell table:formula="of:=[.AQ24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8"/>
          <table:table-cell table:formula="of:=[.$J$13]*([.$J$10]*[.AF54]+[.$J$11]*[.AF55])" office:value-type="float" office:value="0">
            <text:p>0</text:p>
          </table:table-cell>
          <table:table-cell table:formula="of:=[.AQ25]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29"/>
          <table:table-cell table:formula="of:=[.AQ26]" office:value-type="float" office:value="0">
            <text:p>0</text:p>
          </table:table-cell>
          <table:table-cell table:number-columns-repeated="11"/>
        </table:table-row>
      </table:table>
      <table:table table:name="U2A,B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sing price</text:p>
          </table:table-cell>
          <table:table-cell table:number-columns-repeated="22"/>
        </table:table-row>
        <table:table-row table:style-name="ro1">
          <table:table-cell office:value-type="string">
            <text:p>2012-12-04</text:p>
          </table:table-cell>
          <table:table-cell office:value-type="float" office:value="192.6">
            <text:p>192.6</text:p>
          </table:table-cell>
          <table:table-cell table:formula="of:=LN([.B2]/[.B3])" office:value-type="float" office:value="0">
            <text:p>0</text:p>
          </table:table-cell>
          <table:table-cell table:formula="of:=VAR([.C2];[.C3])" office:value-type="float" office:value="0.0000195313771575277">
            <text:p>1.95313771575277E-005</text:p>
          </table:table-cell>
          <table:table-cell table:number-columns-repeated="20"/>
        </table:table-row>
        <table:table-row table:style-name="ro1">
          <table:table-cell office:value-type="string">
            <text:p>2012-12-03</text:p>
          </table:table-cell>
          <table:table-cell office:value-type="float" office:value="192.6">
            <text:p>192.6</text:p>
          </table:table-cell>
          <table:table-cell table:formula="of:=LN([.B3]/[.B4])" office:value-type="float" office:value="0.00625002034517133">
            <text:p>0.0062500203</text:p>
          </table:table-cell>
          <table:table-cell table:formula="of:=VAR([.C3];[.C4])" office:value-type="float" office:value="0.000000159730708182052">
            <text:p>1.59730708182052E-007</text:p>
          </table:table-cell>
          <table:table-cell/>
          <table:table-cell office:value-type="string">
            <text:p>Day convention</text:p>
          </table:table-cell>
          <table:table-cell office:value-type="float" office:value="252">
            <text:p>252</text:p>
          </table:table-cell>
          <table:table-cell table:number-columns-repeated="2"/>
          <table:table-cell table:style-name="ce5"/>
          <table:table-cell table:number-columns-repeated="14"/>
        </table:table-row>
        <table:table-row table:style-name="ro1">
          <table:table-cell office:value-type="string">
            <text:p>2012-11-30</text:p>
          </table:table-cell>
          <table:table-cell office:value-type="float" office:value="191.4">
            <text:p>191.4</text:p>
          </table:table-cell>
          <table:table-cell table:formula="of:=LN([.B4]/[.B5])" office:value-type="float" office:value="0.00681522952447055">
            <text:p>0.0068152295</text:p>
          </table:table-cell>
          <table:table-cell table:formula="of:=VAR([.C4];[.C5])" office:value-type="float" office:value="0.0000321875581851803">
            <text:p>3.21875581851803E-005</text:p>
          </table:table-cell>
          <table:table-cell/>
          <table:table-cell office:value-type="string">
            <text:p>T</text:p>
          </table:table-cell>
          <table:table-cell table:formula="of:=[.G3]/4" office:value-type="float" office:value="63">
            <text:p>63</text:p>
          </table:table-cell>
          <table:table-cell table:number-columns-repeated="2"/>
          <table:table-cell table:style-name="ce5"/>
          <table:table-cell/>
          <table:table-cell office:value-type="string">
            <text:p>V0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V3</text:p>
          </table:table-cell>
          <table:table-cell office:value-type="string">
            <text:p>V4</text:p>
          </table:table-cell>
          <table:table-cell office:value-type="string">
            <text:p>V5</text:p>
          </table:table-cell>
          <table:table-cell office:value-type="string">
            <text:p>V6</text:p>
          </table:table-cell>
          <table:table-cell office:value-type="string">
            <text:p>V7</text:p>
          </table:table-cell>
          <table:table-cell office:value-type="string">
            <text:p>V8</text:p>
          </table:table-cell>
          <table:table-cell office:value-type="string">
            <text:p>V9</text:p>
          </table:table-cell>
          <table:table-cell office:value-type="string">
            <text:p>V10</text:p>
          </table:table-cell>
          <table:table-cell/>
          <table:table-cell office:value-type="string">
            <text:p>Value</text:p>
          </table:table-cell>
        </table:table-row>
        <table:table-row table:style-name="ro2">
          <table:table-cell office:value-type="string">
            <text:p>2012-11-29</text:p>
          </table:table-cell>
          <table:table-cell office:value-type="float" office:value="190.1">
            <text:p>190.1</text:p>
          </table:table-cell>
          <table:table-cell table:formula="of:=LN([.B5]/[.B6])" office:value-type="float" office:value="0.0148386400443406">
            <text:p>0.01483864</text:p>
          </table:table-cell>
          <table:table-cell table:formula="of:=VAR([.C5];[.C6])" office:value-type="float" office:value="0.0000028653335200691">
            <text:p>2.8653335200691E-006</text:p>
          </table:table-cell>
          <table:table-cell/>
          <table:table-cell office:value-type="string">
            <text:p>Periods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SVX3</text:p>
          </table:table-cell>
          <table:table-cell table:style-name="ce6" table:formula="of:=0.0107" office:value-type="float" office:value="0.0107">
            <text:p>0.0107</text:p>
          </table:table-cell>
          <table:table-cell table:number-columns-repeated="14"/>
        </table:table-row>
        <table:table-row table:style-name="ro2">
          <table:table-cell office:value-type="string">
            <text:p>2012-11-28</text:p>
          </table:table-cell>
          <table:table-cell office:value-type="float" office:value="187.3">
            <text:p>187.3</text:p>
          </table:table-cell>
          <table:table-cell table:formula="of:=LN([.B6]/[.B7])" office:value-type="float" office:value="0.0172325212110107">
            <text:p>0.0172325212</text:p>
          </table:table-cell>
          <table:table-cell table:formula="of:=VAR([.C6];[.C7])" office:value-type="float" office:value="0.000378127933848137">
            <text:p>0.0003781279</text:p>
          </table:table-cell>
          <table:table-cell/>
          <table:table-cell office:value-type="string">
            <text:p>K</text:p>
          </table:table-cell>
          <table:table-cell office:value-type="float" office:value="170">
            <text:p>170</text:p>
          </table:table-cell>
          <table:table-cell/>
          <table:table-cell table:style-name="ce4" office:value-type="string">
            <text:p>σ</text:p>
          </table:table-cell>
          <table:table-cell table:style-name="ce5" table:formula="of:=SQRT([.D45])*SQRT([.G3])" office:value-type="float" office:value="0.120356036759603">
            <text:p>0.1203560368</text:p>
          </table:table-cell>
          <table:table-cell/>
          <table:table-cell table:formula="of:=[.G7]" office:value-type="float" office:value="192.6">
            <text:p>192.6</text:p>
          </table:table-cell>
          <table:table-cell table:formula="of:=[.L6]*[.$J$8]" office:value-type="float" office:value="196.300266653547">
            <text:p>196.3002666535</text:p>
          </table:table-cell>
          <table:table-cell table:formula="of:=[.M6]*[.$J$8]" office:value-type="float" office:value="200.071623511181">
            <text:p>200.0716235112</text:p>
          </table:table-cell>
          <table:table-cell table:formula="of:=[.N6]*[.$J$8]" office:value-type="float" office:value="203.915436370991">
            <text:p>203.915436371</text:p>
          </table:table-cell>
          <table:table-cell table:formula="of:=[.O6]*[.$J$8]" office:value-type="float" office:value="207.833097271027">
            <text:p>207.833097271</text:p>
          </table:table-cell>
          <table:table-cell table:formula="of:=[.P6]*[.$J$8]" office:value-type="float" office:value="211.826024993432">
            <text:p>211.8260249934</text:p>
          </table:table-cell>
          <table:table-cell table:formula="of:=[.Q6]*[.$J$8]" office:value-type="float" office:value="215.895665578253">
            <text:p>215.8956655783</text:p>
          </table:table-cell>
          <table:table-cell table:formula="of:=[.R6]*[.$J$8]" office:value-type="float" office:value="220.043492847123">
            <text:p>220.0434928471</text:p>
          </table:table-cell>
          <table:table-cell table:formula="of:=[.S6]*[.$J$8]" office:value-type="float" office:value="224.27100893701">
            <text:p>224.271008937</text:p>
          </table:table-cell>
          <table:table-cell table:formula="of:=[.T6]*[.$J$8]" office:value-type="float" office:value="228.579744844211">
            <text:p>228.5797448442</text:p>
          </table:table-cell>
          <table:table-cell table:formula="of:=[.U6]*[.$J$8]" office:value-type="float" office:value="232.971260978807">
            <text:p>232.9712609788</text:p>
          </table:table-cell>
          <table:table-cell/>
          <table:table-cell table:formula="of:=MAX([.$G$6]-[.V6]; 0)" office:value-type="float" office:value="0">
            <text:p>0</text:p>
          </table:table-cell>
        </table:table-row>
        <table:table-row table:style-name="ro1">
          <table:table-cell office:value-type="string">
            <text:p>2012-11-27</text:p>
          </table:table-cell>
          <table:table-cell office:value-type="float" office:value="184.1">
            <text:p>184.1</text:p>
          </table:table-cell>
          <table:table-cell table:formula="of:=LN([.B7]/[.B8])" office:value-type="float" office:value="-0.0102675854741691">
            <text:p>-0.0102675855</text:p>
          </table:table-cell>
          <table:table-cell table:formula="of:=VAR([.C7];[.C8])" office:value-type="float" office:value="0.0000422546532136848">
            <text:p>4.22546532136848E-005</text:p>
          </table:table-cell>
          <table:table-cell/>
          <table:table-cell office:value-type="string">
            <text:p>S</text:p>
          </table:table-cell>
          <table:table-cell table:formula="of:=[.B2]" office:value-type="float" office:value="192.6">
            <text:p>192.6</text:p>
          </table:table-cell>
          <table:table-cell/>
          <table:table-cell office:value-type="string">
            <text:p>t</text:p>
          </table:table-cell>
          <table:table-cell table:style-name="ce5" table:formula="of:=[.G4]/[.G5]/[.G3]" office:value-type="float" office:value="0.025">
            <text:p>0.025</text:p>
          </table:table-cell>
          <table:table-cell table:number-columns-repeated="2"/>
          <table:table-cell table:formula="of:=[.L6]*[.$J$9]" office:value-type="float" office:value="188.969483497794">
            <text:p>188.9694834978</text:p>
          </table:table-cell>
          <table:table-cell table:formula="of:=[.M7]*[.$J$8]" office:value-type="float" office:value="192.6">
            <text:p>192.6</text:p>
          </table:table-cell>
          <table:table-cell table:formula="of:=[.N7]*[.$J$8]" office:value-type="float" office:value="196.300266653547">
            <text:p>196.3002666535</text:p>
          </table:table-cell>
          <table:table-cell table:formula="of:=[.O7]*[.$J$8]" office:value-type="float" office:value="200.071623511181">
            <text:p>200.0716235112</text:p>
          </table:table-cell>
          <table:table-cell table:formula="of:=[.P7]*[.$J$8]" office:value-type="float" office:value="203.915436370991">
            <text:p>203.915436371</text:p>
          </table:table-cell>
          <table:table-cell table:formula="of:=[.Q7]*[.$J$8]" office:value-type="float" office:value="207.833097271027">
            <text:p>207.833097271</text:p>
          </table:table-cell>
          <table:table-cell table:formula="of:=[.R7]*[.$J$8]" office:value-type="float" office:value="211.826024993432">
            <text:p>211.8260249934</text:p>
          </table:table-cell>
          <table:table-cell table:formula="of:=[.S7]*[.$J$8]" office:value-type="float" office:value="215.895665578253">
            <text:p>215.8956655783</text:p>
          </table:table-cell>
          <table:table-cell table:formula="of:=[.T7]*[.$J$8]" office:value-type="float" office:value="220.043492847123">
            <text:p>220.0434928471</text:p>
          </table:table-cell>
          <table:table-cell table:formula="of:=[.U7]*[.$J$8]" office:value-type="float" office:value="224.27100893701">
            <text:p>224.271008937</text:p>
          </table:table-cell>
          <table:table-cell/>
          <table:table-cell table:formula="of:=MAX([.$G$6]-[.V7]; 0)" office:value-type="float" office:value="0">
            <text:p>0</text:p>
          </table:table-cell>
        </table:table-row>
        <table:table-row table:style-name="ro1">
          <table:table-cell office:value-type="string">
            <text:p>2012-11-26</text:p>
          </table:table-cell>
          <table:table-cell office:value-type="float" office:value="186">
            <text:p>186</text:p>
          </table:table-cell>
          <table:table-cell table:formula="of:=LN([.B8]/[.B9])" office:value-type="float" office:value="-0.00107469112976541">
            <text:p>-0.0010746911</text:p>
          </table:table-cell>
          <table:table-cell table:formula="of:=VAR([.C8];[.C9])" office:value-type="float" office:value="0.0000371685519144356">
            <text:p>3.71685519144356E-005</text:p>
          </table:table-cell>
          <table:table-cell table:number-columns-repeated="4"/>
          <table:table-cell office:value-type="string">
            <text:p>u</text:p>
          </table:table-cell>
          <table:table-cell table:style-name="ce5" table:formula="of:=EXP([.J6]*SQRT([.J7]))" office:value-type="float" office:value="1.01921218407864">
            <text:p>1.0192121841</text:p>
          </table:table-cell>
          <table:table-cell table:number-columns-repeated="3"/>
          <table:table-cell table:formula="of:=[.M7]*[.$J$9]" office:value-type="float" office:value="185.407402354222">
            <text:p>185.4074023542</text:p>
          </table:table-cell>
          <table:table-cell table:formula="of:=[.N8]*[.$J$8]" office:value-type="float" office:value="188.969483497794">
            <text:p>188.9694834978</text:p>
          </table:table-cell>
          <table:table-cell table:formula="of:=[.O8]*[.$J$8]" office:value-type="float" office:value="192.6">
            <text:p>192.6</text:p>
          </table:table-cell>
          <table:table-cell table:formula="of:=[.P8]*[.$J$8]" office:value-type="float" office:value="196.300266653547">
            <text:p>196.3002666535</text:p>
          </table:table-cell>
          <table:table-cell table:formula="of:=[.Q8]*[.$J$8]" office:value-type="float" office:value="200.071623511181">
            <text:p>200.0716235112</text:p>
          </table:table-cell>
          <table:table-cell table:formula="of:=[.R8]*[.$J$8]" office:value-type="float" office:value="203.915436370991">
            <text:p>203.915436371</text:p>
          </table:table-cell>
          <table:table-cell table:formula="of:=[.S8]*[.$J$8]" office:value-type="float" office:value="207.833097271027">
            <text:p>207.833097271</text:p>
          </table:table-cell>
          <table:table-cell table:formula="of:=[.T8]*[.$J$8]" office:value-type="float" office:value="211.826024993432">
            <text:p>211.8260249934</text:p>
          </table:table-cell>
          <table:table-cell table:formula="of:=[.U8]*[.$J$8]" office:value-type="float" office:value="215.895665578253">
            <text:p>215.8956655783</text:p>
          </table:table-cell>
          <table:table-cell/>
          <table:table-cell table:formula="of:=MAX([.$G$6]-[.V8]; 0)" office:value-type="float" office:value="0">
            <text:p>0</text:p>
          </table:table-cell>
        </table:table-row>
        <table:table-row table:style-name="ro1">
          <table:table-cell office:value-type="string">
            <text:p>2012-11-23</text:p>
          </table:table-cell>
          <table:table-cell office:value-type="float" office:value="186.2">
            <text:p>186.2</text:p>
          </table:table-cell>
          <table:table-cell table:formula="of:=LN([.B9]/[.B10])" office:value-type="float" office:value="0.00754720563538268">
            <text:p>0.0075472056</text:p>
          </table:table-cell>
          <table:table-cell table:formula="of:=VAR([.C9];[.C10])" office:value-type="float" office:value="0.0000372287117345968">
            <text:p>3.72287117345968E-005</text:p>
          </table:table-cell>
          <table:table-cell table:number-columns-repeated="4"/>
          <table:table-cell office:value-type="string">
            <text:p>d</text:p>
          </table:table-cell>
          <table:table-cell table:formula="of:=1/[.J8]" office:value-type="float" office:value="0.981149966239846">
            <text:p>0.9811499662</text:p>
          </table:table-cell>
          <table:table-cell table:number-columns-repeated="4"/>
          <table:table-cell table:formula="of:=[.N8]*[.$J$9]" office:value-type="float" office:value="181.912466560463">
            <text:p>181.9124665605</text:p>
          </table:table-cell>
          <table:table-cell table:style-name="ce7" table:formula="of:=[.O9]*[.$J$8]" office:value-type="float" office:value="185.407402354222">
            <text:p>185.4074023542</text:p>
          </table:table-cell>
          <table:table-cell table:style-name="ce7" table:formula="of:=[.P9]*[.$J$8]" office:value-type="float" office:value="188.969483497794">
            <text:p>188.9694834978</text:p>
          </table:table-cell>
          <table:table-cell table:style-name="ce7" table:formula="of:=[.Q9]*[.$J$8]" office:value-type="float" office:value="192.6">
            <text:p>192.6</text:p>
          </table:table-cell>
          <table:table-cell table:style-name="ce7" table:formula="of:=[.R9]*[.$J$8]" office:value-type="float" office:value="196.300266653547">
            <text:p>196.3002666535</text:p>
          </table:table-cell>
          <table:table-cell table:style-name="ce7" table:formula="of:=[.S9]*[.$J$8]" office:value-type="float" office:value="200.071623511181">
            <text:p>200.0716235112</text:p>
          </table:table-cell>
          <table:table-cell table:style-name="ce7" table:formula="of:=[.T9]*[.$J$8]" office:value-type="float" office:value="203.915436370991">
            <text:p>203.915436371</text:p>
          </table:table-cell>
          <table:table-cell table:style-name="ce7" table:formula="of:=[.U9]*[.$J$8]" office:value-type="float" office:value="207.833097271027">
            <text:p>207.833097271</text:p>
          </table:table-cell>
          <table:table-cell/>
          <table:table-cell table:formula="of:=MAX([.$G$6]-[.V9]; 0)" office:value-type="float" office:value="0">
            <text:p>0</text:p>
          </table:table-cell>
        </table:table-row>
        <table:table-row table:style-name="ro1">
          <table:table-cell office:value-type="string">
            <text:p>2012-11-22</text:p>
          </table:table-cell>
          <table:table-cell office:value-type="float" office:value="184.8">
            <text:p>184.8</text:p>
          </table:table-cell>
          <table:table-cell table:formula="of:=LN([.B10]/[.B11])" office:value-type="float" office:value="-0.00108166587074102">
            <text:p>-0.0010816659</text:p>
          </table:table-cell>
          <table:table-cell table:formula="of:=VAR([.C10];[.C11])" office:value-type="float" office:value="0.000000585000527962968">
            <text:p>0.000000585</text:p>
          </table:table-cell>
          <table:table-cell table:number-columns-repeated="4"/>
          <table:table-cell office:value-type="string">
            <text:p>p</text:p>
          </table:table-cell>
          <table:table-cell table:formula="of:=(EXP([.J5]*[.J7]/[.G5])-[.J9])/([.J8]-[.J9])" office:value-type="float" office:value="0.495945459560093">
            <text:p>0.4959454596</text:p>
          </table:table-cell>
          <table:table-cell table:number-columns-repeated="5"/>
          <table:table-cell table:formula="of:=[.O9]*[.$J$9]" office:value-type="float" office:value="178.483410424405">
            <text:p>178.4834104244</text:p>
          </table:table-cell>
          <table:table-cell table:formula="of:=[.P10]*[.$J$8]" office:value-type="float" office:value="181.912466560463">
            <text:p>181.9124665605</text:p>
          </table:table-cell>
          <table:table-cell table:formula="of:=[.Q10]*[.$J$8]" office:value-type="float" office:value="185.407402354222">
            <text:p>185.4074023542</text:p>
          </table:table-cell>
          <table:table-cell table:formula="of:=[.R10]*[.$J$8]" office:value-type="float" office:value="188.969483497794">
            <text:p>188.9694834978</text:p>
          </table:table-cell>
          <table:table-cell table:formula="of:=[.S10]*[.$J$8]" office:value-type="float" office:value="192.6">
            <text:p>192.6</text:p>
          </table:table-cell>
          <table:table-cell table:formula="of:=[.T10]*[.$J$8]" office:value-type="float" office:value="196.300266653547">
            <text:p>196.3002666535</text:p>
          </table:table-cell>
          <table:table-cell table:formula="of:=[.U10]*[.$J$8]" office:value-type="float" office:value="200.071623511181">
            <text:p>200.0716235112</text:p>
          </table:table-cell>
          <table:table-cell/>
          <table:table-cell table:formula="of:=MAX([.$G$6]-[.V10]; 0)" office:value-type="float" office:value="0">
            <text:p>0</text:p>
          </table:table-cell>
        </table:table-row>
        <table:table-row table:style-name="ro1">
          <table:table-cell office:value-type="string">
            <text:p>2012-11-21</text:p>
          </table:table-cell>
          <table:table-cell office:value-type="float" office:value="185">
            <text:p>185</text:p>
          </table:table-cell>
          <table:table-cell table:formula="of:=LN([.B11]/[.B12])" office:value-type="float" office:value="0">
            <text:p>0</text:p>
          </table:table-cell>
          <table:table-cell table:formula="of:=VAR([.C11];[.C12])" office:value-type="float" office:value="0.0000146885656860941">
            <text:p>1.46885656860941E-005</text:p>
          </table:table-cell>
          <table:table-cell table:number-columns-repeated="4"/>
          <table:table-cell office:value-type="string">
            <text:p>1-p</text:p>
          </table:table-cell>
          <table:table-cell table:formula="of:=1-[.J10]" office:value-type="float" office:value="0.504054540439907">
            <text:p>0.5040545404</text:p>
          </table:table-cell>
          <table:table-cell table:number-columns-repeated="6"/>
          <table:table-cell table:formula="of:=[.P10]*[.$J$9]" office:value-type="float" office:value="175.118992112278">
            <text:p>175.1189921123</text:p>
          </table:table-cell>
          <table:table-cell table:formula="of:=[.Q11]*[.$J$8]" office:value-type="float" office:value="178.483410424405">
            <text:p>178.4834104244</text:p>
          </table:table-cell>
          <table:table-cell table:formula="of:=[.R11]*[.$J$8]" office:value-type="float" office:value="181.912466560463">
            <text:p>181.9124665605</text:p>
          </table:table-cell>
          <table:table-cell table:formula="of:=[.S11]*[.$J$8]" office:value-type="float" office:value="185.407402354222">
            <text:p>185.4074023542</text:p>
          </table:table-cell>
          <table:table-cell table:formula="of:=[.T11]*[.$J$8]" office:value-type="float" office:value="188.969483497794">
            <text:p>188.9694834978</text:p>
          </table:table-cell>
          <table:table-cell table:formula="of:=[.U11]*[.$J$8]" office:value-type="float" office:value="192.6">
            <text:p>192.6</text:p>
          </table:table-cell>
          <table:table-cell/>
          <table:table-cell table:formula="of:=MAX([.$G$6]-[.V11]; 0)" office:value-type="float" office:value="0">
            <text:p>0</text:p>
          </table:table-cell>
        </table:table-row>
        <table:table-row table:style-name="ro1">
          <table:table-cell office:value-type="string">
            <text:p>2012-11-20</text:p>
          </table:table-cell>
          <table:table-cell office:value-type="float" office:value="185">
            <text:p>185</text:p>
          </table:table-cell>
          <table:table-cell table:formula="of:=LN([.B12]/[.B13])" office:value-type="float" office:value="0.00542006746933911">
            <text:p>0.0054200675</text:p>
          </table:table-cell>
          <table:table-cell table:formula="of:=VAR([.C12];[.C13])" office:value-type="float" office:value="0.0000122993289381624">
            <text:p>1.22993289381624E-005</text:p>
          </table:table-cell>
          <table:table-cell table:number-columns-repeated="13"/>
          <table:table-cell table:formula="of:=[.Q11]*[.$J$9]" office:value-type="float" office:value="171.817993198917">
            <text:p>171.8179931989</text:p>
          </table:table-cell>
          <table:table-cell table:formula="of:=[.R12]*[.$J$8]" office:value-type="float" office:value="175.118992112278">
            <text:p>175.1189921123</text:p>
          </table:table-cell>
          <table:table-cell table:formula="of:=[.S12]*[.$J$8]" office:value-type="float" office:value="178.483410424405">
            <text:p>178.4834104244</text:p>
          </table:table-cell>
          <table:table-cell table:formula="of:=[.T12]*[.$J$8]" office:value-type="float" office:value="181.912466560463">
            <text:p>181.9124665605</text:p>
          </table:table-cell>
          <table:table-cell table:formula="of:=[.U12]*[.$J$8]" office:value-type="float" office:value="185.407402354222">
            <text:p>185.4074023542</text:p>
          </table:table-cell>
          <table:table-cell/>
          <table:table-cell table:formula="of:=MAX([.$G$6]-[.V12]; 0)" office:value-type="float" office:value="0">
            <text:p>0</text:p>
          </table:table-cell>
        </table:table-row>
        <table:table-row table:style-name="ro1">
          <table:table-cell office:value-type="string">
            <text:p>2012-11-19</text:p>
          </table:table-cell>
          <table:table-cell office:value-type="float" office:value="184">
            <text:p>184</text:p>
          </table:table-cell>
          <table:table-cell table:formula="of:=LN([.B13]/[.B14])" office:value-type="float" office:value="0.0103797708754235">
            <text:p>0.0103797709</text:p>
          </table:table-cell>
          <table:table-cell table:formula="of:=VAR([.C13];[.C14])" office:value-type="float" office:value="0.000342685969460826">
            <text:p>0.000342686</text:p>
          </table:table-cell>
          <table:table-cell table:number-columns-repeated="4"/>
          <table:table-cell office:value-type="string">
            <text:p>e^(-rt)</text:p>
          </table:table-cell>
          <table:table-cell table:formula="of:=EXP(-[.J5]*[.J7])" office:value-type="float" office:value="0.999732535774935">
            <text:p>0.9997325358</text:p>
          </table:table-cell>
          <table:table-cell table:number-columns-repeated="8"/>
          <table:table-cell table:formula="of:=[.R12]*[.$J$9]" office:value-type="float" office:value="168.579218226516">
            <text:p>168.5792182265</text:p>
          </table:table-cell>
          <table:table-cell table:formula="of:=[.S13]*[.$J$8]" office:value-type="float" office:value="171.817993198917">
            <text:p>171.8179931989</text:p>
          </table:table-cell>
          <table:table-cell table:formula="of:=[.T13]*[.$J$8]" office:value-type="float" office:value="175.118992112278">
            <text:p>175.1189921123</text:p>
          </table:table-cell>
          <table:table-cell table:formula="of:=[.U13]*[.$J$8]" office:value-type="float" office:value="178.483410424405">
            <text:p>178.4834104244</text:p>
          </table:table-cell>
          <table:table-cell/>
          <table:table-cell table:formula="of:=MAX([.$G$6]-[.V13]; 0)" office:value-type="float" office:value="0">
            <text:p>0</text:p>
          </table:table-cell>
        </table:table-row>
        <table:table-row table:style-name="ro1">
          <table:table-cell office:value-type="string">
            <text:p>2012-11-16</text:p>
          </table:table-cell>
          <table:table-cell office:value-type="float" office:value="182.1">
            <text:p>182.1</text:p>
          </table:table-cell>
          <table:table-cell table:formula="of:=LN([.B14]/[.B15])" office:value-type="float" office:value="-0.0157998383447626">
            <text:p>-0.0157998383</text:p>
          </table:table-cell>
          <table:table-cell table:formula="of:=VAR([.C14];[.C15])" office:value-type="float" office:value="0.0000649182958680866">
            <text:p>6.49182958680866E-005</text:p>
          </table:table-cell>
          <table:table-cell table:number-columns-repeated="15"/>
          <table:table-cell table:formula="of:=[.S13]*[.$J$9]" office:value-type="float" office:value="165.401494271686">
            <text:p>165.4014942717</text:p>
          </table:table-cell>
          <table:table-cell table:formula="of:=[.T14]*[.$J$8]" office:value-type="float" office:value="168.579218226516">
            <text:p>168.5792182265</text:p>
          </table:table-cell>
          <table:table-cell table:formula="of:=[.U14]*[.$J$8]" office:value-type="float" office:value="171.817993198917">
            <text:p>171.8179931989</text:p>
          </table:table-cell>
          <table:table-cell/>
          <table:table-cell table:formula="of:=MAX([.$G$6]-[.V14]; 0)" office:value-type="float" office:value="0">
            <text:p>0</text:p>
          </table:table-cell>
        </table:table-row>
        <table:table-row table:style-name="ro1">
          <table:table-cell office:value-type="string">
            <text:p>2012-11-15</text:p>
          </table:table-cell>
          <table:table-cell office:value-type="float" office:value="185">
            <text:p>185</text:p>
          </table:table-cell>
          <table:table-cell table:formula="of:=LN([.B15]/[.B16])" office:value-type="float" office:value="-0.0271944244160586">
            <text:p>-0.0271944244</text:p>
          </table:table-cell>
          <table:table-cell table:formula="of:=VAR([.C15];[.C16])" office:value-type="float" office:value="0.000139923098168345">
            <text:p>0.0001399231</text:p>
          </table:table-cell>
          <table:table-cell table:number-columns-repeated="16"/>
          <table:table-cell table:formula="of:=[.T14]*[.$J$9]" office:value-type="float" office:value="162.283670520685">
            <text:p>162.2836705207</text:p>
          </table:table-cell>
          <table:table-cell table:formula="of:=[.U15]*[.$J$8]" office:value-type="float" office:value="165.401494271686">
            <text:p>165.4014942717</text:p>
          </table:table-cell>
          <table:table-cell/>
          <table:table-cell table:formula="of:=MAX([.$G$6]-[.V15]; 0)" office:value-type="float" office:value="4.59850572831428">
            <text:p>4.5985057283</text:p>
          </table:table-cell>
        </table:table-row>
        <table:table-row table:style-name="ro1">
          <table:table-cell office:value-type="string">
            <text:p>2012-11-14</text:p>
          </table:table-cell>
          <table:table-cell office:value-type="float" office:value="190.1">
            <text:p>190.1</text:p>
          </table:table-cell>
          <table:table-cell table:formula="of:=LN([.B16]/[.B17])" office:value-type="float" office:value="-0.0104658202801275">
            <text:p>-0.0104658203</text:p>
          </table:table-cell>
          <table:table-cell table:formula="of:=VAR([.C16];[.C17])" office:value-type="float" office:value="0.0000139059591155896">
            <text:p>0.000013906</text:p>
          </table:table-cell>
          <table:table-cell table:number-columns-repeated="17"/>
          <table:table-cell table:formula="of:=[.U15]*[.$J$9]" office:value-type="float" office:value="159.224617852648">
            <text:p>159.2246178526</text:p>
          </table:table-cell>
          <table:table-cell/>
          <table:table-cell table:formula="of:=MAX([.$G$6]-[.V16]; 0)" office:value-type="float" office:value="10.775382147352">
            <text:p>10.7753821474</text:p>
          </table:table-cell>
        </table:table-row>
        <table:table-row table:style-name="ro1">
          <table:table-cell office:value-type="string">
            <text:p>2012-11-13</text:p>
          </table:table-cell>
          <table:table-cell office:value-type="float" office:value="192.1">
            <text:p>192.1</text:p>
          </table:table-cell>
          <table:table-cell table:formula="of:=LN([.B17]/[.B18])" office:value-type="float" office:value="-0.00519211965995776">
            <text:p>-0.0051921197</text:p>
          </table:table-cell>
          <table:table-cell table:formula="of:=VAR([.C17];[.C18])" office:value-type="float" office:value="0.0000193964159058553">
            <text:p>1.93964159058553E-005</text:p>
          </table:table-cell>
          <table:table-cell table:number-columns-repeated="20"/>
        </table:table-row>
        <table:table-row table:style-name="ro1">
          <table:table-cell office:value-type="string">
            <text:p>2012-11-12</text:p>
          </table:table-cell>
          <table:table-cell office:value-type="float" office:value="193.1">
            <text:p>193.1</text:p>
          </table:table-cell>
          <table:table-cell table:formula="of:=LN([.B18]/[.B19])" office:value-type="float" office:value="0.00103626952278528">
            <text:p>0.0010362695</text:p>
          </table:table-cell>
          <table:table-cell table:formula="of:=VAR([.C18];[.C19])" office:value-type="float" office:value="0.000010850925042294">
            <text:p>1.0850925042294E-005</text:p>
          </table:table-cell>
          <table:table-cell table:number-columns-repeated="20"/>
        </table:table-row>
        <table:table-row table:style-name="ro1">
          <table:table-cell office:value-type="string">
            <text:p>2012-11-09</text:p>
          </table:table-cell>
          <table:table-cell office:value-type="float" office:value="192.9">
            <text:p>192.9</text:p>
          </table:table-cell>
          <table:table-cell table:formula="of:=LN([.B19]/[.B20])" office:value-type="float" office:value="-0.00362225493079314">
            <text:p>-0.0036222549</text:p>
          </table:table-cell>
          <table:table-cell table:formula="of:=VAR([.C19];[.C20])" office:value-type="float" office:value="0.0000108384544987192">
            <text:p>1.08384544987192E-005</text:p>
          </table:table-cell>
          <table:table-cell table:number-columns-repeated="20"/>
        </table:table-row>
        <table:table-row table:style-name="ro1">
          <table:table-cell office:value-type="string">
            <text:p>2012-11-08</text:p>
          </table:table-cell>
          <table:table-cell office:value-type="float" office:value="193.6">
            <text:p>193.6</text:p>
          </table:table-cell>
          <table:table-cell table:formula="of:=LN([.B20]/[.B21])" office:value-type="float" office:value="0.00103359182328269">
            <text:p>0.0010335918</text:p>
          </table:table-cell>
          <table:table-cell table:formula="of:=VAR([.C20];[.C21])" office:value-type="float" office:value="0.0000298990350053885">
            <text:p>0.000029899</text:p>
          </table:table-cell>
          <table:table-cell table:number-columns-repeated="20"/>
        </table:table-row>
        <table:table-row table:style-name="ro1">
          <table:table-cell office:value-type="string">
            <text:p>2012-11-07</text:p>
          </table:table-cell>
          <table:table-cell office:value-type="float" office:value="193.4">
            <text:p>193.4</text:p>
          </table:table-cell>
          <table:table-cell table:formula="of:=LN([.B21]/[.B22])" office:value-type="float" office:value="-0.00669932935895995">
            <text:p>-0.0066993294</text:p>
          </table:table-cell>
          <table:table-cell table:formula="of:=VAR([.C21];[.C22])" office:value-type="float" office:value="0.0000478804668180539">
            <text:p>4.78804668180539E-005</text:p>
          </table:table-cell>
          <table:table-cell/>
          <table:table-cell table:style-name="ce8" office:value-type="string">
            <text:p>2B</text:p>
          </table:table-cell>
          <table:table-cell table:number-columns-repeated="5"/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P5</text:p>
          </table:table-cell>
          <table:table-cell office:value-type="string">
            <text:p>P6</text:p>
          </table:table-cell>
          <table:table-cell office:value-type="string">
            <text:p>P7</text:p>
          </table:table-cell>
          <table:table-cell office:value-type="string">
            <text:p>P8</text:p>
          </table:table-cell>
          <table:table-cell office:value-type="string">
            <text:p>P9</text:p>
          </table:table-cell>
          <table:table-cell office:value-type="string">
            <text:p>P10</text:p>
          </table:table-cell>
          <table:table-cell table:number-columns-repeated="2"/>
        </table:table-row>
        <table:table-row table:style-name="ro2">
          <table:table-cell office:value-type="string">
            <text:p>2012-11-06</text:p>
          </table:table-cell>
          <table:table-cell office:value-type="float" office:value="194.7">
            <text:p>194.7</text:p>
          </table:table-cell>
          <table:table-cell table:formula="of:=LN([.B22]/[.B23])" office:value-type="float" office:value="0.00308642220318936">
            <text:p>0.0030864222</text:p>
          </table:table-cell>
          <table:table-cell table:formula="of:=VAR([.C22];[.C23])" office:value-type="float" office:value="0.000230344397620794">
            <text:p>0.0002303444</text:p>
          </table:table-cell>
          <table:table-cell/>
          <table:table-cell table:style-name="ce8" office:value-type="string">
            <text:p>Mervärde </text:p>
          </table:table-cell>
          <table:table-cell table:formula="of:=[.L54]-[.L23]" office:value-type="float" office:value="0.0000134181246812248">
            <text:p>1.34181246812248E-005</text:p>
          </table:table-cell>
          <table:table-cell table:number-columns-repeated="17"/>
        </table:table-row>
        <table:table-row table:style-name="ro1">
          <table:table-cell office:value-type="string">
            <text:p>2012-11-05</text:p>
          </table:table-cell>
          <table:table-cell office:value-type="float" office:value="194.1">
            <text:p>194.1</text:p>
          </table:table-cell>
          <table:table-cell table:formula="of:=LN([.B23]/[.B24])" office:value-type="float" office:value="-0.0183772400016066">
            <text:p>-0.01837724</text:p>
          </table:table-cell>
          <table:table-cell table:formula="of:=VAR([.C23];[.C24])" office:value-type="float" office:value="0.000197922287897631">
            <text:p>0.0001979223</text:p>
          </table:table-cell>
          <table:table-cell table:number-columns-repeated="7"/>
          <table:table-cell table:formula="of:=[.$J$13]*([.$J$10]*[.M23]+[.$J$11]*[.M24])" office:value-type="float" office:value="0.0591509442089097">
            <text:p>0.0591509442</text:p>
          </table:table-cell>
          <table:table-cell table:formula="of:=[.$J$13]*([.$J$10]*[.N23]+[.$J$11]*[.N24])" office:value-type="float" office:value="0.00963538224445026">
            <text:p>0.0096353822</text:p>
          </table:table-cell>
          <table:table-cell table:formula="of:=[.$J$13]*([.$J$10]*[.O23]+[.$J$11]*[.O24])" office:value-type="float" office:value="0">
            <text:p>0</text:p>
          </table:table-cell>
          <table:table-cell table:formula="of:=[.$J$13]*([.$J$10]*[.P23]+[.$J$11]*[.P24])" office:value-type="float" office:value="0">
            <text:p>0</text:p>
          </table:table-cell>
          <table:table-cell table:formula="of:=[.$J$13]*([.$J$10]*[.Q23]+[.$J$11]*[.Q24])" office:value-type="float" office:value="0">
            <text:p>0</text:p>
          </table:table-cell>
          <table:table-cell table:formula="of:=[.$J$13]*([.$J$10]*[.R23]+[.$J$11]*[.R24])" office:value-type="float" office:value="0">
            <text:p>0</text:p>
          </table:table-cell>
          <table:table-cell table:formula="of:=[.$J$13]*([.$J$10]*[.S23]+[.$J$11]*[.S24])" office:value-type="float" office:value="0">
            <text:p>0</text:p>
          </table:table-cell>
          <table:table-cell table:formula="of:=[.$J$13]*([.$J$10]*[.T23]+[.$J$11]*[.T24])" office:value-type="float" office:value="0">
            <text:p>0</text:p>
          </table:table-cell>
          <table:table-cell table:formula="of:=[.$J$13]*([.$J$10]*[.U23]+[.$J$11]*[.U24])" office:value-type="float" office:value="0">
            <text:p>0</text:p>
          </table:table-cell>
          <table:table-cell table:formula="of:=[.$J$13]*([.$J$10]*[.V23]+[.$J$11]*[.V24])" office:value-type="float" office:value="0">
            <text:p>0</text:p>
          </table:table-cell>
          <table:table-cell table:formula="of:=[.X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2-11-02</text:p>
          </table:table-cell>
          <table:table-cell office:value-type="float" office:value="197.7">
            <text:p>197.7</text:p>
          </table:table-cell>
          <table:table-cell table:formula="of:=LN([.B24]/[.B25])" office:value-type="float" office:value="0.00151860317718984">
            <text:p>0.0015186032</text:p>
          </table:table-cell>
          <table:table-cell table:formula="of:=VAR([.C24];[.C25])" office:value-type="float" office:value="0.0000332368817772993">
            <text:p>3.32368817772993E-005</text:p>
          </table:table-cell>
          <table:table-cell table:number-columns-repeated="8"/>
          <table:table-cell table:formula="of:=[.$J$13]*([.$J$10]*[.N24]+[.$J$11]*[.N25])" office:value-type="float" office:value="0.107901309807182">
            <text:p>0.1079013098</text:p>
          </table:table-cell>
          <table:table-cell table:formula="of:=[.$J$13]*([.$J$10]*[.O24]+[.$J$11]*[.O25])" office:value-type="float" office:value="0.0191208674473122">
            <text:p>0.0191208674</text:p>
          </table:table-cell>
          <table:table-cell table:formula="of:=[.$J$13]*([.$J$10]*[.P24]+[.$J$11]*[.P25])" office:value-type="float" office:value="0">
            <text:p>0</text:p>
          </table:table-cell>
          <table:table-cell table:formula="of:=[.$J$13]*([.$J$10]*[.Q24]+[.$J$11]*[.Q25])" office:value-type="float" office:value="0">
            <text:p>0</text:p>
          </table:table-cell>
          <table:table-cell table:formula="of:=[.$J$13]*([.$J$10]*[.R24]+[.$J$11]*[.R25])" office:value-type="float" office:value="0">
            <text:p>0</text:p>
          </table:table-cell>
          <table:table-cell table:formula="of:=[.$J$13]*([.$J$10]*[.S24]+[.$J$11]*[.S25])" office:value-type="float" office:value="0">
            <text:p>0</text:p>
          </table:table-cell>
          <table:table-cell table:formula="of:=[.$J$13]*([.$J$10]*[.T24]+[.$J$11]*[.T25])" office:value-type="float" office:value="0">
            <text:p>0</text:p>
          </table:table-cell>
          <table:table-cell table:formula="of:=[.$J$13]*([.$J$10]*[.U24]+[.$J$11]*[.U25])" office:value-type="float" office:value="0">
            <text:p>0</text:p>
          </table:table-cell>
          <table:table-cell table:formula="of:=[.$J$13]*([.$J$10]*[.V24]+[.$J$11]*[.V25])" office:value-type="float" office:value="0">
            <text:p>0</text:p>
          </table:table-cell>
          <table:table-cell table:formula="of:=[.X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2-11-01</text:p>
          </table:table-cell>
          <table:table-cell office:value-type="float" office:value="197.4">
            <text:p>197.4</text:p>
          </table:table-cell>
          <table:table-cell table:formula="of:=LN([.B25]/[.B26])" office:value-type="float" office:value="0.00967174757396085">
            <text:p>0.0096717476</text:p>
          </table:table-cell>
          <table:table-cell table:formula="of:=VAR([.C25];[.C26])" office:value-type="float" office:value="0.0000290597587622809">
            <text:p>2.90597587622809E-005</text:p>
          </table:table-cell>
          <table:table-cell table:number-columns-repeated="9"/>
          <table:table-cell table:formula="of:=[.$J$13]*([.$J$10]*[.O25]+[.$J$11]*[.O26])" office:value-type="float" office:value="0.195310749089063">
            <text:p>0.1953107491</text:p>
          </table:table-cell>
          <table:table-cell table:formula="of:=[.$J$13]*([.$J$10]*[.P25]+[.$J$11]*[.P26])" office:value-type="float" office:value="0.0379442727503896">
            <text:p>0.0379442728</text:p>
          </table:table-cell>
          <table:table-cell table:formula="of:=[.$J$13]*([.$J$10]*[.Q25]+[.$J$11]*[.Q26])" office:value-type="float" office:value="0">
            <text:p>0</text:p>
          </table:table-cell>
          <table:table-cell table:formula="of:=[.$J$13]*([.$J$10]*[.R25]+[.$J$11]*[.R26])" office:value-type="float" office:value="0">
            <text:p>0</text:p>
          </table:table-cell>
          <table:table-cell table:formula="of:=[.$J$13]*([.$J$10]*[.S25]+[.$J$11]*[.S26])" office:value-type="float" office:value="0">
            <text:p>0</text:p>
          </table:table-cell>
          <table:table-cell table:formula="of:=[.$J$13]*([.$J$10]*[.T25]+[.$J$11]*[.T26])" office:value-type="float" office:value="0">
            <text:p>0</text:p>
          </table:table-cell>
          <table:table-cell table:formula="of:=[.$J$13]*([.$J$10]*[.U25]+[.$J$11]*[.U26])" office:value-type="float" office:value="0">
            <text:p>0</text:p>
          </table:table-cell>
          <table:table-cell table:formula="of:=[.$J$13]*([.$J$10]*[.V25]+[.$J$11]*[.V26])" office:value-type="float" office:value="0">
            <text:p>0</text:p>
          </table:table-cell>
          <table:table-cell table:formula="of:=[.X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2-10-31</text:p>
          </table:table-cell>
          <table:table-cell office:value-type="float" office:value="195.5">
            <text:p>195.5</text:p>
          </table:table-cell>
          <table:table-cell table:formula="of:=LN([.B26]/[.B27])" office:value-type="float" office:value="0.00204813179635493">
            <text:p>0.0020481318</text:p>
          </table:table-cell>
          <table:table-cell table:formula="of:=VAR([.C26];[.C27])" office:value-type="float" office:value="0.00000119540402969534">
            <text:p>1.19540402969534E-006</text:p>
          </table:table-cell>
          <table:table-cell table:number-columns-repeated="10"/>
          <table:table-cell table:formula="of:=[.$J$13]*([.$J$10]*[.P26]+[.$J$11]*[.P27])" office:value-type="float" office:value="0.350249224542203">
            <text:p>0.3502492245</text:p>
          </table:table-cell>
          <table:table-cell table:formula="of:=[.$J$13]*([.$J$10]*[.Q26]+[.$J$11]*[.Q27])" office:value-type="float" office:value="0.0752982488123648">
            <text:p>0.0752982488</text:p>
          </table:table-cell>
          <table:table-cell table:formula="of:=[.$J$13]*([.$J$10]*[.R26]+[.$J$11]*[.R27])" office:value-type="float" office:value="0">
            <text:p>0</text:p>
          </table:table-cell>
          <table:table-cell table:formula="of:=[.$J$13]*([.$J$10]*[.S26]+[.$J$11]*[.S27])" office:value-type="float" office:value="0">
            <text:p>0</text:p>
          </table:table-cell>
          <table:table-cell table:formula="of:=[.$J$13]*([.$J$10]*[.T26]+[.$J$11]*[.T27])" office:value-type="float" office:value="0">
            <text:p>0</text:p>
          </table:table-cell>
          <table:table-cell table:formula="of:=[.$J$13]*([.$J$10]*[.U26]+[.$J$11]*[.U27])" office:value-type="float" office:value="0">
            <text:p>0</text:p>
          </table:table-cell>
          <table:table-cell table:formula="of:=[.$J$13]*([.$J$10]*[.V26]+[.$J$11]*[.V27])" office:value-type="float" office:value="0">
            <text:p>0</text:p>
          </table:table-cell>
          <table:table-cell table:formula="of:=[.X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2-10-30</text:p>
          </table:table-cell>
          <table:table-cell office:value-type="float" office:value="195.1">
            <text:p>195.1</text:p>
          </table:table-cell>
          <table:table-cell table:formula="of:=LN([.B27]/[.B28])" office:value-type="float" office:value="0.00359435560272666">
            <text:p>0.0035943556</text:p>
          </table:table-cell>
          <table:table-cell table:formula="of:=VAR([.C27];[.C28])" office:value-type="float" office:value="0.000000126586518915938">
            <text:p>1.26586518915938E-007</text:p>
          </table:table-cell>
          <table:table-cell table:number-columns-repeated="11"/>
          <table:table-cell table:formula="of:=[.$J$13]*([.$J$10]*[.Q27]+[.$J$11]*[.Q28])" office:value-type="float" office:value="0.62096277092884">
            <text:p>0.6209627709</text:p>
          </table:table-cell>
          <table:table-cell table:formula="of:=[.$J$13]*([.$J$10]*[.R27]+[.$J$11]*[.R28])" office:value-type="float" office:value="0.149425087456725">
            <text:p>0.1494250875</text:p>
          </table:table-cell>
          <table:table-cell table:formula="of:=[.$J$13]*([.$J$10]*[.S27]+[.$J$11]*[.S28])" office:value-type="float" office:value="0">
            <text:p>0</text:p>
          </table:table-cell>
          <table:table-cell table:formula="of:=[.$J$13]*([.$J$10]*[.T27]+[.$J$11]*[.T28])" office:value-type="float" office:value="0">
            <text:p>0</text:p>
          </table:table-cell>
          <table:table-cell table:formula="of:=[.$J$13]*([.$J$10]*[.U27]+[.$J$11]*[.U28])" office:value-type="float" office:value="0">
            <text:p>0</text:p>
          </table:table-cell>
          <table:table-cell table:formula="of:=[.$J$13]*([.$J$10]*[.V27]+[.$J$11]*[.V28])" office:value-type="float" office:value="0">
            <text:p>0</text:p>
          </table:table-cell>
          <table:table-cell table:formula="of:=[.X1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2-10-29</text:p>
          </table:table-cell>
          <table:table-cell office:value-type="float" office:value="194.4">
            <text:p>194.4</text:p>
          </table:table-cell>
          <table:table-cell table:formula="of:=LN([.B28]/[.B29])" office:value-type="float" office:value="0.00309119256967288">
            <text:p>0.0030911926</text:p>
          </table:table-cell>
          <table:table-cell table:formula="of:=VAR([.C28];[.C29])" office:value-type="float" office:value="0.0000598270936136266">
            <text:p>5.98270936136266E-005</text:p>
          </table:table-cell>
          <table:table-cell table:number-columns-repeated="12"/>
          <table:table-cell table:formula="of:=[.$J$13]*([.$J$10]*[.R28]+[.$J$11]*[.R29])" office:value-type="float" office:value="1.08524408200547">
            <text:p>1.085244082</text:p>
          </table:table-cell>
          <table:table-cell table:formula="of:=[.$J$13]*([.$J$10]*[.S28]+[.$J$11]*[.S29])" office:value-type="float" office:value="0.296525578132482">
            <text:p>0.2965255781</text:p>
          </table:table-cell>
          <table:table-cell table:formula="of:=[.$J$13]*([.$J$10]*[.T28]+[.$J$11]*[.T29])" office:value-type="float" office:value="0">
            <text:p>0</text:p>
          </table:table-cell>
          <table:table-cell table:formula="of:=[.$J$13]*([.$J$10]*[.U28]+[.$J$11]*[.U29])" office:value-type="float" office:value="0">
            <text:p>0</text:p>
          </table:table-cell>
          <table:table-cell table:formula="of:=[.$J$13]*([.$J$10]*[.V28]+[.$J$11]*[.V29])" office:value-type="float" office:value="0">
            <text:p>0</text:p>
          </table:table-cell>
          <table:table-cell table:formula="of:=[.X1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2-10-26</text:p>
          </table:table-cell>
          <table:table-cell office:value-type="float" office:value="193.8">
            <text:p>193.8</text:p>
          </table:table-cell>
          <table:table-cell table:formula="of:=LN([.B29]/[.B30])" office:value-type="float" office:value="0.0140298482104385">
            <text:p>0.0140298482</text:p>
          </table:table-cell>
          <table:table-cell table:formula="of:=VAR([.C29];[.C30])" office:value-type="float" office:value="0.0000104244299510662">
            <text:p>1.04244299510662E-005</text:p>
          </table:table-cell>
          <table:table-cell table:number-columns-repeated="13"/>
          <table:table-cell table:formula="of:=[.$J$13]*([.$J$10]*[.S29]+[.$J$11]*[.S30])" office:value-type="float" office:value="1.86184992737411">
            <text:p>1.8618499274</text:p>
          </table:table-cell>
          <table:table-cell table:formula="of:=[.$J$13]*([.$J$10]*[.T29]+[.$J$11]*[.T30])" office:value-type="float" office:value="0.588438126310399">
            <text:p>0.5884381263</text:p>
          </table:table-cell>
          <table:table-cell table:formula="of:=[.$J$13]*([.$J$10]*[.U29]+[.$J$11]*[.U30])" office:value-type="float" office:value="0">
            <text:p>0</text:p>
          </table:table-cell>
          <table:table-cell table:formula="of:=[.$J$13]*([.$J$10]*[.V29]+[.$J$11]*[.V30])" office:value-type="float" office:value="0">
            <text:p>0</text:p>
          </table:table-cell>
          <table:table-cell table:formula="of:=[.X1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2-10-25</text:p>
          </table:table-cell>
          <table:table-cell office:value-type="float" office:value="191.1">
            <text:p>191.1</text:p>
          </table:table-cell>
          <table:table-cell table:formula="of:=LN([.B30]/[.B31])" office:value-type="float" office:value="0.00946379303095014">
            <text:p>0.009463793</text:p>
          </table:table-cell>
          <table:table-cell table:formula="of:=VAR([.C30];[.C31])" office:value-type="float" office:value="0.00000868265489960633">
            <text:p>8.68265489960633E-006</text:p>
          </table:table-cell>
          <table:table-cell table:number-columns-repeated="14"/>
          <table:table-cell table:formula="of:=[.$J$13]*([.$J$10]*[.T30]+[.$J$11]*[.T31])" office:value-type="float" office:value="3.11576366419155">
            <text:p>3.1157636642</text:p>
          </table:table-cell>
          <table:table-cell table:formula="of:=[.$J$13]*([.$J$10]*[.U30]+[.$J$11]*[.U31])" office:value-type="float" office:value="1.16772195733142">
            <text:p>1.1677219573</text:p>
          </table:table-cell>
          <table:table-cell table:formula="of:=[.$J$13]*([.$J$10]*[.V30]+[.$J$11]*[.V31])" office:value-type="float" office:value="0">
            <text:p>0</text:p>
          </table:table-cell>
          <table:table-cell table:formula="of:=[.X1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2-10-24</text:p>
          </table:table-cell>
          <table:table-cell office:value-type="float" office:value="189.3">
            <text:p>189.3</text:p>
          </table:table-cell>
          <table:table-cell table:formula="of:=LN([.B31]/[.B32])" office:value-type="float" office:value="0.00529662255217049">
            <text:p>0.0052966226</text:p>
          </table:table-cell>
          <table:table-cell table:formula="of:=VAR([.C31];[.C32])" office:value-type="float" office:value="0.0000506505374086052">
            <text:p>5.06505374086052E-005</text:p>
          </table:table-cell>
          <table:table-cell table:number-columns-repeated="15"/>
          <table:table-cell table:formula="of:=[.$J$13]*([.$J$10]*[.U31]+[.$J$11]*[.U32])" office:value-type="float" office:value="5.03411959641542">
            <text:p>5.0341195964</text:p>
          </table:table-cell>
          <table:table-cell table:formula="of:=[.$J$13]*([.$J$10]*[.V31]+[.$J$11]*[.V32])" office:value-type="float" office:value="2.31727773688587">
            <text:p>2.3172777369</text:p>
          </table:table-cell>
          <table:table-cell table:formula="of:=[.X1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12-10-23</text:p>
          </table:table-cell>
          <table:table-cell office:value-type="float" office:value="188.3">
            <text:p>188.3</text:p>
          </table:table-cell>
          <table:table-cell table:formula="of:=LN([.B32]/[.B33])" office:value-type="float" office:value="-0.00476822095467106">
            <text:p>-0.004768221</text:p>
          </table:table-cell>
          <table:table-cell table:formula="of:=VAR([.C32];[.C33])" office:value-type="float" office:value="0.0000169703370090621">
            <text:p>1.69703370090621E-005</text:p>
          </table:table-cell>
          <table:table-cell table:number-columns-repeated="16"/>
          <table:table-cell table:formula="of:=[.$J$13]*([.$J$10]*[.V32]+[.$J$11]*[.V33])" office:value-type="float" office:value="7.7099256520832">
            <text:p>7.7099256521</text:p>
          </table:table-cell>
          <table:table-cell table:formula="of:=[.X15]" office:value-type="float" office:value="4.59850572831428">
            <text:p>4.5985057283</text:p>
          </table:table-cell>
          <table:table-cell table:number-columns-repeated="2"/>
        </table:table-row>
        <table:table-row table:style-name="ro1">
          <table:table-cell office:value-type="string">
            <text:p>2012-10-22</text:p>
          </table:table-cell>
          <table:table-cell office:value-type="float" office:value="189.2">
            <text:p>189.2</text:p>
          </table:table-cell>
          <table:table-cell table:formula="of:=LN([.B33]/[.B34])" office:value-type="float" office:value="0.00105764155813545">
            <text:p>0.0010576416</text:p>
          </table:table-cell>
          <table:table-cell table:formula="of:=VAR([.C33];[.C34])" office:value-type="float" office:value="0.0000068437088384975">
            <text:p>6.8437088384975E-006</text:p>
          </table:table-cell>
          <table:table-cell table:number-columns-repeated="17"/>
          <table:table-cell table:formula="of:=[.X16]" office:value-type="float" office:value="10.775382147352">
            <text:p>10.7753821474</text:p>
          </table:table-cell>
          <table:table-cell table:number-columns-repeated="2"/>
        </table:table-row>
        <table:table-row table:style-name="ro1">
          <table:table-cell office:value-type="string">
            <text:p>2012-10-19</text:p>
          </table:table-cell>
          <table:table-cell office:value-type="float" office:value="189">
            <text:p>189</text:p>
          </table:table-cell>
          <table:table-cell table:formula="of:=LN([.B34]/[.B35])" office:value-type="float" office:value="-0.0026420094628387">
            <text:p>-0.0026420095</text:p>
          </table:table-cell>
          <table:table-cell table:formula="of:=VAR([.C34];[.C35])" office:value-type="float" office:value="0.0000618397391685113">
            <text:p>6.18397391685113E-005</text:p>
          </table:table-cell>
          <table:table-cell table:number-columns-repeated="20"/>
        </table:table-row>
        <table:table-row table:style-name="ro1">
          <table:table-cell office:value-type="string">
            <text:p>2012-10-18</text:p>
          </table:table-cell>
          <table:table-cell office:value-type="float" office:value="189.5">
            <text:p>189.5</text:p>
          </table:table-cell>
          <table:table-cell table:formula="of:=LN([.B35]/[.B36])" office:value-type="float" office:value="0.00847911810306138">
            <text:p>0.0084791181</text:p>
          </table:table-cell>
          <table:table-cell table:formula="of:=VAR([.C35];[.C36])" office:value-type="float" office:value="0.00000380869494579578">
            <text:p>3.80869494579578E-006</text:p>
          </table:table-cell>
          <table:table-cell table:number-columns-repeated="20"/>
        </table:table-row>
        <table:table-row table:style-name="ro1">
          <table:table-cell office:value-type="string">
            <text:p>2012-10-17</text:p>
          </table:table-cell>
          <table:table-cell office:value-type="float" office:value="187.9">
            <text:p>187.9</text:p>
          </table:table-cell>
          <table:table-cell table:formula="of:=LN([.B36]/[.B37])" office:value-type="float" office:value="0.0112390800396814">
            <text:p>0.01123908</text:p>
          </table:table-cell>
          <table:table-cell table:formula="of:=VAR([.C36];[.C37])" office:value-type="float" office:value="0.0000444158710579957">
            <text:p>4.44158710579957E-005</text:p>
          </table:table-cell>
          <table:table-cell table:number-columns-repeated="20"/>
        </table:table-row>
        <table:table-row table:style-name="ro1">
          <table:table-cell office:value-type="string">
            <text:p>2012-10-16</text:p>
          </table:table-cell>
          <table:table-cell office:value-type="float" office:value="185.8">
            <text:p>185.8</text:p>
          </table:table-cell>
          <table:table-cell table:formula="of:=LN([.B37]/[.B38])" office:value-type="float" office:value="0.0206641393029429">
            <text:p>0.0206641393</text:p>
          </table:table-cell>
          <table:table-cell table:formula="of:=VAR([.C37];[.C38])" office:value-type="float" office:value="0.000273958459891643">
            <text:p>0.0002739585</text:p>
          </table:table-cell>
          <table:table-cell table:number-columns-repeated="7"/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table:number-columns-repeated="2"/>
        </table:table-row>
        <table:table-row table:style-name="ro1">
          <table:table-cell office:value-type="string">
            <text:p>2012-10-15</text:p>
          </table:table-cell>
          <table:table-cell office:value-type="float" office:value="182">
            <text:p>182</text:p>
          </table:table-cell>
          <table:table-cell table:formula="of:=LN([.B38]/[.B39])" office:value-type="float" office:value="-0.00274348594575083">
            <text:p>-0.0027434859</text:p>
          </table:table-cell>
          <table:table-cell table:formula="of:=VAR([.C38];[.C39])" office:value-type="float" office:value="0.0000216908411171857">
            <text:p>2.16908411171857E-005</text:p>
          </table:table-cell>
          <table:table-cell table:number-columns-repeated="20"/>
        </table:table-row>
        <table:table-row table:style-name="ro1">
          <table:table-cell office:value-type="string">
            <text:p>2012-10-12</text:p>
          </table:table-cell>
          <table:table-cell office:value-type="float" office:value="182.5">
            <text:p>182.5</text:p>
          </table:table-cell>
          <table:table-cell table:formula="of:=LN([.B39]/[.B40])" office:value-type="float" office:value="0.00384299127916776">
            <text:p>0.0038429913</text:p>
          </table:table-cell>
          <table:table-cell table:formula="of:=VAR([.C39];[.C40])" office:value-type="float" office:value="0.0000150799131320312">
            <text:p>1.50799131320312E-005</text:p>
          </table:table-cell>
          <table:table-cell table:number-columns-repeated="7"/>
          <table:table-cell table:formula="of:=[.$G$6]-[.L6]" office:value-type="float" office:value="-22.6">
            <text:p>-22.6</text:p>
          </table:table-cell>
          <table:table-cell table:formula="of:=[.$G$6]-[.M6]" office:value-type="float" office:value="-26.3002666535465">
            <text:p>-26.3002666535</text:p>
          </table:table-cell>
          <table:table-cell table:formula="of:=[.$G$6]-[.N6]" office:value-type="float" office:value="-30.071623511181">
            <text:p>-30.0716235112</text:p>
          </table:table-cell>
          <table:table-cell table:formula="of:=[.$G$6]-[.O6]" office:value-type="float" office:value="-33.9154363709907">
            <text:p>-33.915436371</text:p>
          </table:table-cell>
          <table:table-cell table:formula="of:=[.$G$6]-[.P6]" office:value-type="float" office:value="-37.8330972710268">
            <text:p>-37.833097271</text:p>
          </table:table-cell>
          <table:table-cell table:formula="of:=[.$G$6]-[.Q6]" office:value-type="float" office:value="-41.8260249934322">
            <text:p>-41.8260249934</text:p>
          </table:table-cell>
          <table:table-cell table:formula="of:=[.$G$6]-[.R6]" office:value-type="float" office:value="-45.8956655782531">
            <text:p>-45.8956655783</text:p>
          </table:table-cell>
          <table:table-cell table:formula="of:=[.$G$6]-[.S6]" office:value-type="float" office:value="-50.0434928471235">
            <text:p>-50.0434928471</text:p>
          </table:table-cell>
          <table:table-cell table:formula="of:=[.$G$6]-[.T6]" office:value-type="float" office:value="-54.2710089370098">
            <text:p>-54.271008937</text:p>
          </table:table-cell>
          <table:table-cell table:formula="of:=[.$G$6]-[.U6]" office:value-type="float" office:value="-58.5797448442105">
            <text:p>-58.5797448442</text:p>
          </table:table-cell>
          <table:table-cell table:formula="of:=[.$G$6]-[.V6]" office:value-type="float" office:value="-62.9712609788066">
            <text:p>-62.9712609788</text:p>
          </table:table-cell>
          <table:table-cell table:number-columns-repeated="2"/>
        </table:table-row>
        <table:table-row table:style-name="ro1">
          <table:table-cell office:value-type="string">
            <text:p>2012-10-11</text:p>
          </table:table-cell>
          <table:table-cell office:value-type="float" office:value="181.8">
            <text:p>181.8</text:p>
          </table:table-cell>
          <table:table-cell table:formula="of:=LN([.B40]/[.B41])" office:value-type="float" office:value="-0.00164880499018367">
            <text:p>-0.001648805</text:p>
          </table:table-cell>
          <table:table-cell table:formula="of:=VAR([.C40];[.C41])" office:value-type="float" office:value="0.00000373946617378285">
            <text:p>3.73946617378285E-006</text:p>
          </table:table-cell>
          <table:table-cell table:number-columns-repeated="8"/>
          <table:table-cell table:formula="of:=[.$G$6]-[.M7]" office:value-type="float" office:value="-18.9694834977944">
            <text:p>-18.9694834978</text:p>
          </table:table-cell>
          <table:table-cell table:formula="of:=[.$G$6]-[.N7]" office:value-type="float" office:value="-22.6">
            <text:p>-22.6</text:p>
          </table:table-cell>
          <table:table-cell table:formula="of:=[.$G$6]-[.O7]" office:value-type="float" office:value="-26.3002666535465">
            <text:p>-26.3002666535</text:p>
          </table:table-cell>
          <table:table-cell table:formula="of:=[.$G$6]-[.P7]" office:value-type="float" office:value="-30.071623511181">
            <text:p>-30.0716235112</text:p>
          </table:table-cell>
          <table:table-cell table:formula="of:=[.$G$6]-[.Q7]" office:value-type="float" office:value="-33.9154363709907">
            <text:p>-33.915436371</text:p>
          </table:table-cell>
          <table:table-cell table:formula="of:=[.$G$6]-[.R7]" office:value-type="float" office:value="-37.8330972710268">
            <text:p>-37.833097271</text:p>
          </table:table-cell>
          <table:table-cell table:formula="of:=[.$G$6]-[.S7]" office:value-type="float" office:value="-41.8260249934322">
            <text:p>-41.8260249934</text:p>
          </table:table-cell>
          <table:table-cell table:formula="of:=[.$G$6]-[.T7]" office:value-type="float" office:value="-45.8956655782531">
            <text:p>-45.8956655783</text:p>
          </table:table-cell>
          <table:table-cell table:formula="of:=[.$G$6]-[.U7]" office:value-type="float" office:value="-50.0434928471235">
            <text:p>-50.0434928471</text:p>
          </table:table-cell>
          <table:table-cell table:formula="of:=[.$G$6]-[.V7]" office:value-type="float" office:value="-54.2710089370098">
            <text:p>-54.271008937</text:p>
          </table:table-cell>
          <table:table-cell table:number-columns-repeated="2"/>
        </table:table-row>
        <table:table-row table:style-name="ro1">
          <table:table-cell office:value-type="string">
            <text:p>2012-10-10</text:p>
          </table:table-cell>
          <table:table-cell office:value-type="float" office:value="182.1">
            <text:p>182.1</text:p>
          </table:table-cell>
          <table:table-cell table:formula="of:=LN([.B41]/[.B42])" office:value-type="float" office:value="-0.00438356866325776">
            <text:p>-0.0043835687</text:p>
          </table:table-cell>
          <table:table-cell table:formula="of:=VAR([.C41];[.C42])" office:value-type="float" office:value="0.0000294101731752541">
            <text:p>2.94101731752541E-005</text:p>
          </table:table-cell>
          <table:table-cell table:number-columns-repeated="9"/>
          <table:table-cell table:formula="of:=[.$G$6]-[.N8]" office:value-type="float" office:value="-15.4074023542222">
            <text:p>-15.4074023542</text:p>
          </table:table-cell>
          <table:table-cell table:formula="of:=[.$G$6]-[.O8]" office:value-type="float" office:value="-18.9694834977944">
            <text:p>-18.9694834978</text:p>
          </table:table-cell>
          <table:table-cell table:formula="of:=[.$G$6]-[.P8]" office:value-type="float" office:value="-22.6">
            <text:p>-22.6</text:p>
          </table:table-cell>
          <table:table-cell table:formula="of:=[.$G$6]-[.Q8]" office:value-type="float" office:value="-26.3002666535465">
            <text:p>-26.3002666535</text:p>
          </table:table-cell>
          <table:table-cell table:formula="of:=[.$G$6]-[.R8]" office:value-type="float" office:value="-30.071623511181">
            <text:p>-30.0716235112</text:p>
          </table:table-cell>
          <table:table-cell table:formula="of:=[.$G$6]-[.S8]" office:value-type="float" office:value="-33.9154363709907">
            <text:p>-33.915436371</text:p>
          </table:table-cell>
          <table:table-cell table:formula="of:=[.$G$6]-[.T8]" office:value-type="float" office:value="-37.8330972710268">
            <text:p>-37.833097271</text:p>
          </table:table-cell>
          <table:table-cell table:formula="of:=[.$G$6]-[.U8]" office:value-type="float" office:value="-41.8260249934322">
            <text:p>-41.8260249934</text:p>
          </table:table-cell>
          <table:table-cell table:formula="of:=[.$G$6]-[.V8]" office:value-type="float" office:value="-45.8956655782531">
            <text:p>-45.8956655783</text:p>
          </table:table-cell>
          <table:table-cell table:number-columns-repeated="2"/>
        </table:table-row>
        <table:table-row table:style-name="ro1">
          <table:table-cell office:value-type="string">
            <text:p>2012-10-09</text:p>
          </table:table-cell>
          <table:table-cell office:value-type="float" office:value="182.9">
            <text:p>182.9</text:p>
          </table:table-cell>
          <table:table-cell table:formula="of:=LN([.B42]/[.B43])" office:value-type="float" office:value="0.00328587371220267">
            <text:p>0.0032858737</text:p>
          </table:table-cell>
          <table:table-cell table:formula="of:=VAR([.C42];[.C43])" office:value-type="float" office:value="0.000000157552311144846">
            <text:p>1.57552311144846E-007</text:p>
          </table:table-cell>
          <table:table-cell table:number-columns-repeated="10"/>
          <table:table-cell table:formula="of:=[.$G$6]-[.O9]" office:value-type="float" office:value="-11.9124665604627">
            <text:p>-11.9124665605</text:p>
          </table:table-cell>
          <table:table-cell table:formula="of:=[.$G$6]-[.P9]" office:value-type="float" office:value="-15.4074023542222">
            <text:p>-15.4074023542</text:p>
          </table:table-cell>
          <table:table-cell table:formula="of:=[.$G$6]-[.Q9]" office:value-type="float" office:value="-18.9694834977944">
            <text:p>-18.9694834978</text:p>
          </table:table-cell>
          <table:table-cell table:formula="of:=[.$G$6]-[.R9]" office:value-type="float" office:value="-22.6">
            <text:p>-22.6</text:p>
          </table:table-cell>
          <table:table-cell table:formula="of:=[.$G$6]-[.S9]" office:value-type="float" office:value="-26.3002666535465">
            <text:p>-26.3002666535</text:p>
          </table:table-cell>
          <table:table-cell table:formula="of:=[.$G$6]-[.T9]" office:value-type="float" office:value="-30.071623511181">
            <text:p>-30.0716235112</text:p>
          </table:table-cell>
          <table:table-cell table:formula="of:=[.$G$6]-[.U9]" office:value-type="float" office:value="-33.9154363709907">
            <text:p>-33.915436371</text:p>
          </table:table-cell>
          <table:table-cell table:formula="of:=[.$G$6]-[.V9]" office:value-type="float" office:value="-37.8330972710268">
            <text:p>-37.833097271</text:p>
          </table:table-cell>
          <table:table-cell table:number-columns-repeated="2"/>
        </table:table-row>
        <table:table-row table:style-name="ro1">
          <table:table-cell office:value-type="string">
            <text:p>2012-10-08</text:p>
          </table:table-cell>
          <table:table-cell office:value-type="float" office:value="182.3">
            <text:p>182.3</text:p>
          </table:table-cell>
          <table:table-cell table:formula="of:=LN([.B43]/[.B44])" office:value-type="float" office:value="0.00384721551742449">
            <text:p>0.0038472155</text:p>
          </table:table-cell>
          <table:table-cell table:number-columns-repeated="12"/>
          <table:table-cell table:formula="of:=[.$G$6]-[.P10]" office:value-type="float" office:value="-8.48341042440518">
            <text:p>-8.4834104244</text:p>
          </table:table-cell>
          <table:table-cell table:formula="of:=[.$G$6]-[.Q10]" office:value-type="float" office:value="-11.9124665604627">
            <text:p>-11.9124665605</text:p>
          </table:table-cell>
          <table:table-cell table:formula="of:=[.$G$6]-[.R10]" office:value-type="float" office:value="-15.4074023542222">
            <text:p>-15.4074023542</text:p>
          </table:table-cell>
          <table:table-cell table:formula="of:=[.$G$6]-[.S10]" office:value-type="float" office:value="-18.9694834977944">
            <text:p>-18.9694834978</text:p>
          </table:table-cell>
          <table:table-cell table:formula="of:=[.$G$6]-[.T10]" office:value-type="float" office:value="-22.6">
            <text:p>-22.6</text:p>
          </table:table-cell>
          <table:table-cell table:formula="of:=[.$G$6]-[.U10]" office:value-type="float" office:value="-26.3002666535465">
            <text:p>-26.3002666535</text:p>
          </table:table-cell>
          <table:table-cell table:formula="of:=[.$G$6]-[.V10]" office:value-type="float" office:value="-30.071623511181">
            <text:p>-30.0716235112</text:p>
          </table:table-cell>
          <table:table-cell table:number-columns-repeated="2"/>
        </table:table-row>
        <table:table-row table:style-name="ro1">
          <table:table-cell office:value-type="string">
            <text:p>2012-10-05</text:p>
          </table:table-cell>
          <table:table-cell office:value-type="float" office:value="181.6">
            <text:p>181.6</text:p>
          </table:table-cell>
          <table:table-cell table:number-columns-repeated="14"/>
          <table:table-cell table:formula="of:=[.$G$6]-[.Q11]" office:value-type="float" office:value="-5.11899211227779">
            <text:p>-5.1189921123</text:p>
          </table:table-cell>
          <table:table-cell table:formula="of:=[.$G$6]-[.R11]" office:value-type="float" office:value="-8.48341042440518">
            <text:p>-8.4834104244</text:p>
          </table:table-cell>
          <table:table-cell table:formula="of:=[.$G$6]-[.S11]" office:value-type="float" office:value="-11.9124665604627">
            <text:p>-11.9124665605</text:p>
          </table:table-cell>
          <table:table-cell table:formula="of:=[.$G$6]-[.T11]" office:value-type="float" office:value="-15.4074023542222">
            <text:p>-15.4074023542</text:p>
          </table:table-cell>
          <table:table-cell table:formula="of:=[.$G$6]-[.U11]" office:value-type="float" office:value="-18.9694834977944">
            <text:p>-18.9694834978</text:p>
          </table:table-cell>
          <table:table-cell table:formula="of:=[.$G$6]-[.V11]" office:value-type="float" office:value="-22.6">
            <text:p>-22.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AVERAGE([.D2:.D42])" office:value-type="float" office:value="0.0000574824427955516">
            <text:p>5.74824427955516E-005</text:p>
          </table:table-cell>
          <table:table-cell table:number-columns-repeated="13"/>
          <table:table-cell table:formula="of:=[.$G$6]-[.R12]" office:value-type="float" office:value="-1.81799319891729">
            <text:p>-1.8179931989</text:p>
          </table:table-cell>
          <table:table-cell table:formula="of:=[.$G$6]-[.S12]" office:value-type="float" office:value="-5.11899211227779">
            <text:p>-5.1189921123</text:p>
          </table:table-cell>
          <table:table-cell table:formula="of:=[.$G$6]-[.T12]" office:value-type="float" office:value="-8.48341042440518">
            <text:p>-8.4834104244</text:p>
          </table:table-cell>
          <table:table-cell table:formula="of:=[.$G$6]-[.U12]" office:value-type="float" office:value="-11.9124665604627">
            <text:p>-11.9124665605</text:p>
          </table:table-cell>
          <table:table-cell table:formula="of:=[.$G$6]-[.V12]" office:value-type="float" office:value="-15.4074023542222">
            <text:p>-15.407402354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6"/>
          <table:table-cell table:formula="of:=[.$G$6]-[.S13]" office:value-type="float" office:value="1.42078177348415">
            <text:p>1.4207817735</text:p>
          </table:table-cell>
          <table:table-cell table:formula="of:=[.$G$6]-[.T13]" office:value-type="float" office:value="-1.81799319891729">
            <text:p>-1.8179931989</text:p>
          </table:table-cell>
          <table:table-cell table:formula="of:=[.$G$6]-[.U13]" office:value-type="float" office:value="-5.11899211227779">
            <text:p>-5.1189921123</text:p>
          </table:table-cell>
          <table:table-cell table:formula="of:=[.$G$6]-[.V13]" office:value-type="float" office:value="-8.48341042440518">
            <text:p>-8.483410424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7"/>
          <table:table-cell table:formula="of:=[.$G$6]-[.T14]" office:value-type="float" office:value="4.59850572831428">
            <text:p>4.5985057283</text:p>
          </table:table-cell>
          <table:table-cell table:formula="of:=[.$G$6]-[.U14]" office:value-type="float" office:value="1.42078177348415">
            <text:p>1.4207817735</text:p>
          </table:table-cell>
          <table:table-cell table:formula="of:=[.$G$6]-[.V14]" office:value-type="float" office:value="-1.81799319891729">
            <text:p>-1.8179931989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8"/>
          <table:table-cell table:formula="of:=[.$G$6]-[.U15]" office:value-type="float" office:value="7.71632947931542">
            <text:p>7.7163294793</text:p>
          </table:table-cell>
          <table:table-cell table:formula="of:=[.$G$6]-[.V15]" office:value-type="float" office:value="4.59850572831428">
            <text:p>4.598505728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9"/>
          <table:table-cell table:formula="of:=[.$G$6]-[.V16]" office:value-type="float" office:value="10.775382147352">
            <text:p>10.775382147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2"/>
        </table:table-row>
        <table:table-row table:style-name="ro1">
          <table:table-cell table:style-name="Default" table:number-columns-repeated="2"/>
          <table:table-cell table:number-columns-repeated="9"/>
          <table:table-cell office:value-type="string">
            <text:p>AP0</text:p>
          </table:table-cell>
          <table:table-cell office:value-type="string">
            <text:p>AP1</text:p>
          </table:table-cell>
          <table:table-cell office:value-type="string">
            <text:p>AP2</text:p>
          </table:table-cell>
          <table:table-cell office:value-type="string">
            <text:p>AP3</text:p>
          </table:table-cell>
          <table:table-cell office:value-type="string">
            <text:p>AP4</text:p>
          </table:table-cell>
          <table:table-cell office:value-type="string">
            <text:p>AP5</text:p>
          </table:table-cell>
          <table:table-cell office:value-type="string">
            <text:p>AP6</text:p>
          </table:table-cell>
          <table:table-cell office:value-type="string">
            <text:p>AP7</text:p>
          </table:table-cell>
          <table:table-cell office:value-type="string">
            <text:p>AP8</text:p>
          </table:table-cell>
          <table:table-cell office:value-type="string">
            <text:p>AP9</text:p>
          </table:table-cell>
          <table:table-cell office:value-type="string">
            <text:p>AP1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2"/>
        </table:table-row>
        <table:table-row table:style-name="ro1">
          <table:table-cell table:style-name="Default" table:number-columns-repeated="2"/>
          <table:table-cell table:number-columns-repeated="9"/>
          <table:table-cell table:formula="of:=MAX([.$J$13]*([.$J$10]*[.M54]+[.$J$11]*[.M55]); [.L39])" office:value-type="float" office:value="0.0591643623335909">
            <text:p>0.0591643623</text:p>
          </table:table-cell>
          <table:table-cell table:formula="of:=MAX([.$J$13]*([.$J$10]*[.N54]+[.$J$11]*[.N55]); [.M39])" office:value-type="float" office:value="0.00963538224445026">
            <text:p>0.0096353822</text:p>
          </table:table-cell>
          <table:table-cell table:formula="of:=MAX([.$J$13]*([.$J$10]*[.O54]+[.$J$11]*[.O55]); [.N39])" office:value-type="float" office:value="0">
            <text:p>0</text:p>
          </table:table-cell>
          <table:table-cell table:formula="of:=MAX([.$J$13]*([.$J$10]*[.P54]+[.$J$11]*[.P55]); [.O39])" office:value-type="float" office:value="0">
            <text:p>0</text:p>
          </table:table-cell>
          <table:table-cell table:formula="of:=MAX([.$J$13]*([.$J$10]*[.Q54]+[.$J$11]*[.Q55]); [.P39])" office:value-type="float" office:value="0">
            <text:p>0</text:p>
          </table:table-cell>
          <table:table-cell table:formula="of:=MAX([.$J$13]*([.$J$10]*[.R54]+[.$J$11]*[.R55]); [.Q39])" office:value-type="float" office:value="0">
            <text:p>0</text:p>
          </table:table-cell>
          <table:table-cell table:formula="of:=MAX([.$J$13]*([.$J$10]*[.S54]+[.$J$11]*[.S55]); [.R39])" office:value-type="float" office:value="0">
            <text:p>0</text:p>
          </table:table-cell>
          <table:table-cell table:formula="of:=MAX([.$J$13]*([.$J$10]*[.T54]+[.$J$11]*[.T55]); [.S39])" office:value-type="float" office:value="0">
            <text:p>0</text:p>
          </table:table-cell>
          <table:table-cell table:formula="of:=MAX([.$J$13]*([.$J$10]*[.U54]+[.$J$11]*[.U55]); [.T39])" office:value-type="float" office:value="0">
            <text:p>0</text:p>
          </table:table-cell>
          <table:table-cell table:formula="of:=MAX([.$J$13]*([.$J$10]*[.V54]+[.$J$11]*[.V55]); [.U39])" office:value-type="float" office:value="0">
            <text:p>0</text:p>
          </table:table-cell>
          <table:table-cell table:formula="of:=[.X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0"/>
          <table:table-cell table:formula="of:=MAX([.$J$13]*([.$J$10]*[.N55]+[.$J$11]*[.N56]); [.M40])" office:value-type="float" office:value="0.107927937311614">
            <text:p>0.1079279373</text:p>
          </table:table-cell>
          <table:table-cell table:formula="of:=MAX([.$J$13]*([.$J$10]*[.O55]+[.$J$11]*[.O56]); [.N40])" office:value-type="float" office:value="0.0191208674473122">
            <text:p>0.0191208674</text:p>
          </table:table-cell>
          <table:table-cell table:formula="of:=MAX([.$J$13]*([.$J$10]*[.P55]+[.$J$11]*[.P56]); [.O40])" office:value-type="float" office:value="0">
            <text:p>0</text:p>
          </table:table-cell>
          <table:table-cell table:formula="of:=MAX([.$J$13]*([.$J$10]*[.Q55]+[.$J$11]*[.Q56]); [.P40])" office:value-type="float" office:value="0">
            <text:p>0</text:p>
          </table:table-cell>
          <table:table-cell table:formula="of:=MAX([.$J$13]*([.$J$10]*[.R55]+[.$J$11]*[.R56]); [.Q40])" office:value-type="float" office:value="0">
            <text:p>0</text:p>
          </table:table-cell>
          <table:table-cell table:formula="of:=MAX([.$J$13]*([.$J$10]*[.S55]+[.$J$11]*[.S56]); [.R40])" office:value-type="float" office:value="0">
            <text:p>0</text:p>
          </table:table-cell>
          <table:table-cell table:formula="of:=MAX([.$J$13]*([.$J$10]*[.T55]+[.$J$11]*[.T56]); [.S40])" office:value-type="float" office:value="0">
            <text:p>0</text:p>
          </table:table-cell>
          <table:table-cell table:formula="of:=MAX([.$J$13]*([.$J$10]*[.U55]+[.$J$11]*[.U56]); [.T40])" office:value-type="float" office:value="0">
            <text:p>0</text:p>
          </table:table-cell>
          <table:table-cell table:formula="of:=MAX([.$J$13]*([.$J$10]*[.V55]+[.$J$11]*[.V56]); [.U40])" office:value-type="float" office:value="0">
            <text:p>0</text:p>
          </table:table-cell>
          <table:table-cell table:formula="of:=[.X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1"/>
          <table:table-cell table:formula="of:=MAX([.$J$13]*([.$J$10]*[.O56]+[.$J$11]*[.O57]); [.N41])" office:value-type="float" office:value="0.195363589855499">
            <text:p>0.1953635899</text:p>
          </table:table-cell>
          <table:table-cell table:formula="of:=MAX([.$J$13]*([.$J$10]*[.P56]+[.$J$11]*[.P57]); [.O41])" office:value-type="float" office:value="0.0379442727503896">
            <text:p>0.0379442728</text:p>
          </table:table-cell>
          <table:table-cell table:formula="of:=MAX([.$J$13]*([.$J$10]*[.Q56]+[.$J$11]*[.Q57]); [.P41])" office:value-type="float" office:value="0">
            <text:p>0</text:p>
          </table:table-cell>
          <table:table-cell table:formula="of:=MAX([.$J$13]*([.$J$10]*[.R56]+[.$J$11]*[.R57]); [.Q41])" office:value-type="float" office:value="0">
            <text:p>0</text:p>
          </table:table-cell>
          <table:table-cell table:formula="of:=MAX([.$J$13]*([.$J$10]*[.S56]+[.$J$11]*[.S57]); [.R41])" office:value-type="float" office:value="0">
            <text:p>0</text:p>
          </table:table-cell>
          <table:table-cell table:formula="of:=MAX([.$J$13]*([.$J$10]*[.T56]+[.$J$11]*[.T57]); [.S41])" office:value-type="float" office:value="0">
            <text:p>0</text:p>
          </table:table-cell>
          <table:table-cell table:formula="of:=MAX([.$J$13]*([.$J$10]*[.U56]+[.$J$11]*[.U57]); [.T41])" office:value-type="float" office:value="0">
            <text:p>0</text:p>
          </table:table-cell>
          <table:table-cell table:formula="of:=MAX([.$J$13]*([.$J$10]*[.V56]+[.$J$11]*[.V57]); [.U41])" office:value-type="float" office:value="0">
            <text:p>0</text:p>
          </table:table-cell>
          <table:table-cell table:formula="of:=[.X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2"/>
          <table:table-cell table:formula="of:=MAX([.$J$13]*([.$J$10]*[.P57]+[.$J$11]*[.P58]); [.O42])" office:value-type="float" office:value="0.350354084034563">
            <text:p>0.350354084</text:p>
          </table:table-cell>
          <table:table-cell table:formula="of:=MAX([.$J$13]*([.$J$10]*[.Q57]+[.$J$11]*[.Q58]); [.P42])" office:value-type="float" office:value="0.0752982488123648">
            <text:p>0.0752982488</text:p>
          </table:table-cell>
          <table:table-cell table:formula="of:=MAX([.$J$13]*([.$J$10]*[.R57]+[.$J$11]*[.R58]); [.Q42])" office:value-type="float" office:value="0">
            <text:p>0</text:p>
          </table:table-cell>
          <table:table-cell table:formula="of:=MAX([.$J$13]*([.$J$10]*[.S57]+[.$J$11]*[.S58]); [.R42])" office:value-type="float" office:value="0">
            <text:p>0</text:p>
          </table:table-cell>
          <table:table-cell table:formula="of:=MAX([.$J$13]*([.$J$10]*[.T57]+[.$J$11]*[.T58]); [.S42])" office:value-type="float" office:value="0">
            <text:p>0</text:p>
          </table:table-cell>
          <table:table-cell table:formula="of:=MAX([.$J$13]*([.$J$10]*[.U57]+[.$J$11]*[.U58]); [.T42])" office:value-type="float" office:value="0">
            <text:p>0</text:p>
          </table:table-cell>
          <table:table-cell table:formula="of:=MAX([.$J$13]*([.$J$10]*[.V57]+[.$J$11]*[.V58]); [.U42])" office:value-type="float" office:value="0">
            <text:p>0</text:p>
          </table:table-cell>
          <table:table-cell table:formula="of:=[.X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3"/>
          <table:table-cell table:formula="of:=MAX([.$J$13]*([.$J$10]*[.Q58]+[.$J$11]*[.Q59]); [.P43])" office:value-type="float" office:value="0.621170858620966">
            <text:p>0.6211708586</text:p>
          </table:table-cell>
          <table:table-cell table:formula="of:=MAX([.$J$13]*([.$J$10]*[.R58]+[.$J$11]*[.R59]); [.Q43])" office:value-type="float" office:value="0.149425087456725">
            <text:p>0.1494250875</text:p>
          </table:table-cell>
          <table:table-cell table:formula="of:=MAX([.$J$13]*([.$J$10]*[.S58]+[.$J$11]*[.S59]); [.R43])" office:value-type="float" office:value="0">
            <text:p>0</text:p>
          </table:table-cell>
          <table:table-cell table:formula="of:=MAX([.$J$13]*([.$J$10]*[.T58]+[.$J$11]*[.T59]); [.S43])" office:value-type="float" office:value="0">
            <text:p>0</text:p>
          </table:table-cell>
          <table:table-cell table:formula="of:=MAX([.$J$13]*([.$J$10]*[.U58]+[.$J$11]*[.U59]); [.T43])" office:value-type="float" office:value="0">
            <text:p>0</text:p>
          </table:table-cell>
          <table:table-cell table:formula="of:=MAX([.$J$13]*([.$J$10]*[.V58]+[.$J$11]*[.V59]); [.U43])" office:value-type="float" office:value="0">
            <text:p>0</text:p>
          </table:table-cell>
          <table:table-cell table:formula="of:=[.X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4"/>
          <table:table-cell table:formula="of:=MAX([.$J$13]*([.$J$10]*[.R59]+[.$J$11]*[.R60]); [.Q44])" office:value-type="float" office:value="1.08565702018245">
            <text:p>1.0856570202</text:p>
          </table:table-cell>
          <table:table-cell table:formula="of:=MAX([.$J$13]*([.$J$10]*[.S59]+[.$J$11]*[.S60]); [.R44])" office:value-type="float" office:value="0.296525578132482">
            <text:p>0.2965255781</text:p>
          </table:table-cell>
          <table:table-cell table:formula="of:=MAX([.$J$13]*([.$J$10]*[.T59]+[.$J$11]*[.T60]); [.S44])" office:value-type="float" office:value="0">
            <text:p>0</text:p>
          </table:table-cell>
          <table:table-cell table:formula="of:=MAX([.$J$13]*([.$J$10]*[.U59]+[.$J$11]*[.U60]); [.T44])" office:value-type="float" office:value="0">
            <text:p>0</text:p>
          </table:table-cell>
          <table:table-cell table:formula="of:=MAX([.$J$13]*([.$J$10]*[.V59]+[.$J$11]*[.V60]); [.U44])" office:value-type="float" office:value="0">
            <text:p>0</text:p>
          </table:table-cell>
          <table:table-cell table:formula="of:=[.X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5"/>
          <table:table-cell table:formula="of:=MAX([.$J$13]*([.$J$10]*[.S60]+[.$J$11]*[.S61]); [.R45])" office:value-type="float" office:value="1.86266937967457">
            <text:p>1.8626693797</text:p>
          </table:table-cell>
          <table:table-cell table:formula="of:=MAX([.$J$13]*([.$J$10]*[.T60]+[.$J$11]*[.T61]); [.S45])" office:value-type="float" office:value="0.588438126310399">
            <text:p>0.5884381263</text:p>
          </table:table-cell>
          <table:table-cell table:formula="of:=MAX([.$J$13]*([.$J$10]*[.U60]+[.$J$11]*[.U61]); [.T45])" office:value-type="float" office:value="0">
            <text:p>0</text:p>
          </table:table-cell>
          <table:table-cell table:formula="of:=MAX([.$J$13]*([.$J$10]*[.V60]+[.$J$11]*[.V61]); [.U45])" office:value-type="float" office:value="0">
            <text:p>0</text:p>
          </table:table-cell>
          <table:table-cell table:formula="of:=[.X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6"/>
          <table:table-cell table:formula="of:=MAX([.$J$13]*([.$J$10]*[.T61]+[.$J$11]*[.T62]); [.S46])" office:value-type="float" office:value="3.11738982062406">
            <text:p>3.1173898206</text:p>
          </table:table-cell>
          <table:table-cell table:formula="of:=MAX([.$J$13]*([.$J$10]*[.U61]+[.$J$11]*[.U62]); [.T46])" office:value-type="float" office:value="1.16772195733142">
            <text:p>1.1677219573</text:p>
          </table:table-cell>
          <table:table-cell table:formula="of:=MAX([.$J$13]*([.$J$10]*[.V61]+[.$J$11]*[.V62]); [.U46])" office:value-type="float" office:value="0">
            <text:p>0</text:p>
          </table:table-cell>
          <table:table-cell table:formula="of:=[.X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7"/>
          <table:table-cell table:formula="of:=MAX([.$J$13]*([.$J$10]*[.U62]+[.$J$11]*[.U63]); [.T47])" office:value-type="float" office:value="5.03734661126607">
            <text:p>5.0373466113</text:p>
          </table:table-cell>
          <table:table-cell table:formula="of:=MAX([.$J$13]*([.$J$10]*[.V62]+[.$J$11]*[.V63]); [.U47])" office:value-type="float" office:value="2.31727773688587">
            <text:p>2.3172777369</text:p>
          </table:table-cell>
          <table:table-cell table:formula="of:=[.X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8"/>
          <table:table-cell table:formula="of:=MAX([.$J$13]*([.$J$10]*[.V63]+[.$J$11]*[.V64]); [.U48])" office:value-type="float" office:value="7.71632947931542">
            <text:p>7.7163294793</text:p>
          </table:table-cell>
          <table:table-cell table:formula="of:=[.X15]" office:value-type="float" office:value="4.59850572831428">
            <text:p>4.598505728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19"/>
          <table:table-cell table:formula="of:=[.X16]" office:value-type="float" office:value="10.775382147352">
            <text:p>10.775382147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2"/>
        </table:table-row>
        <table:table-row table:style-name="ro1">
          <table:table-cell table:style-name="Default" table:number-columns-repeated="2"/>
          <table:table-cell table:number-columns-repeated="22"/>
        </table:table-row>
      </table:table>
      <table:named-expressions/>
      <table:database-ranges>
        <table:database-range table:name="__Anonymous_Sheet_DB__0" table:target-range-address="U1a.A2:U1a.B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ngar </meta:initial-creator>
    <meta:creation-date>2012-12-05T13:21:35</meta:creation-date>
    <dc:date>2012-12-06T16:59:24</dc:date>
    <dc:creator>kungar </dc:creator>
    <meta:editing-duration>P1DT2H40M32S</meta:editing-duration>
    <meta:editing-cycles>5</meta:editing-cycles>
    <meta:generator>LibreOffice/3.6$Linux_X86_64 LibreOffice_project/360m1$Build-2</meta:generator>
    <meta:document-statistic meta:table-count="3" meta:cell-count="1686" meta:object-count="0"/>
  </office:meta>
</office:document-meta>
</file>